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645.68pt" svg:y="363.66pt">
            <loext:p draw:notify-on-update-of-ranges="all.B1:all.AK1 all.A2:all.A2 all.B2:all.AK2 all.A9:all.A9 all.B9:all.AK9 all.A16:all.A16 all.B16:all.AK16 all.A23:all.A23 all.B23:all.AK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9pt" svg:y="426.76pt">
            <loext:p draw:notify-on-update-of-ranges="all.B1:all.AK1 all.A6:all.A6 all.B6:all.AK6 all.A13:all.A13 all.B13:all.AK13 all.A20:all.A20 all.B20:all.AK20 all.A27:all.A27 all.B27:all.A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27.89pt" svg:y="699.48pt">
            <loext:p draw:notify-on-update-of-ranges="all.B1:all.AK1 all.A7:all.A7 all.B7:all.AK7 all.A14:all.A14 all.B14:all.AK14 all.A21:all.A21 all.B21:all.AK21 all.A28:all.A28 all.B28:all.AK28 all.A32:all.A32 all.B32:all.AK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avg</text:p>
          </table:table-cell>
          <table:table-cell office:value-type="float" office:value="3946.9317" calcext:value-type="float">
            <text:p>3946.9317</text:p>
          </table:table-cell>
          <table:table-cell office:value-type="float" office:value="2075.6110476191" calcext:value-type="float">
            <text:p>2075.6110476191</text:p>
          </table:table-cell>
          <table:table-cell office:value-type="float" office:value="1478.749" calcext:value-type="float">
            <text:p>1478.749</text:p>
          </table:table-cell>
          <table:table-cell office:value-type="float" office:value="1115.0172857143" calcext:value-type="float">
            <text:p>1115.0172857143</text:p>
          </table:table-cell>
          <table:table-cell office:value-type="float" office:value="926.4664761905" calcext:value-type="float">
            <text:p>926.4664761905</text:p>
          </table:table-cell>
          <table:table-cell office:value-type="float" office:value="786.1506190476" calcext:value-type="float">
            <text:p>786.1506190476</text:p>
          </table:table-cell>
          <table:table-cell office:value-type="float" office:value="683.1020952381" calcext:value-type="float">
            <text:p>683.1020952381</text:p>
          </table:table-cell>
          <table:table-cell office:value-type="float" office:value="602.9103333333" calcext:value-type="float">
            <text:p>602.9103333333</text:p>
          </table:table-cell>
          <table:table-cell office:value-type="float" office:value="546.5090952381" calcext:value-type="float">
            <text:p>546.5090952381</text:p>
          </table:table-cell>
          <table:table-cell office:value-type="float" office:value="510.0468095238" calcext:value-type="float">
            <text:p>510.0468095238</text:p>
          </table:table-cell>
          <table:table-cell office:value-type="float" office:value="487.9440952381" calcext:value-type="float">
            <text:p>487.9440952381</text:p>
          </table:table-cell>
          <table:table-cell office:value-type="float" office:value="458.8526666667" calcext:value-type="float">
            <text:p>458.8526666667</text:p>
          </table:table-cell>
          <table:table-cell office:value-type="float" office:value="437.6033809524" calcext:value-type="float">
            <text:p>437.6033809524</text:p>
          </table:table-cell>
          <table:table-cell office:value-type="float" office:value="416.5978095238" calcext:value-type="float">
            <text:p>416.5978095238</text:p>
          </table:table-cell>
          <table:table-cell office:value-type="float" office:value="399.6705714286" calcext:value-type="float">
            <text:p>399.6705714286</text:p>
          </table:table-cell>
          <table:table-cell office:value-type="float" office:value="386.5671904762" calcext:value-type="float">
            <text:p>386.5671904762</text:p>
          </table:table-cell>
          <table:table-cell office:value-type="float" office:value="379.1827142857" calcext:value-type="float">
            <text:p>379.1827142857</text:p>
          </table:table-cell>
          <table:table-cell office:value-type="float" office:value="371.9817619048" calcext:value-type="float">
            <text:p>371.9817619048</text:p>
          </table:table-cell>
          <table:table-cell office:value-type="float" office:value="354.0816190476" calcext:value-type="float">
            <text:p>354.0816190476</text:p>
          </table:table-cell>
          <table:table-cell office:value-type="float" office:value="371.3864285714" calcext:value-type="float">
            <text:p>371.3864285714</text:p>
          </table:table-cell>
          <table:table-cell office:value-type="float" office:value="336.8736666667" calcext:value-type="float">
            <text:p>336.8736666667</text:p>
          </table:table-cell>
          <table:table-cell office:value-type="float" office:value="342.1413333333" calcext:value-type="float">
            <text:p>342.1413333333</text:p>
          </table:table-cell>
          <table:table-cell office:value-type="float" office:value="335.6907142857" calcext:value-type="float">
            <text:p>335.6907142857</text:p>
          </table:table-cell>
          <table:table-cell office:value-type="float" office:value="344.5124285714" calcext:value-type="float">
            <text:p>344.5124285714</text:p>
          </table:table-cell>
          <table:table-cell office:value-type="float" office:value="314.5243333333" calcext:value-type="float">
            <text:p>314.5243333333</text:p>
          </table:table-cell>
          <table:table-cell office:value-type="float" office:value="329.6388095238" calcext:value-type="float">
            <text:p>329.6388095238</text:p>
          </table:table-cell>
          <table:table-cell office:value-type="float" office:value="330.755047619" calcext:value-type="float">
            <text:p>330.755047619</text:p>
          </table:table-cell>
          <table:table-cell office:value-type="float" office:value="314.6493809524" calcext:value-type="float">
            <text:p>314.6493809524</text:p>
          </table:table-cell>
          <table:table-cell office:value-type="float" office:value="317.8456190476" calcext:value-type="float">
            <text:p>317.8456190476</text:p>
          </table:table-cell>
          <table:table-cell office:value-type="float" office:value="335.1517619048" calcext:value-type="float">
            <text:p>335.1517619048</text:p>
          </table:table-cell>
          <table:table-cell office:value-type="float" office:value="302.5281904762" calcext:value-type="float">
            <text:p>302.5281904762</text:p>
          </table:table-cell>
          <table:table-cell office:value-type="float" office:value="310.6730952381" calcext:value-type="float">
            <text:p>310.6730952381</text:p>
          </table:table-cell>
          <table:table-cell office:value-type="float" office:value="331.9084285714" calcext:value-type="float">
            <text:p>331.9084285714</text:p>
          </table:table-cell>
          <table:table-cell office:value-type="float" office:value="314.3418095238" calcext:value-type="float">
            <text:p>314.3418095238</text:p>
          </table:table-cell>
          <table:table-cell office:value-type="float" office:value="299.0647619048" calcext:value-type="float">
            <text:p>299.0647619048</text:p>
          </table:table-cell>
          <table:table-cell office:value-type="float" office:value="342.4872380952" calcext:value-type="float">
            <text:p>342.487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ax</text:p>
          </table:table-cell>
          <table:table-cell office:value-type="float" office:value="3996.361" calcext:value-type="float">
            <text:p>3996.361</text:p>
          </table:table-cell>
          <table:table-cell office:value-type="float" office:value="2184.342" calcext:value-type="float">
            <text:p>2184.342</text:p>
          </table:table-cell>
          <table:table-cell office:value-type="float" office:value="1537.98" calcext:value-type="float">
            <text:p>1537.98</text:p>
          </table:table-cell>
          <table:table-cell office:value-type="float" office:value="1133.02" calcext:value-type="float">
            <text:p>1133.02</text:p>
          </table:table-cell>
          <table:table-cell office:value-type="float" office:value="946.546" calcext:value-type="float">
            <text:p>946.546</text:p>
          </table:table-cell>
          <table:table-cell office:value-type="float" office:value="803.23" calcext:value-type="float">
            <text:p>803.23</text:p>
          </table:table-cell>
          <table:table-cell office:value-type="float" office:value="695.207" calcext:value-type="float">
            <text:p>695.207</text:p>
          </table:table-cell>
          <table:table-cell office:value-type="float" office:value="617.59" calcext:value-type="float">
            <text:p>617.59</text:p>
          </table:table-cell>
          <table:table-cell office:value-type="float" office:value="558.499" calcext:value-type="float">
            <text:p>558.499</text:p>
          </table:table-cell>
          <table:table-cell office:value-type="float" office:value="525.688" calcext:value-type="float">
            <text:p>525.688</text:p>
          </table:table-cell>
          <table:table-cell office:value-type="float" office:value="500.811" calcext:value-type="float">
            <text:p>500.811</text:p>
          </table:table-cell>
          <table:table-cell office:value-type="float" office:value="488.462" calcext:value-type="float">
            <text:p>488.462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51.182" calcext:value-type="float">
            <text:p>451.182</text:p>
          </table:table-cell>
          <table:table-cell office:value-type="float" office:value="434.758" calcext:value-type="float">
            <text:p>434.758</text:p>
          </table:table-cell>
          <table:table-cell office:value-type="float" office:value="437.191" calcext:value-type="float">
            <text:p>437.191</text:p>
          </table:table-cell>
          <table:table-cell office:value-type="float" office:value="429.207" calcext:value-type="float">
            <text:p>429.207</text:p>
          </table:table-cell>
          <table:table-cell office:value-type="float" office:value="419.819" calcext:value-type="float">
            <text:p>419.819</text:p>
          </table:table-cell>
          <table:table-cell office:value-type="float" office:value="435.318" calcext:value-type="float">
            <text:p>435.318</text:p>
          </table:table-cell>
          <table:table-cell office:value-type="float" office:value="414.334" calcext:value-type="float">
            <text:p>414.334</text:p>
          </table:table-cell>
          <table:table-cell office:value-type="float" office:value="449.698" calcext:value-type="float">
            <text:p>449.698</text:p>
          </table:table-cell>
          <table:table-cell office:value-type="float" office:value="440.421" calcext:value-type="float">
            <text:p>440.421</text:p>
          </table:table-cell>
          <table:table-cell office:value-type="float" office:value="427.807" calcext:value-type="float">
            <text:p>427.807</text:p>
          </table:table-cell>
          <table:table-cell office:value-type="float" office:value="460.503" calcext:value-type="float">
            <text:p>460.503</text:p>
          </table:table-cell>
          <table:table-cell office:value-type="float" office:value="387.995" calcext:value-type="float">
            <text:p>387.995</text:p>
          </table:table-cell>
          <table:table-cell office:value-type="float" office:value="510.153" calcext:value-type="float">
            <text:p>510.153</text:p>
          </table:table-cell>
          <table:table-cell office:value-type="float" office:value="458.226" calcext:value-type="float">
            <text:p>458.226</text:p>
          </table:table-cell>
          <table:table-cell office:value-type="float" office:value="421.861" calcext:value-type="float">
            <text:p>421.861</text:p>
          </table:table-cell>
          <table:table-cell office:value-type="float" office:value="425.349" calcext:value-type="float">
            <text:p>425.349</text:p>
          </table:table-cell>
          <table:table-cell office:value-type="float" office:value="507.055" calcext:value-type="float">
            <text:p>507.055</text:p>
          </table:table-cell>
          <table:table-cell office:value-type="float" office:value="385.401" calcext:value-type="float">
            <text:p>385.401</text:p>
          </table:table-cell>
          <table:table-cell office:value-type="float" office:value="431.121" calcext:value-type="float">
            <text:p>431.121</text:p>
          </table:table-cell>
          <table:table-cell office:value-type="float" office:value="441.76" calcext:value-type="float">
            <text:p>441.76</text:p>
          </table:table-cell>
          <table:table-cell office:value-type="float" office:value="393.158" calcext:value-type="float">
            <text:p>393.158</text:p>
          </table:table-cell>
          <table:table-cell office:value-type="float" office:value="376.945" calcext:value-type="float">
            <text:p>376.945</text:p>
          </table:table-cell>
          <table:table-cell office:value-type="float" office:value="480.215" calcext:value-type="float">
            <text:p>480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in</text:p>
          </table:table-cell>
          <table:table-cell office:value-type="float" office:value="3892.418" calcext:value-type="float">
            <text:p>3892.418</text:p>
          </table:table-cell>
          <table:table-cell office:value-type="float" office:value="1987.028" calcext:value-type="float">
            <text:p>1987.028</text:p>
          </table:table-cell>
          <table:table-cell office:value-type="float" office:value="1433.104" calcext:value-type="float">
            <text:p>1433.104</text:p>
          </table:table-cell>
          <table:table-cell office:value-type="float" office:value="1086.057" calcext:value-type="float">
            <text:p>1086.057</text:p>
          </table:table-cell>
          <table:table-cell office:value-type="float" office:value="905.897" calcext:value-type="float">
            <text:p>905.897</text:p>
          </table:table-cell>
          <table:table-cell office:value-type="float" office:value="771.16" calcext:value-type="float">
            <text:p>771.16</text:p>
          </table:table-cell>
          <table:table-cell office:value-type="float" office:value="668.079" calcext:value-type="float">
            <text:p>668.079</text:p>
          </table:table-cell>
          <table:table-cell office:value-type="float" office:value="587.415" calcext:value-type="float">
            <text:p>587.415</text:p>
          </table:table-cell>
          <table:table-cell office:value-type="float" office:value="521.042" calcext:value-type="float">
            <text:p>521.042</text:p>
          </table:table-cell>
          <table:table-cell office:value-type="float" office:value="493.683" calcext:value-type="float">
            <text:p>493.683</text:p>
          </table:table-cell>
          <table:table-cell office:value-type="float" office:value="453.834" calcext:value-type="float">
            <text:p>453.834</text:p>
          </table:table-cell>
          <table:table-cell office:value-type="float" office:value="420.945" calcext:value-type="float">
            <text:p>420.945</text:p>
          </table:table-cell>
          <table:table-cell office:value-type="float" office:value="398.399" calcext:value-type="float">
            <text:p>398.399</text:p>
          </table:table-cell>
          <table:table-cell office:value-type="float" office:value="374.257" calcext:value-type="float">
            <text:p>374.257</text:p>
          </table:table-cell>
          <table:table-cell office:value-type="float" office:value="363.902" calcext:value-type="float">
            <text:p>363.902</text:p>
          </table:table-cell>
          <table:table-cell office:value-type="float" office:value="356.806" calcext:value-type="float">
            <text:p>356.806</text:p>
          </table:table-cell>
          <table:table-cell office:value-type="float" office:value="341.857" calcext:value-type="float">
            <text:p>341.857</text:p>
          </table:table-cell>
          <table:table-cell office:value-type="float" office:value="318.667" calcext:value-type="float">
            <text:p>318.667</text:p>
          </table:table-cell>
          <table:table-cell office:value-type="float" office:value="306.8" calcext:value-type="float">
            <text:p>306.8</text:p>
          </table:table-cell>
          <table:table-cell office:value-type="float" office:value="306.274" calcext:value-type="float">
            <text:p>306.274</text:p>
          </table:table-cell>
          <table:table-cell office:value-type="float" office:value="298.773" calcext:value-type="float">
            <text:p>298.773</text:p>
          </table:table-cell>
          <table:table-cell office:value-type="float" office:value="293.296" calcext:value-type="float">
            <text:p>293.296</text:p>
          </table:table-cell>
          <table:table-cell office:value-type="float" office:value="274.968" calcext:value-type="float">
            <text:p>274.968</text:p>
          </table:table-cell>
          <table:table-cell office:value-type="float" office:value="266.794" calcext:value-type="float">
            <text:p>266.794</text:p>
          </table:table-cell>
          <table:table-cell office:value-type="float" office:value="276.237" calcext:value-type="float">
            <text:p>276.237</text:p>
          </table:table-cell>
          <table:table-cell office:value-type="float" office:value="277.925" calcext:value-type="float">
            <text:p>277.925</text:p>
          </table:table-cell>
          <table:table-cell office:value-type="float" office:value="268.668" calcext:value-type="float">
            <text:p>268.668</text:p>
          </table:table-cell>
          <table:table-cell office:value-type="float" office:value="270.757" calcext:value-type="float">
            <text:p>270.757</text:p>
          </table:table-cell>
          <table:table-cell office:value-type="float" office:value="266.197" calcext:value-type="float">
            <text:p>266.197</text:p>
          </table:table-cell>
          <table:table-cell office:value-type="float" office:value="267.814" calcext:value-type="float">
            <text:p>267.814</text:p>
          </table:table-cell>
          <table:table-cell office:value-type="float" office:value="261.184" calcext:value-type="float">
            <text:p>261.184</text:p>
          </table:table-cell>
          <table:table-cell office:value-type="float" office:value="260.932" calcext:value-type="float">
            <text:p>260.932</text:p>
          </table:table-cell>
          <table:table-cell office:value-type="float" office:value="262.903" calcext:value-type="float">
            <text:p>262.903</text:p>
          </table:table-cell>
          <table:table-cell office:value-type="float" office:value="251.82" calcext:value-type="float">
            <text:p>251.82</text:p>
          </table:table-cell>
          <table:table-cell office:value-type="float" office:value="260.712" calcext:value-type="float">
            <text:p>260.712</text:p>
          </table:table-cell>
          <table:table-cell office:value-type="float" office:value="266.613" calcext:value-type="float">
            <text:p>266.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td</text:p>
          </table:table-cell>
          <table:table-cell office:value-type="float" office:value="24.6372172153" calcext:value-type="float">
            <text:p>24.6372172153</text:p>
          </table:table-cell>
          <table:table-cell office:value-type="float" office:value="37.7602225781" calcext:value-type="float">
            <text:p>37.7602225781</text:p>
          </table:table-cell>
          <table:table-cell office:value-type="float" office:value="25.1346258078" calcext:value-type="float">
            <text:p>25.1346258078</text:p>
          </table:table-cell>
          <table:table-cell office:value-type="float" office:value="12.5705694785" calcext:value-type="float">
            <text:p>12.5705694785</text:p>
          </table:table-cell>
          <table:table-cell office:value-type="float" office:value="11.2262553936" calcext:value-type="float">
            <text:p>11.2262553936</text:p>
          </table:table-cell>
          <table:table-cell office:value-type="float" office:value="10.539697403" calcext:value-type="float">
            <text:p>10.539697403</text:p>
          </table:table-cell>
          <table:table-cell office:value-type="float" office:value="7.8438940451" calcext:value-type="float">
            <text:p>7.8438940451</text:p>
          </table:table-cell>
          <table:table-cell office:value-type="float" office:value="8.9387481021" calcext:value-type="float">
            <text:p>8.9387481021</text:p>
          </table:table-cell>
          <table:table-cell office:value-type="float" office:value="10.3960539432" calcext:value-type="float">
            <text:p>10.3960539432</text:p>
          </table:table-cell>
          <table:table-cell office:value-type="float" office:value="9.8007778447" calcext:value-type="float">
            <text:p>9.8007778447</text:p>
          </table:table-cell>
          <table:table-cell office:value-type="float" office:value="10.0264404945" calcext:value-type="float">
            <text:p>10.0264404945</text:p>
          </table:table-cell>
          <table:table-cell office:value-type="float" office:value="20.0000086808" calcext:value-type="float">
            <text:p>20.0000086808</text:p>
          </table:table-cell>
          <table:table-cell office:value-type="float" office:value="22.2200861665" calcext:value-type="float">
            <text:p>22.2200861665</text:p>
          </table:table-cell>
          <table:table-cell office:value-type="float" office:value="24.4977436219" calcext:value-type="float">
            <text:p>24.4977436219</text:p>
          </table:table-cell>
          <table:table-cell office:value-type="float" office:value="19.9561471596" calcext:value-type="float">
            <text:p>19.9561471596</text:p>
          </table:table-cell>
          <table:table-cell office:value-type="float" office:value="25.1891463643" calcext:value-type="float">
            <text:p>25.1891463643</text:p>
          </table:table-cell>
          <table:table-cell office:value-type="float" office:value="27.5026058532" calcext:value-type="float">
            <text:p>27.5026058532</text:p>
          </table:table-cell>
          <table:table-cell office:value-type="float" office:value="33.378052876" calcext:value-type="float">
            <text:p>33.378052876</text:p>
          </table:table-cell>
          <table:table-cell office:value-type="float" office:value="38.4377512681" calcext:value-type="float">
            <text:p>38.4377512681</text:p>
          </table:table-cell>
          <table:table-cell office:value-type="float" office:value="30.9843445381" calcext:value-type="float">
            <text:p>30.9843445381</text:p>
          </table:table-cell>
          <table:table-cell office:value-type="float" office:value="41.1820623504" calcext:value-type="float">
            <text:p>41.1820623504</text:p>
          </table:table-cell>
          <table:table-cell office:value-type="float" office:value="39.5076609486" calcext:value-type="float">
            <text:p>39.5076609486</text:p>
          </table:table-cell>
          <table:table-cell office:value-type="float" office:value="49.9663251832" calcext:value-type="float">
            <text:p>49.9663251832</text:p>
          </table:table-cell>
          <table:table-cell office:value-type="float" office:value="54.1207130446" calcext:value-type="float">
            <text:p>54.1207130446</text:p>
          </table:table-cell>
          <table:table-cell office:value-type="float" office:value="29.5412639139" calcext:value-type="float">
            <text:p>29.5412639139</text:p>
          </table:table-cell>
          <table:table-cell office:value-type="float" office:value="60.5719684108" calcext:value-type="float">
            <text:p>60.5719684108</text:p>
          </table:table-cell>
          <table:table-cell office:value-type="float" office:value="48.8118001107" calcext:value-type="float">
            <text:p>48.8118001107</text:p>
          </table:table-cell>
          <table:table-cell office:value-type="float" office:value="42.0658898949" calcext:value-type="float">
            <text:p>42.0658898949</text:p>
          </table:table-cell>
          <table:table-cell office:value-type="float" office:value="51.6308546089" calcext:value-type="float">
            <text:p>51.6308546089</text:p>
          </table:table-cell>
          <table:table-cell office:value-type="float" office:value="62.0864131481" calcext:value-type="float">
            <text:p>62.0864131481</text:p>
          </table:table-cell>
          <table:table-cell office:value-type="float" office:value="40.7372911417" calcext:value-type="float">
            <text:p>40.7372911417</text:p>
          </table:table-cell>
          <table:table-cell office:value-type="float" office:value="43.7130070756" calcext:value-type="float">
            <text:p>43.7130070756</text:p>
          </table:table-cell>
          <table:table-cell office:value-type="float" office:value="56.7712976702" calcext:value-type="float">
            <text:p>56.7712976702</text:p>
          </table:table-cell>
          <table:table-cell office:value-type="float" office:value="46.4723375339" calcext:value-type="float">
            <text:p>46.4723375339</text:p>
          </table:table-cell>
          <table:table-cell office:value-type="float" office:value="33.5143099629" calcext:value-type="float">
            <text:p>33.5143099629</text:p>
          </table:table-cell>
          <table:table-cell office:value-type="float" office:value="70.6292813208" calcext:value-type="float">
            <text:p>70.6292813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pu</text:p>
          </table:table-cell>
          <table:table-cell table:formula="of:=[.B30]/[.B2]" office:value-type="float" office:value="0.716062846995807" calcext:value-type="float">
            <text:p>0.716062847</text:p>
          </table:table-cell>
          <table:table-cell table:formula="of:=[.B30]/[.C2]" office:value-type="float" office:value="1.36164776789078" calcext:value-type="float">
            <text:p>1.3616477679</text:p>
          </table:table-cell>
          <table:table-cell table:formula="of:=[.B30]/[.D2]" office:value-type="float" office:value="1.9112446737073" calcext:value-type="float">
            <text:p>1.9112446737</text:p>
          </table:table-cell>
          <table:table-cell table:formula="of:=[.B30]/[.E2]" office:value-type="float" office:value="2.53471509922777" calcext:value-type="float">
            <text:p>2.5347150992</text:p>
          </table:table-cell>
          <table:table-cell table:formula="of:=[.B30]/[.F2]" office:value-type="float" office:value="3.05057033646932" calcext:value-type="float">
            <text:p>3.0505703365</text:p>
          </table:table-cell>
          <table:table-cell table:formula="of:=[.B30]/[.G2]" office:value-type="float" office:value="3.59505046682266" calcext:value-type="float">
            <text:p>3.5950504668</text:p>
          </table:table-cell>
          <table:table-cell table:formula="of:=[.B30]/[.H2]" office:value-type="float" office:value="4.13737736965203" calcext:value-type="float">
            <text:p>4.1373773697</text:p>
          </table:table-cell>
          <table:table-cell table:formula="of:=[.B30]/[.I2]" office:value-type="float" office:value="4.68768072753796" calcext:value-type="float">
            <text:p>4.6876807275</text:p>
          </table:table-cell>
          <table:table-cell table:formula="of:=[.B30]/[.J2]" office:value-type="float" office:value="5.17146224029204" calcext:value-type="float">
            <text:p>5.1714622403</text:p>
          </table:table-cell>
          <table:table-cell table:formula="of:=[.B30]/[.K2]" office:value-type="float" office:value="5.54116033514395" calcext:value-type="float">
            <text:p>5.5411603351</text:p>
          </table:table-cell>
          <table:table-cell table:formula="of:=[.B30]/[.L2]" office:value-type="float" office:value="5.79216180210335" calcext:value-type="float">
            <text:p>5.7921618021</text:p>
          </table:table-cell>
          <table:table-cell table:formula="of:=[.B30]/[.M2]" office:value-type="float" office:value="6.15938700003878" calcext:value-type="float">
            <text:p>6.159387</text:p>
          </table:table-cell>
          <table:table-cell table:formula="of:=[.B30]/[.N2]" office:value-type="float" office:value="6.45847649496891" calcext:value-type="float">
            <text:p>6.458476495</text:p>
          </table:table-cell>
          <table:table-cell table:formula="of:=[.B30]/[.O2]" office:value-type="float" office:value="6.78412388493017" calcext:value-type="float">
            <text:p>6.7841238849</text:p>
          </table:table-cell>
          <table:table-cell table:formula="of:=[.B30]/[.P2]" office:value-type="float" office:value="7.0714517205951" calcext:value-type="float">
            <text:p>7.0714517206</text:p>
          </table:table-cell>
          <table:table-cell table:formula="of:=[.B30]/[.Q2]" office:value-type="float" office:value="7.31115112619472" calcext:value-type="float">
            <text:p>7.3111511262</text:p>
          </table:table-cell>
          <table:table-cell table:formula="of:=[.B30]/[.R2]" office:value-type="float" office:value="7.45353372799195" calcext:value-type="float">
            <text:p>7.453533728</text:p>
          </table:table-cell>
          <table:table-cell table:formula="of:=[.B30]/[.S2]" office:value-type="float" office:value="7.59782182741344" calcext:value-type="float">
            <text:p>7.5978218274</text:p>
          </table:table-cell>
          <table:table-cell table:formula="of:=[.B30]/[.T2]" office:value-type="float" office:value="7.98191998105403" calcext:value-type="float">
            <text:p>7.9819199811</text:p>
          </table:table-cell>
          <table:table-cell table:formula="of:=[.B30]/[.U2]" office:value-type="float" office:value="7.61000115397767" calcext:value-type="float">
            <text:p>7.610001154</text:p>
          </table:table-cell>
          <table:table-cell table:formula="of:=[.B30]/[.V2]" office:value-type="float" office:value="8.38964700911535" calcext:value-type="float">
            <text:p>8.3896470091</text:p>
          </table:table-cell>
          <table:table-cell table:formula="of:=[.B30]/[.W2]" office:value-type="float" office:value="8.26047856441473" calcext:value-type="float">
            <text:p>8.2604785644</text:p>
          </table:table-cell>
          <table:table-cell table:formula="of:=[.B30]/[.X2]" office:value-type="float" office:value="8.41921158294129" calcext:value-type="float">
            <text:p>8.4192115829</text:p>
          </table:table-cell>
          <table:table-cell table:formula="of:=[.B30]/[.Y2]" office:value-type="float" office:value="8.20362609766998" calcext:value-type="float">
            <text:p>8.2036260977</text:p>
          </table:table-cell>
          <table:table-cell table:formula="of:=[.B30]/[.Z2]" office:value-type="float" office:value="8.98579489875283" calcext:value-type="float">
            <text:p>8.9857948988</text:p>
          </table:table-cell>
          <table:table-cell table:formula="of:=[.B30]/[.AA2]" office:value-type="float" office:value="8.57378157044929" calcext:value-type="float">
            <text:p>8.5737815704</text:p>
          </table:table-cell>
          <table:table-cell table:formula="of:=[.B30]/[.AB2]" office:value-type="float" office:value="8.54484661789829" calcext:value-type="float">
            <text:p>8.5448466179</text:p>
          </table:table-cell>
          <table:table-cell table:formula="of:=[.B30]/[.AC2]" office:value-type="float" office:value="8.98222377379333" calcext:value-type="float">
            <text:p>8.9822237738</text:p>
          </table:table-cell>
          <table:table-cell table:formula="of:=[.B30]/[.AD2]" office:value-type="float" office:value="8.89189902465431" calcext:value-type="float">
            <text:p>8.8918990247</text:p>
          </table:table-cell>
          <table:table-cell table:formula="of:=[.B30]/[.AE2]" office:value-type="float" office:value="8.43275038727917" calcext:value-type="float">
            <text:p>8.4327503873</text:p>
          </table:table-cell>
          <table:table-cell table:formula="of:=[.B30]/[.AF2]" office:value-type="float" office:value="9.34210840170395" calcext:value-type="float">
            <text:p>9.3421084017</text:p>
          </table:table-cell>
          <table:table-cell table:formula="of:=[.B30]/[.AG2]" office:value-type="float" office:value="9.09718669984589" calcext:value-type="float">
            <text:p>9.0971866998</text:p>
          </table:table-cell>
          <table:table-cell table:formula="of:=[.B30]/[.AH2]" office:value-type="float" office:value="8.51515329744637" calcext:value-type="float">
            <text:p>8.5151532974</text:p>
          </table:table-cell>
          <table:table-cell table:formula="of:=[.B30]/[.AI2]" office:value-type="float" office:value="8.99101253594461" calcext:value-type="float">
            <text:p>8.9910125359</text:p>
          </table:table-cell>
          <table:table-cell table:formula="of:=[.B30]/[.AJ2]" office:value-type="float" office:value="9.45029809596782" calcext:value-type="float">
            <text:p>9.450298096</text:p>
          </table:table-cell>
          <table:table-cell table:formula="of:=[.B30]/[.AK2]" office:value-type="float" office:value="8.2521356583056" calcext:value-type="float">
            <text:p>8.2521356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eff</text:p>
          </table:table-cell>
          <table:table-cell table:formula="of:=[.B6]/[.B1]" office:value-type="float" office:value="0.716062846995807" calcext:value-type="float">
            <text:p>0.716062847</text:p>
          </table:table-cell>
          <table:table-cell table:formula="of:=[.C6]/[.C1]" office:value-type="float" office:value="0.680823883945392" calcext:value-type="float">
            <text:p>0.6808238839</text:p>
          </table:table-cell>
          <table:table-cell table:formula="of:=[.D6]/[.D1]" office:value-type="float" office:value="0.637081557902434" calcext:value-type="float">
            <text:p>0.6370815579</text:p>
          </table:table-cell>
          <table:table-cell table:formula="of:=[.E6]/[.E1]" office:value-type="float" office:value="0.633678774806942" calcext:value-type="float">
            <text:p>0.6336787748</text:p>
          </table:table-cell>
          <table:table-cell table:formula="of:=[.F6]/[.F1]" office:value-type="float" office:value="0.610114067293864" calcext:value-type="float">
            <text:p>0.6101140673</text:p>
          </table:table-cell>
          <table:table-cell table:formula="of:=[.G6]/[.G1]" office:value-type="float" office:value="0.599175077803777" calcext:value-type="float">
            <text:p>0.5991750778</text:p>
          </table:table-cell>
          <table:table-cell table:formula="of:=[.H6]/[.H1]" office:value-type="float" office:value="0.59105390995029" calcext:value-type="float">
            <text:p>0.59105391</text:p>
          </table:table-cell>
          <table:table-cell table:formula="of:=[.I6]/[.I1]" office:value-type="float" office:value="0.585960090942246" calcext:value-type="float">
            <text:p>0.5859600909</text:p>
          </table:table-cell>
          <table:table-cell table:formula="of:=[.J6]/[.J1]" office:value-type="float" office:value="0.574606915588004" calcext:value-type="float">
            <text:p>0.5746069156</text:p>
          </table:table-cell>
          <table:table-cell table:formula="of:=[.K6]/[.K1]" office:value-type="float" office:value="0.554116033514395" calcext:value-type="float">
            <text:p>0.5541160335</text:p>
          </table:table-cell>
          <table:table-cell table:formula="of:=[.L6]/[.L1]" office:value-type="float" office:value="0.526560163827577" calcext:value-type="float">
            <text:p>0.5265601638</text:p>
          </table:table-cell>
          <table:table-cell table:formula="of:=[.M6]/[.M1]" office:value-type="float" office:value="0.513282250003232" calcext:value-type="float">
            <text:p>0.51328225</text:p>
          </table:table-cell>
          <table:table-cell table:formula="of:=[.N6]/[.N1]" office:value-type="float" office:value="0.496805884228378" calcext:value-type="float">
            <text:p>0.4968058842</text:p>
          </table:table-cell>
          <table:table-cell table:formula="of:=[.O6]/[.O1]" office:value-type="float" office:value="0.484580277495012" calcext:value-type="float">
            <text:p>0.4845802775</text:p>
          </table:table-cell>
          <table:table-cell table:formula="of:=[.P6]/[.P1]" office:value-type="float" office:value="0.47143011470634" calcext:value-type="float">
            <text:p>0.4714301147</text:p>
          </table:table-cell>
          <table:table-cell table:formula="of:=[.Q6]/[.Q1]" office:value-type="float" office:value="0.45694694538717" calcext:value-type="float">
            <text:p>0.4569469454</text:p>
          </table:table-cell>
          <table:table-cell table:formula="of:=[.R6]/[.R1]" office:value-type="float" office:value="0.438443160470115" calcext:value-type="float">
            <text:p>0.4384431605</text:p>
          </table:table-cell>
          <table:table-cell table:formula="of:=[.S6]/[.S1]" office:value-type="float" office:value="0.42210121263408" calcext:value-type="float">
            <text:p>0.4221012126</text:p>
          </table:table-cell>
          <table:table-cell table:formula="of:=[.T6]/[.T1]" office:value-type="float" office:value="0.420101051634423" calcext:value-type="float">
            <text:p>0.4201010516</text:p>
          </table:table-cell>
          <table:table-cell table:formula="of:=[.U6]/[.U1]" office:value-type="float" office:value="0.380500057698884" calcext:value-type="float">
            <text:p>0.3805000577</text:p>
          </table:table-cell>
          <table:table-cell table:formula="of:=[.V6]/[.V1]" office:value-type="float" office:value="0.399507000434064" calcext:value-type="float">
            <text:p>0.3995070004</text:p>
          </table:table-cell>
          <table:table-cell table:formula="of:=[.W6]/[.W1]" office:value-type="float" office:value="0.375476298382488" calcext:value-type="float">
            <text:p>0.3754762984</text:p>
          </table:table-cell>
          <table:table-cell table:formula="of:=[.X6]/[.X1]" office:value-type="float" office:value="0.366052677519186" calcext:value-type="float">
            <text:p>0.3660526775</text:p>
          </table:table-cell>
          <table:table-cell table:formula="of:=[.Y6]/[.Y1]" office:value-type="float" office:value="0.341817754069582" calcext:value-type="float">
            <text:p>0.3418177541</text:p>
          </table:table-cell>
          <table:table-cell table:formula="of:=[.Z6]/[.Z1]" office:value-type="float" office:value="0.359431795950113" calcext:value-type="float">
            <text:p>0.359431796</text:p>
          </table:table-cell>
          <table:table-cell table:formula="of:=[.AA6]/[.AA1]" office:value-type="float" office:value="0.329760829632665" calcext:value-type="float">
            <text:p>0.3297608296</text:p>
          </table:table-cell>
          <table:table-cell table:formula="of:=[.AB6]/[.AB1]" office:value-type="float" office:value="0.3164758006629" calcext:value-type="float">
            <text:p>0.3164758007</text:p>
          </table:table-cell>
          <table:table-cell table:formula="of:=[.AC6]/[.AC1]" office:value-type="float" office:value="0.320793706206904" calcext:value-type="float">
            <text:p>0.3207937062</text:p>
          </table:table-cell>
          <table:table-cell table:formula="of:=[.AD6]/[.AD1]" office:value-type="float" office:value="0.3066172077467" calcext:value-type="float">
            <text:p>0.3066172077</text:p>
          </table:table-cell>
          <table:table-cell table:formula="of:=[.AE6]/[.AE1]" office:value-type="float" office:value="0.281091679575972" calcext:value-type="float">
            <text:p>0.2810916796</text:p>
          </table:table-cell>
          <table:table-cell table:formula="of:=[.AF6]/[.AF1]" office:value-type="float" office:value="0.301358335538837" calcext:value-type="float">
            <text:p>0.3013583355</text:p>
          </table:table-cell>
          <table:table-cell table:formula="of:=[.AG6]/[.AG1]" office:value-type="float" office:value="0.284287084370184" calcext:value-type="float">
            <text:p>0.2842870844</text:p>
          </table:table-cell>
          <table:table-cell table:formula="of:=[.AH6]/[.AH1]" office:value-type="float" office:value="0.258034948407466" calcext:value-type="float">
            <text:p>0.2580349484</text:p>
          </table:table-cell>
          <table:table-cell table:formula="of:=[.AI6]/[.AI1]" office:value-type="float" office:value="0.264441545174842" calcext:value-type="float">
            <text:p>0.2644415452</text:p>
          </table:table-cell>
          <table:table-cell table:formula="of:=[.AJ6]/[.AJ1]" office:value-type="float" office:value="0.270008517027652" calcext:value-type="float">
            <text:p>0.270008517</text:p>
          </table:table-cell>
          <table:table-cell table:formula="of:=[.AK6]/[.AK1]" office:value-type="float" office:value="0.229225990508489" calcext:value-type="float">
            <text:p>0.2292259905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1_avg</text:p>
          </table:table-cell>
          <table:table-cell office:value-type="float" office:value="4447.43825" calcext:value-type="float">
            <text:p>4447.43825</text:p>
          </table:table-cell>
          <table:table-cell office:value-type="float" office:value="2237.7362857143" calcext:value-type="float">
            <text:p>2237.7362857143</text:p>
          </table:table-cell>
          <table:table-cell office:value-type="float" office:value="1605.1913333333" calcext:value-type="float">
            <text:p>1605.1913333333</text:p>
          </table:table-cell>
          <table:table-cell office:value-type="float" office:value="1208.0083333333" calcext:value-type="float">
            <text:p>1208.0083333333</text:p>
          </table:table-cell>
          <table:table-cell office:value-type="float" office:value="1019.4760952381" calcext:value-type="float">
            <text:p>1019.4760952381</text:p>
          </table:table-cell>
          <table:table-cell office:value-type="float" office:value="860.9372380952" calcext:value-type="float">
            <text:p>860.9372380952</text:p>
          </table:table-cell>
          <table:table-cell office:value-type="float" office:value="749.6591428571" calcext:value-type="float">
            <text:p>749.6591428571</text:p>
          </table:table-cell>
          <table:table-cell office:value-type="float" office:value="665.8886190476" calcext:value-type="float">
            <text:p>665.8886190476</text:p>
          </table:table-cell>
          <table:table-cell office:value-type="float" office:value="593.6542857143" calcext:value-type="float">
            <text:p>593.6542857143</text:p>
          </table:table-cell>
          <table:table-cell office:value-type="float" office:value="549.6911904762" calcext:value-type="float">
            <text:p>549.6911904762</text:p>
          </table:table-cell>
          <table:table-cell office:value-type="float" office:value="524.080952381" calcext:value-type="float">
            <text:p>524.080952381</text:p>
          </table:table-cell>
          <table:table-cell office:value-type="float" office:value="491.9764761905" calcext:value-type="float">
            <text:p>491.9764761905</text:p>
          </table:table-cell>
          <table:table-cell office:value-type="float" office:value="485.8716666667" calcext:value-type="float">
            <text:p>485.8716666667</text:p>
          </table:table-cell>
          <table:table-cell office:value-type="float" office:value="450.2132857143" calcext:value-type="float">
            <text:p>450.2132857143</text:p>
          </table:table-cell>
          <table:table-cell office:value-type="float" office:value="439.4411904762" calcext:value-type="float">
            <text:p>439.4411904762</text:p>
          </table:table-cell>
          <table:table-cell office:value-type="float" office:value="427.8784761905" calcext:value-type="float">
            <text:p>427.8784761905</text:p>
          </table:table-cell>
          <table:table-cell office:value-type="float" office:value="412.3868571429" calcext:value-type="float">
            <text:p>412.3868571429</text:p>
          </table:table-cell>
          <table:table-cell office:value-type="float" office:value="409.3198571429" calcext:value-type="float">
            <text:p>409.3198571429</text:p>
          </table:table-cell>
          <table:table-cell office:value-type="float" office:value="381.1566190476" calcext:value-type="float">
            <text:p>381.1566190476</text:p>
          </table:table-cell>
          <table:table-cell office:value-type="float" office:value="371.4752380952" calcext:value-type="float">
            <text:p>371.4752380952</text:p>
          </table:table-cell>
          <table:table-cell office:value-type="float" office:value="368.9862857143" calcext:value-type="float">
            <text:p>368.9862857143</text:p>
          </table:table-cell>
          <table:table-cell office:value-type="float" office:value="369.934" calcext:value-type="float">
            <text:p>369.934</text:p>
          </table:table-cell>
          <table:table-cell office:value-type="float" office:value="359.5800952381" calcext:value-type="float">
            <text:p>359.5800952381</text:p>
          </table:table-cell>
          <table:table-cell office:value-type="float" office:value="330.772047619" calcext:value-type="float">
            <text:p>330.772047619</text:p>
          </table:table-cell>
          <table:table-cell office:value-type="float" office:value="339.1472380952" calcext:value-type="float">
            <text:p>339.1472380952</text:p>
          </table:table-cell>
          <table:table-cell office:value-type="float" office:value="332.475" calcext:value-type="float">
            <text:p>332.475</text:p>
          </table:table-cell>
          <table:table-cell office:value-type="float" office:value="328.7301904762" calcext:value-type="float">
            <text:p>328.7301904762</text:p>
          </table:table-cell>
          <table:table-cell office:value-type="float" office:value="335.502952381" calcext:value-type="float">
            <text:p>335.502952381</text:p>
          </table:table-cell>
          <table:table-cell office:value-type="float" office:value="354.2431428571" calcext:value-type="float">
            <text:p>354.2431428571</text:p>
          </table:table-cell>
          <table:table-cell office:value-type="float" office:value="339.4327619048" calcext:value-type="float">
            <text:p>339.4327619048</text:p>
          </table:table-cell>
          <table:table-cell office:value-type="float" office:value="320.7111904762" calcext:value-type="float">
            <text:p>320.7111904762</text:p>
          </table:table-cell>
          <table:table-cell office:value-type="float" office:value="340.1597619048" calcext:value-type="float">
            <text:p>340.1597619048</text:p>
          </table:table-cell>
          <table:table-cell office:value-type="float" office:value="318.6224285714" calcext:value-type="float">
            <text:p>318.6224285714</text:p>
          </table:table-cell>
          <table:table-cell office:value-type="float" office:value="330.6626190476" calcext:value-type="float">
            <text:p>330.6626190476</text:p>
          </table:table-cell>
          <table:table-cell office:value-type="float" office:value="319.3125714286" calcext:value-type="float">
            <text:p>319.3125714286</text:p>
          </table:table-cell>
          <table:table-cell office:value-type="float" office:value="319.8023333333" calcext:value-type="float">
            <text:p>319.802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ax</text:p>
          </table:table-cell>
          <table:table-cell office:value-type="float" office:value="4471.984" calcext:value-type="float">
            <text:p>4471.984</text:p>
          </table:table-cell>
          <table:table-cell office:value-type="float" office:value="2272.018" calcext:value-type="float">
            <text:p>2272.018</text:p>
          </table:table-cell>
          <table:table-cell office:value-type="float" office:value="1678.244" calcext:value-type="float">
            <text:p>1678.244</text:p>
          </table:table-cell>
          <table:table-cell office:value-type="float" office:value="1243.664" calcext:value-type="float">
            <text:p>1243.664</text:p>
          </table:table-cell>
          <table:table-cell office:value-type="float" office:value="1076.28" calcext:value-type="float">
            <text:p>1076.28</text:p>
          </table:table-cell>
          <table:table-cell office:value-type="float" office:value="871.454" calcext:value-type="float">
            <text:p>871.454</text:p>
          </table:table-cell>
          <table:table-cell office:value-type="float" office:value="757.8" calcext:value-type="float">
            <text:p>757.8</text:p>
          </table:table-cell>
          <table:table-cell office:value-type="float" office:value="682.933" calcext:value-type="float">
            <text:p>682.933</text:p>
          </table:table-cell>
          <table:table-cell office:value-type="float" office:value="608.51" calcext:value-type="float">
            <text:p>608.51</text:p>
          </table:table-cell>
          <table:table-cell office:value-type="float" office:value="575.599" calcext:value-type="float">
            <text:p>575.599</text:p>
          </table:table-cell>
          <table:table-cell office:value-type="float" office:value="541.273" calcext:value-type="float">
            <text:p>541.273</text:p>
          </table:table-cell>
          <table:table-cell office:value-type="float" office:value="517.447" calcext:value-type="float">
            <text:p>517.447</text:p>
          </table:table-cell>
          <table:table-cell office:value-type="float" office:value="506.973" calcext:value-type="float">
            <text:p>506.973</text:p>
          </table:table-cell>
          <table:table-cell office:value-type="float" office:value="486.532" calcext:value-type="float">
            <text:p>486.532</text:p>
          </table:table-cell>
          <table:table-cell office:value-type="float" office:value="478.507" calcext:value-type="float">
            <text:p>478.507</text:p>
          </table:table-cell>
          <table:table-cell office:value-type="float" office:value="460.03" calcext:value-type="float">
            <text:p>460.03</text:p>
          </table:table-cell>
          <table:table-cell office:value-type="float" office:value="454.919" calcext:value-type="float">
            <text:p>454.919</text:p>
          </table:table-cell>
          <table:table-cell office:value-type="float" office:value="440.713" calcext:value-type="float">
            <text:p>440.713</text:p>
          </table:table-cell>
          <table:table-cell office:value-type="float" office:value="433.183" calcext:value-type="float">
            <text:p>433.183</text:p>
          </table:table-cell>
          <table:table-cell office:value-type="float" office:value="425.72" calcext:value-type="float">
            <text:p>425.72</text:p>
          </table:table-cell>
          <table:table-cell office:value-type="float" office:value="423.726" calcext:value-type="float">
            <text:p>423.726</text:p>
          </table:table-cell>
          <table:table-cell office:value-type="float" office:value="455.508" calcext:value-type="float">
            <text:p>455.508</text:p>
          </table:table-cell>
          <table:table-cell office:value-type="float" office:value="416.55" calcext:value-type="float">
            <text:p>416.55</text:p>
          </table:table-cell>
          <table:table-cell office:value-type="float" office:value="407.159" calcext:value-type="float">
            <text:p>407.159</text:p>
          </table:table-cell>
          <table:table-cell office:value-type="float" office:value="413.064" calcext:value-type="float">
            <text:p>413.064</text:p>
          </table:table-cell>
          <table:table-cell office:value-type="float" office:value="412.174" calcext:value-type="float">
            <text:p>412.174</text:p>
          </table:table-cell>
          <table:table-cell office:value-type="float" office:value="427.811" calcext:value-type="float">
            <text:p>427.811</text:p>
          </table:table-cell>
          <table:table-cell office:value-type="float" office:value="416.296" calcext:value-type="float">
            <text:p>416.296</text:p>
          </table:table-cell>
          <table:table-cell office:value-type="float" office:value="470.749" calcext:value-type="float">
            <text:p>470.749</text:p>
          </table:table-cell>
          <table:table-cell office:value-type="float" office:value="443.039" calcext:value-type="float">
            <text:p>443.039</text:p>
          </table:table-cell>
          <table:table-cell office:value-type="float" office:value="429.192" calcext:value-type="float">
            <text:p>429.192</text:p>
          </table:table-cell>
          <table:table-cell office:value-type="float" office:value="535.211" calcext:value-type="float">
            <text:p>535.211</text:p>
          </table:table-cell>
          <table:table-cell office:value-type="float" office:value="431.838" calcext:value-type="float">
            <text:p>431.838</text:p>
          </table:table-cell>
          <table:table-cell office:value-type="float" office:value="436.129" calcext:value-type="float">
            <text:p>436.129</text:p>
          </table:table-cell>
          <table:table-cell office:value-type="float" office:value="430.835" calcext:value-type="float">
            <text:p>430.835</text:p>
          </table:table-cell>
          <table:table-cell office:value-type="float" office:value="423.578" calcext:value-type="float">
            <text:p>423.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in</text:p>
          </table:table-cell>
          <table:table-cell office:value-type="float" office:value="4422.99" calcext:value-type="float">
            <text:p>4422.99</text:p>
          </table:table-cell>
          <table:table-cell office:value-type="float" office:value="2218.903" calcext:value-type="float">
            <text:p>2218.903</text:p>
          </table:table-cell>
          <table:table-cell office:value-type="float" office:value="1541.851" calcext:value-type="float">
            <text:p>1541.851</text:p>
          </table:table-cell>
          <table:table-cell office:value-type="float" office:value="1190.95" calcext:value-type="float">
            <text:p>1190.95</text:p>
          </table:table-cell>
          <table:table-cell office:value-type="float" office:value="996.52" calcext:value-type="float">
            <text:p>996.52</text:p>
          </table:table-cell>
          <table:table-cell office:value-type="float" office:value="843.558" calcext:value-type="float">
            <text:p>843.558</text:p>
          </table:table-cell>
          <table:table-cell office:value-type="float" office:value="736.859" calcext:value-type="float">
            <text:p>736.859</text:p>
          </table:table-cell>
          <table:table-cell office:value-type="float" office:value="645.91" calcext:value-type="float">
            <text:p>645.91</text:p>
          </table:table-cell>
          <table:table-cell office:value-type="float" office:value="580.865" calcext:value-type="float">
            <text:p>580.865</text:p>
          </table:table-cell>
          <table:table-cell office:value-type="float" office:value="533.242" calcext:value-type="float">
            <text:p>533.242</text:p>
          </table:table-cell>
          <table:table-cell office:value-type="float" office:value="499.453" calcext:value-type="float">
            <text:p>499.453</text:p>
          </table:table-cell>
          <table:table-cell office:value-type="float" office:value="443.752" calcext:value-type="float">
            <text:p>443.752</text:p>
          </table:table-cell>
          <table:table-cell office:value-type="float" office:value="446.71" calcext:value-type="float">
            <text:p>446.71</text:p>
          </table:table-cell>
          <table:table-cell office:value-type="float" office:value="403.99" calcext:value-type="float">
            <text:p>403.99</text:p>
          </table:table-cell>
          <table:table-cell office:value-type="float" office:value="405.086" calcext:value-type="float">
            <text:p>405.086</text:p>
          </table:table-cell>
          <table:table-cell office:value-type="float" office:value="373.005" calcext:value-type="float">
            <text:p>373.005</text:p>
          </table:table-cell>
          <table:table-cell office:value-type="float" office:value="369.954" calcext:value-type="float">
            <text:p>369.954</text:p>
          </table:table-cell>
          <table:table-cell office:value-type="float" office:value="357.87" calcext:value-type="float">
            <text:p>357.87</text:p>
          </table:table-cell>
          <table:table-cell office:value-type="float" office:value="334.291" calcext:value-type="float">
            <text:p>334.291</text:p>
          </table:table-cell>
          <table:table-cell office:value-type="float" office:value="318.472" calcext:value-type="float">
            <text:p>318.472</text:p>
          </table:table-cell>
          <table:table-cell office:value-type="float" office:value="321.123" calcext:value-type="float">
            <text:p>321.123</text:p>
          </table:table-cell>
          <table:table-cell office:value-type="float" office:value="311.177" calcext:value-type="float">
            <text:p>311.177</text:p>
          </table:table-cell>
          <table:table-cell office:value-type="float" office:value="308.346" calcext:value-type="float">
            <text:p>308.346</text:p>
          </table:table-cell>
          <table:table-cell office:value-type="float" office:value="293.353" calcext:value-type="float">
            <text:p>293.353</text:p>
          </table:table-cell>
          <table:table-cell office:value-type="float" office:value="292.414" calcext:value-type="float">
            <text:p>292.414</text:p>
          </table:table-cell>
          <table:table-cell office:value-type="float" office:value="269.555" calcext:value-type="float">
            <text:p>269.555</text:p>
          </table:table-cell>
          <table:table-cell office:value-type="float" office:value="287.189" calcext:value-type="float">
            <text:p>287.189</text:p>
          </table:table-cell>
          <table:table-cell office:value-type="float" office:value="279.583" calcext:value-type="float">
            <text:p>279.583</text:p>
          </table:table-cell>
          <table:table-cell office:value-type="float" office:value="281.41" calcext:value-type="float">
            <text:p>281.41</text:p>
          </table:table-cell>
          <table:table-cell office:value-type="float" office:value="281.737" calcext:value-type="float">
            <text:p>281.737</text:p>
          </table:table-cell>
          <table:table-cell office:value-type="float" office:value="271.566" calcext:value-type="float">
            <text:p>271.566</text:p>
          </table:table-cell>
          <table:table-cell office:value-type="float" office:value="272.565" calcext:value-type="float">
            <text:p>272.565</text:p>
          </table:table-cell>
          <table:table-cell office:value-type="float" office:value="286.912" calcext:value-type="float">
            <text:p>286.912</text:p>
          </table:table-cell>
          <table:table-cell office:value-type="float" office:value="274.214" calcext:value-type="float">
            <text:p>274.214</text:p>
          </table:table-cell>
          <table:table-cell office:value-type="float" office:value="277.643" calcext:value-type="float">
            <text:p>277.643</text:p>
          </table:table-cell>
          <table:table-cell office:value-type="float" office:value="276.517" calcext:value-type="float">
            <text:p>276.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td</text:p>
          </table:table-cell>
          <table:table-cell office:value-type="float" office:value="13.6764969579" calcext:value-type="float">
            <text:p>13.6764969579</text:p>
          </table:table-cell>
          <table:table-cell office:value-type="float" office:value="13.7240266691" calcext:value-type="float">
            <text:p>13.7240266691</text:p>
          </table:table-cell>
          <table:table-cell office:value-type="float" office:value="28.7429610763" calcext:value-type="float">
            <text:p>28.7429610763</text:p>
          </table:table-cell>
          <table:table-cell office:value-type="float" office:value="13.5750006163" calcext:value-type="float">
            <text:p>13.5750006163</text:p>
          </table:table-cell>
          <table:table-cell office:value-type="float" office:value="16.7626552786" calcext:value-type="float">
            <text:p>16.7626552786</text:p>
          </table:table-cell>
          <table:table-cell office:value-type="float" office:value="8.0844620965" calcext:value-type="float">
            <text:p>8.0844620965</text:p>
          </table:table-cell>
          <table:table-cell office:value-type="float" office:value="5.6033709166" calcext:value-type="float">
            <text:p>5.6033709166</text:p>
          </table:table-cell>
          <table:table-cell office:value-type="float" office:value="11.2318234249" calcext:value-type="float">
            <text:p>11.2318234249</text:p>
          </table:table-cell>
          <table:table-cell office:value-type="float" office:value="7.8913111214" calcext:value-type="float">
            <text:p>7.8913111214</text:p>
          </table:table-cell>
          <table:table-cell office:value-type="float" office:value="12.3886066957" calcext:value-type="float">
            <text:p>12.3886066957</text:p>
          </table:table-cell>
          <table:table-cell office:value-type="float" office:value="11.2481917946" calcext:value-type="float">
            <text:p>11.2481917946</text:p>
          </table:table-cell>
          <table:table-cell office:value-type="float" office:value="21.7559343895" calcext:value-type="float">
            <text:p>21.7559343895</text:p>
          </table:table-cell>
          <table:table-cell office:value-type="float" office:value="13.6314172056" calcext:value-type="float">
            <text:p>13.6314172056</text:p>
          </table:table-cell>
          <table:table-cell office:value-type="float" office:value="25.7061172606" calcext:value-type="float">
            <text:p>25.7061172606</text:p>
          </table:table-cell>
          <table:table-cell office:value-type="float" office:value="23.5797326864" calcext:value-type="float">
            <text:p>23.5797326864</text:p>
          </table:table-cell>
          <table:table-cell office:value-type="float" office:value="26.783914954" calcext:value-type="float">
            <text:p>26.783914954</text:p>
          </table:table-cell>
          <table:table-cell office:value-type="float" office:value="23.465397046" calcext:value-type="float">
            <text:p>23.465397046</text:p>
          </table:table-cell>
          <table:table-cell office:value-type="float" office:value="24.5712375478" calcext:value-type="float">
            <text:p>24.5712375478</text:p>
          </table:table-cell>
          <table:table-cell office:value-type="float" office:value="30.8824202929" calcext:value-type="float">
            <text:p>30.8824202929</text:p>
          </table:table-cell>
          <table:table-cell office:value-type="float" office:value="32.3939782041" calcext:value-type="float">
            <text:p>32.3939782041</text:p>
          </table:table-cell>
          <table:table-cell office:value-type="float" office:value="28.9524603137" calcext:value-type="float">
            <text:p>28.9524603137</text:p>
          </table:table-cell>
          <table:table-cell office:value-type="float" office:value="35.4357597717" calcext:value-type="float">
            <text:p>35.4357597717</text:p>
          </table:table-cell>
          <table:table-cell office:value-type="float" office:value="35.1612782502" calcext:value-type="float">
            <text:p>35.1612782502</text:p>
          </table:table-cell>
          <table:table-cell office:value-type="float" office:value="32.2200706121" calcext:value-type="float">
            <text:p>32.2200706121</text:p>
          </table:table-cell>
          <table:table-cell office:value-type="float" office:value="32.0165184068" calcext:value-type="float">
            <text:p>32.0165184068</text:p>
          </table:table-cell>
          <table:table-cell office:value-type="float" office:value="41.957816441" calcext:value-type="float">
            <text:p>41.957816441</text:p>
          </table:table-cell>
          <table:table-cell office:value-type="float" office:value="46.0917451607" calcext:value-type="float">
            <text:p>46.0917451607</text:p>
          </table:table-cell>
          <table:table-cell office:value-type="float" office:value="40.7717273653" calcext:value-type="float">
            <text:p>40.7717273653</text:p>
          </table:table-cell>
          <table:table-cell office:value-type="float" office:value="54.5255640276" calcext:value-type="float">
            <text:p>54.5255640276</text:p>
          </table:table-cell>
          <table:table-cell office:value-type="float" office:value="46.9492493645" calcext:value-type="float">
            <text:p>46.9492493645</text:p>
          </table:table-cell>
          <table:table-cell office:value-type="float" office:value="51.9715772299" calcext:value-type="float">
            <text:p>51.9715772299</text:p>
          </table:table-cell>
          <table:table-cell office:value-type="float" office:value="65.7630609111" calcext:value-type="float">
            <text:p>65.7630609111</text:p>
          </table:table-cell>
          <table:table-cell office:value-type="float" office:value="42.7318167921" calcext:value-type="float">
            <text:p>42.7318167921</text:p>
          </table:table-cell>
          <table:table-cell office:value-type="float" office:value="52.5241091162" calcext:value-type="float">
            <text:p>52.5241091162</text:p>
          </table:table-cell>
          <table:table-cell office:value-type="float" office:value="44.8722292031" calcext:value-type="float">
            <text:p>44.8722292031</text:p>
          </table:table-cell>
          <table:table-cell office:value-type="float" office:value="39.6720772097" calcext:value-type="float">
            <text:p>39.6720772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pu</text:p>
          </table:table-cell>
          <table:table-cell table:formula="of:=[.B30]/[.B9]" office:value-type="float" office:value="0.635478446496699" calcext:value-type="float">
            <text:p>0.6354784465</text:p>
          </table:table-cell>
          <table:table-cell table:formula="of:=[.B30]/[.C9]" office:value-type="float" office:value="1.26299563002253" calcext:value-type="float">
            <text:p>1.26299563</text:p>
          </table:table-cell>
          <table:table-cell table:formula="of:=[.B30]/[.D9]" office:value-type="float" office:value="1.76069424953291" calcext:value-type="float">
            <text:p>1.7606942495</text:p>
          </table:table-cell>
          <table:table-cell table:formula="of:=[.B30]/[.E9]" office:value-type="float" office:value="2.3395957395438" calcext:value-type="float">
            <text:p>2.3395957395</text:p>
          </table:table-cell>
          <table:table-cell table:formula="of:=[.B30]/[.F9]" office:value-type="float" office:value="2.77225838173275" calcext:value-type="float">
            <text:p>2.7722583817</text:p>
          </table:table-cell>
          <table:table-cell table:formula="of:=[.B30]/[.G9]" office:value-type="float" office:value="3.28276095508774" calcext:value-type="float">
            <text:p>3.2827609551</text:p>
          </table:table-cell>
          <table:table-cell table:formula="of:=[.B30]/[.H9]" office:value-type="float" office:value="3.77004826383974" calcext:value-type="float">
            <text:p>3.7700482638</text:p>
          </table:table-cell>
          <table:table-cell table:formula="of:=[.B30]/[.I9]" office:value-type="float" office:value="4.24433016146499" calcext:value-type="float">
            <text:p>4.2443301615</text:p>
          </table:table-cell>
          <table:table-cell table:formula="of:=[.B30]/[.J9]" office:value-type="float" office:value="4.76076938718531" calcext:value-type="float">
            <text:p>4.7607693872</text:p>
          </table:table-cell>
          <table:table-cell table:formula="of:=[.B30]/[.K9]" office:value-type="float" office:value="5.14152527631306" calcext:value-type="float">
            <text:p>5.1415252763</text:p>
          </table:table-cell>
          <table:table-cell table:formula="of:=[.B30]/[.L9]" office:value-type="float" office:value="5.39277593883121" calcext:value-type="float">
            <text:p>5.3927759388</text:p>
          </table:table-cell>
          <table:table-cell table:formula="of:=[.B30]/[.M9]" office:value-type="float" office:value="5.74468757507348" calcext:value-type="float">
            <text:p>5.7446875751</text:p>
          </table:table-cell>
          <table:table-cell table:formula="of:=[.B30]/[.N9]" office:value-type="float" office:value="5.81686758849176" calcext:value-type="float">
            <text:p>5.8168675885</text:p>
          </table:table-cell>
          <table:table-cell table:formula="of:=[.B30]/[.O9]" office:value-type="float" office:value="6.2775827361823" calcext:value-type="float">
            <text:p>6.2775827362</text:p>
          </table:table-cell>
          <table:table-cell table:formula="of:=[.B30]/[.P9]" office:value-type="float" office:value="6.43146616942607" calcext:value-type="float">
            <text:p>6.4314661694</text:p>
          </table:table-cell>
          <table:table-cell table:formula="of:=[.B30]/[.Q9]" office:value-type="float" office:value="6.60526599786641" calcext:value-type="float">
            <text:p>6.6052659979</text:p>
          </table:table-cell>
          <table:table-cell table:formula="of:=[.B30]/[.R9]" office:value-type="float" office:value="6.85339772848447" calcext:value-type="float">
            <text:p>6.8533977285</text:p>
          </table:table-cell>
          <table:table-cell table:formula="of:=[.B30]/[.S9]" office:value-type="float" office:value="6.90474967358672" calcext:value-type="float">
            <text:p>6.9047496736</text:p>
          </table:table-cell>
          <table:table-cell table:formula="of:=[.B30]/[.T9]" office:value-type="float" office:value="7.41493393729324" calcext:value-type="float">
            <text:p>7.4149339373</text:p>
          </table:table-cell>
          <table:table-cell table:formula="of:=[.B30]/[.U9]" office:value-type="float" office:value="7.60818181177315" calcext:value-type="float">
            <text:p>7.6081818118</text:p>
          </table:table-cell>
          <table:table-cell table:formula="of:=[.B30]/[.V9]" office:value-type="float" office:value="7.65950188237706" calcext:value-type="float">
            <text:p>7.6595018824</text:p>
          </table:table-cell>
          <table:table-cell table:formula="of:=[.B30]/[.W9]" office:value-type="float" office:value="7.63987941092195" calcext:value-type="float">
            <text:p>7.6398794109</text:p>
          </table:table-cell>
          <table:table-cell table:formula="of:=[.B30]/[.X9]" office:value-type="float" office:value="7.85986540252893" calcext:value-type="float">
            <text:p>7.8598654025</text:p>
          </table:table-cell>
          <table:table-cell table:formula="of:=[.B30]/[.Y9]" office:value-type="float" office:value="8.54440745626553" calcext:value-type="float">
            <text:p>8.5444074563</text:p>
          </table:table-cell>
          <table:table-cell table:formula="of:=[.B30]/[.Z9]" office:value-type="float" office:value="8.33340458814723" calcext:value-type="float">
            <text:p>8.3334045881</text:p>
          </table:table-cell>
          <table:table-cell table:formula="of:=[.B30]/[.AA9]" office:value-type="float" office:value="8.50064260470712" calcext:value-type="float">
            <text:p>8.5006426047</text:p>
          </table:table-cell>
          <table:table-cell table:formula="of:=[.B30]/[.AB9]" office:value-type="float" office:value="8.59747973225666" calcext:value-type="float">
            <text:p>8.5974797323</text:p>
          </table:table-cell>
          <table:table-cell table:formula="of:=[.B30]/[.AC9]" office:value-type="float" office:value="8.42392333641966" calcext:value-type="float">
            <text:p>8.4239233364</text:p>
          </table:table-cell>
          <table:table-cell table:formula="of:=[.B30]/[.AD9]" office:value-type="float" office:value="7.97828047483222" calcext:value-type="float">
            <text:p>7.9782804748</text:p>
          </table:table-cell>
          <table:table-cell table:formula="of:=[.B30]/[.AE9]" office:value-type="float" office:value="8.32639470079401" calcext:value-type="float">
            <text:p>8.3263947008</text:p>
          </table:table-cell>
          <table:table-cell table:formula="of:=[.B30]/[.AF9]" office:value-type="float" office:value="8.81244943715095" calcext:value-type="float">
            <text:p>8.8124494372</text:p>
          </table:table-cell>
          <table:table-cell table:formula="of:=[.B30]/[.AG9]" office:value-type="float" office:value="8.30859927162984" calcext:value-type="float">
            <text:p>8.3085992716</text:p>
          </table:table-cell>
          <table:table-cell table:formula="of:=[.B30]/[.AH9]" office:value-type="float" office:value="8.8702203503752" calcext:value-type="float">
            <text:p>8.8702203504</text:p>
          </table:table-cell>
          <table:table-cell table:formula="of:=[.B30]/[.AI9]" office:value-type="float" office:value="8.54723511880595" calcext:value-type="float">
            <text:p>8.5472351188</text:p>
          </table:table-cell>
          <table:table-cell table:formula="of:=[.B30]/[.AJ9]" office:value-type="float" office:value="8.85104879321034" calcext:value-type="float">
            <text:p>8.8510487932</text:p>
          </table:table-cell>
          <table:table-cell table:formula="of:=[.B30]/[.AK9]" office:value-type="float" office:value="8.83749383734003" calcext:value-type="float">
            <text:p>8.8374938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eff</text:p>
          </table:table-cell>
          <table:table-cell table:formula="of:=[.B13]/[.B1]" office:value-type="float" office:value="0.635478446496699" calcext:value-type="float">
            <text:p>0.6354784465</text:p>
          </table:table-cell>
          <table:table-cell table:formula="of:=[.C13]/[.C1]" office:value-type="float" office:value="0.631497815011263" calcext:value-type="float">
            <text:p>0.631497815</text:p>
          </table:table-cell>
          <table:table-cell table:formula="of:=[.D13]/[.D1]" office:value-type="float" office:value="0.586898083177635" calcext:value-type="float">
            <text:p>0.5868980832</text:p>
          </table:table-cell>
          <table:table-cell table:formula="of:=[.E13]/[.E1]" office:value-type="float" office:value="0.584898934885951" calcext:value-type="float">
            <text:p>0.5848989349</text:p>
          </table:table-cell>
          <table:table-cell table:formula="of:=[.F13]/[.F1]" office:value-type="float" office:value="0.55445167634655" calcext:value-type="float">
            <text:p>0.5544516763</text:p>
          </table:table-cell>
          <table:table-cell table:formula="of:=[.G13]/[.G1]" office:value-type="float" office:value="0.547126825847957" calcext:value-type="float">
            <text:p>0.5471268258</text:p>
          </table:table-cell>
          <table:table-cell table:formula="of:=[.H13]/[.H1]" office:value-type="float" office:value="0.538578323405678" calcext:value-type="float">
            <text:p>0.5385783234</text:p>
          </table:table-cell>
          <table:table-cell table:formula="of:=[.I13]/[.I1]" office:value-type="float" office:value="0.530541270183124" calcext:value-type="float">
            <text:p>0.5305412702</text:p>
          </table:table-cell>
          <table:table-cell table:formula="of:=[.J13]/[.J1]" office:value-type="float" office:value="0.528974376353923" calcext:value-type="float">
            <text:p>0.5289743764</text:p>
          </table:table-cell>
          <table:table-cell table:formula="of:=[.K13]/[.K1]" office:value-type="float" office:value="0.514152527631306" calcext:value-type="float">
            <text:p>0.5141525276</text:p>
          </table:table-cell>
          <table:table-cell table:formula="of:=[.L13]/[.L1]" office:value-type="float" office:value="0.490252358075564" calcext:value-type="float">
            <text:p>0.4902523581</text:p>
          </table:table-cell>
          <table:table-cell table:formula="of:=[.M13]/[.M1]" office:value-type="float" office:value="0.478723964589457" calcext:value-type="float">
            <text:p>0.4787239646</text:p>
          </table:table-cell>
          <table:table-cell table:formula="of:=[.N13]/[.N1]" office:value-type="float" office:value="0.447451352960905" calcext:value-type="float">
            <text:p>0.447451353</text:p>
          </table:table-cell>
          <table:table-cell table:formula="of:=[.O13]/[.O1]" office:value-type="float" office:value="0.448398766870164" calcext:value-type="float">
            <text:p>0.4483987669</text:p>
          </table:table-cell>
          <table:table-cell table:formula="of:=[.P13]/[.P1]" office:value-type="float" office:value="0.428764411295072" calcext:value-type="float">
            <text:p>0.4287644113</text:p>
          </table:table-cell>
          <table:table-cell table:formula="of:=[.Q13]/[.Q1]" office:value-type="float" office:value="0.41282912486665" calcext:value-type="float">
            <text:p>0.4128291249</text:p>
          </table:table-cell>
          <table:table-cell table:formula="of:=[.R13]/[.R1]" office:value-type="float" office:value="0.403141042852028" calcext:value-type="float">
            <text:p>0.4031410429</text:p>
          </table:table-cell>
          <table:table-cell table:formula="of:=[.S13]/[.S1]" office:value-type="float" office:value="0.383597204088151" calcext:value-type="float">
            <text:p>0.3835972041</text:p>
          </table:table-cell>
          <table:table-cell table:formula="of:=[.T13]/[.T1]" office:value-type="float" office:value="0.390259680910171" calcext:value-type="float">
            <text:p>0.3902596809</text:p>
          </table:table-cell>
          <table:table-cell table:formula="of:=[.U13]/[.U1]" office:value-type="float" office:value="0.380409090588657" calcext:value-type="float">
            <text:p>0.3804090906</text:p>
          </table:table-cell>
          <table:table-cell table:formula="of:=[.V13]/[.V1]" office:value-type="float" office:value="0.364738184875098" calcext:value-type="float">
            <text:p>0.3647381849</text:p>
          </table:table-cell>
          <table:table-cell table:formula="of:=[.W13]/[.W1]" office:value-type="float" office:value="0.347267245950998" calcext:value-type="float">
            <text:p>0.347267246</text:p>
          </table:table-cell>
          <table:table-cell table:formula="of:=[.X13]/[.X1]" office:value-type="float" office:value="0.341733278370823" calcext:value-type="float">
            <text:p>0.3417332784</text:p>
          </table:table-cell>
          <table:table-cell table:formula="of:=[.Y13]/[.Y1]" office:value-type="float" office:value="0.356016977344397" calcext:value-type="float">
            <text:p>0.3560169773</text:p>
          </table:table-cell>
          <table:table-cell table:formula="of:=[.Z13]/[.Z1]" office:value-type="float" office:value="0.333336183525889" calcext:value-type="float">
            <text:p>0.3333361835</text:p>
          </table:table-cell>
          <table:table-cell table:formula="of:=[.AA13]/[.AA1]" office:value-type="float" office:value="0.326947792488735" calcext:value-type="float">
            <text:p>0.3269477925</text:p>
          </table:table-cell>
          <table:table-cell table:formula="of:=[.AB13]/[.AB1]" office:value-type="float" office:value="0.318425175268765" calcext:value-type="float">
            <text:p>0.3184251753</text:p>
          </table:table-cell>
          <table:table-cell table:formula="of:=[.AC13]/[.AC1]" office:value-type="float" office:value="0.300854404872131" calcext:value-type="float">
            <text:p>0.3008544049</text:p>
          </table:table-cell>
          <table:table-cell table:formula="of:=[.AD13]/[.AD1]" office:value-type="float" office:value="0.2751131198218" calcext:value-type="float">
            <text:p>0.2751131198</text:p>
          </table:table-cell>
          <table:table-cell table:formula="of:=[.AE13]/[.AE1]" office:value-type="float" office:value="0.277546490026467" calcext:value-type="float">
            <text:p>0.27754649</text:p>
          </table:table-cell>
          <table:table-cell table:formula="of:=[.AF13]/[.AF1]" office:value-type="float" office:value="0.28427256248874" calcext:value-type="float">
            <text:p>0.2842725625</text:p>
          </table:table-cell>
          <table:table-cell table:formula="of:=[.AG13]/[.AG1]" office:value-type="float" office:value="0.259643727238432" calcext:value-type="float">
            <text:p>0.2596437272</text:p>
          </table:table-cell>
          <table:table-cell table:formula="of:=[.AH13]/[.AH1]" office:value-type="float" office:value="0.268794556071976" calcext:value-type="float">
            <text:p>0.2687945561</text:p>
          </table:table-cell>
          <table:table-cell table:formula="of:=[.AI13]/[.AI1]" office:value-type="float" office:value="0.251389268200175" calcext:value-type="float">
            <text:p>0.2513892682</text:p>
          </table:table-cell>
          <table:table-cell table:formula="of:=[.AJ13]/[.AJ1]" office:value-type="float" office:value="0.252887108377438" calcext:value-type="float">
            <text:p>0.2528871084</text:p>
          </table:table-cell>
          <table:table-cell table:formula="of:=[.AK13]/[.AK1]" office:value-type="float" office:value="0.245485939926112" calcext:value-type="float">
            <text:p>0.2454859399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3192.5622" calcext:value-type="float">
            <text:p>3192.5622</text:p>
          </table:table-cell>
          <table:table-cell office:value-type="float" office:value="1649.9018095238" calcext:value-type="float">
            <text:p>1649.9018095238</text:p>
          </table:table-cell>
          <table:table-cell office:value-type="float" office:value="1199.374" calcext:value-type="float">
            <text:p>1199.374</text:p>
          </table:table-cell>
          <table:table-cell office:value-type="float" office:value="904.7693809524" calcext:value-type="float">
            <text:p>904.7693809524</text:p>
          </table:table-cell>
          <table:table-cell office:value-type="float" office:value="766.2224761905" calcext:value-type="float">
            <text:p>766.2224761905</text:p>
          </table:table-cell>
          <table:table-cell office:value-type="float" office:value="641.2308571429" calcext:value-type="float">
            <text:p>641.2308571429</text:p>
          </table:table-cell>
          <table:table-cell office:value-type="float" office:value="550.7771904762" calcext:value-type="float">
            <text:p>550.7771904762</text:p>
          </table:table-cell>
          <table:table-cell office:value-type="float" office:value="487.4049047619" calcext:value-type="float">
            <text:p>487.4049047619</text:p>
          </table:table-cell>
          <table:table-cell office:value-type="float" office:value="433.1220952381" calcext:value-type="float">
            <text:p>433.1220952381</text:p>
          </table:table-cell>
          <table:table-cell office:value-type="float" office:value="411.9172857143" calcext:value-type="float">
            <text:p>411.9172857143</text:p>
          </table:table-cell>
          <table:table-cell office:value-type="float" office:value="392.7083333333" calcext:value-type="float">
            <text:p>392.7083333333</text:p>
          </table:table-cell>
          <table:table-cell office:value-type="float" office:value="375.716" calcext:value-type="float">
            <text:p>375.716</text:p>
          </table:table-cell>
          <table:table-cell office:value-type="float" office:value="364.019952381" calcext:value-type="float">
            <text:p>364.019952381</text:p>
          </table:table-cell>
          <table:table-cell office:value-type="float" office:value="350.7358095238" calcext:value-type="float">
            <text:p>350.7358095238</text:p>
          </table:table-cell>
          <table:table-cell office:value-type="float" office:value="340.2562380952" calcext:value-type="float">
            <text:p>340.2562380952</text:p>
          </table:table-cell>
          <table:table-cell office:value-type="float" office:value="329.5988095238" calcext:value-type="float">
            <text:p>329.5988095238</text:p>
          </table:table-cell>
          <table:table-cell office:value-type="float" office:value="316.149" calcext:value-type="float">
            <text:p>316.149</text:p>
          </table:table-cell>
          <table:table-cell office:value-type="float" office:value="305.5025238095" calcext:value-type="float">
            <text:p>305.5025238095</text:p>
          </table:table-cell>
          <table:table-cell office:value-type="float" office:value="301.5102857143" calcext:value-type="float">
            <text:p>301.5102857143</text:p>
          </table:table-cell>
          <table:table-cell office:value-type="float" office:value="303.3174761905" calcext:value-type="float">
            <text:p>303.3174761905</text:p>
          </table:table-cell>
          <table:table-cell office:value-type="float" office:value="287.2358095238" calcext:value-type="float">
            <text:p>287.2358095238</text:p>
          </table:table-cell>
          <table:table-cell office:value-type="float" office:value="292.9273809524" calcext:value-type="float">
            <text:p>292.9273809524</text:p>
          </table:table-cell>
          <table:table-cell office:value-type="float" office:value="300.3284285714" calcext:value-type="float">
            <text:p>300.3284285714</text:p>
          </table:table-cell>
          <table:table-cell office:value-type="float" office:value="299.6833809524" calcext:value-type="float">
            <text:p>299.6833809524</text:p>
          </table:table-cell>
          <table:table-cell office:value-type="float" office:value="279.186" calcext:value-type="float">
            <text:p>279.186</text:p>
          </table:table-cell>
          <table:table-cell office:value-type="float" office:value="289.51" calcext:value-type="float">
            <text:p>289.51</text:p>
          </table:table-cell>
          <table:table-cell office:value-type="float" office:value="265.2255714286" calcext:value-type="float">
            <text:p>265.2255714286</text:p>
          </table:table-cell>
          <table:table-cell office:value-type="float" office:value="278.1722380952" calcext:value-type="float">
            <text:p>278.1722380952</text:p>
          </table:table-cell>
          <table:table-cell office:value-type="float" office:value="262.8724761905" calcext:value-type="float">
            <text:p>262.8724761905</text:p>
          </table:table-cell>
          <table:table-cell office:value-type="float" office:value="266.0587142857" calcext:value-type="float">
            <text:p>266.0587142857</text:p>
          </table:table-cell>
          <table:table-cell office:value-type="float" office:value="267.7203809524" calcext:value-type="float">
            <text:p>267.7203809524</text:p>
          </table:table-cell>
          <table:table-cell office:value-type="float" office:value="277.6154285714" calcext:value-type="float">
            <text:p>277.6154285714</text:p>
          </table:table-cell>
          <table:table-cell office:value-type="float" office:value="266.9295714286" calcext:value-type="float">
            <text:p>266.9295714286</text:p>
          </table:table-cell>
          <table:table-cell office:value-type="float" office:value="282.1283809524" calcext:value-type="float">
            <text:p>282.1283809524</text:p>
          </table:table-cell>
          <table:table-cell office:value-type="float" office:value="268.8687142857" calcext:value-type="float">
            <text:p>268.8687142857</text:p>
          </table:table-cell>
          <table:table-cell office:value-type="float" office:value="272.2801904762" calcext:value-type="float">
            <text:p>272.280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3267.846" calcext:value-type="float">
            <text:p>3267.846</text:p>
          </table:table-cell>
          <table:table-cell office:value-type="float" office:value="1671.905" calcext:value-type="float">
            <text:p>1671.905</text:p>
          </table:table-cell>
          <table:table-cell office:value-type="float" office:value="1239.355" calcext:value-type="float">
            <text:p>1239.355</text:p>
          </table:table-cell>
          <table:table-cell office:value-type="float" office:value="927.713" calcext:value-type="float">
            <text:p>927.713</text:p>
          </table:table-cell>
          <table:table-cell office:value-type="float" office:value="787.701" calcext:value-type="float">
            <text:p>787.701</text:p>
          </table:table-cell>
          <table:table-cell office:value-type="float" office:value="659.177" calcext:value-type="float">
            <text:p>659.177</text:p>
          </table:table-cell>
          <table:table-cell office:value-type="float" office:value="583.33" calcext:value-type="float">
            <text:p>583.33</text:p>
          </table:table-cell>
          <table:table-cell office:value-type="float" office:value="518.227" calcext:value-type="float">
            <text:p>518.227</text:p>
          </table:table-cell>
          <table:table-cell office:value-type="float" office:value="459.889" calcext:value-type="float">
            <text:p>459.889</text:p>
          </table:table-cell>
          <table:table-cell office:value-type="float" office:value="441.338" calcext:value-type="float">
            <text:p>441.338</text:p>
          </table:table-cell>
          <table:table-cell office:value-type="float" office:value="422.51" calcext:value-type="float">
            <text:p>422.51</text:p>
          </table:table-cell>
          <table:table-cell office:value-type="float" office:value="409.297" calcext:value-type="float">
            <text:p>409.297</text:p>
          </table:table-cell>
          <table:table-cell office:value-type="float" office:value="392.126" calcext:value-type="float">
            <text:p>392.126</text:p>
          </table:table-cell>
          <table:table-cell office:value-type="float" office:value="376.764" calcext:value-type="float">
            <text:p>376.764</text:p>
          </table:table-cell>
          <table:table-cell office:value-type="float" office:value="365.046" calcext:value-type="float">
            <text:p>365.046</text:p>
          </table:table-cell>
          <table:table-cell office:value-type="float" office:value="364.868" calcext:value-type="float">
            <text:p>364.868</text:p>
          </table:table-cell>
          <table:table-cell office:value-type="float" office:value="347.765" calcext:value-type="float">
            <text:p>347.765</text:p>
          </table:table-cell>
          <table:table-cell office:value-type="float" office:value="344.407" calcext:value-type="float">
            <text:p>344.407</text:p>
          </table:table-cell>
          <table:table-cell office:value-type="float" office:value="336.65" calcext:value-type="float">
            <text:p>336.65</text:p>
          </table:table-cell>
          <table:table-cell office:value-type="float" office:value="363.352" calcext:value-type="float">
            <text:p>363.352</text:p>
          </table:table-cell>
          <table:table-cell office:value-type="float" office:value="336.2" calcext:value-type="float">
            <text:p>336.2</text:p>
          </table:table-cell>
          <table:table-cell office:value-type="float" office:value="386.901" calcext:value-type="float">
            <text:p>386.901</text:p>
          </table:table-cell>
          <table:table-cell office:value-type="float" office:value="392.071" calcext:value-type="float">
            <text:p>392.071</text:p>
          </table:table-cell>
          <table:table-cell office:value-type="float" office:value="415.99" calcext:value-type="float">
            <text:p>415.99</text:p>
          </table:table-cell>
          <table:table-cell office:value-type="float" office:value="377.223" calcext:value-type="float">
            <text:p>377.223</text:p>
          </table:table-cell>
          <table:table-cell office:value-type="float" office:value="439.355" calcext:value-type="float">
            <text:p>439.355</text:p>
          </table:table-cell>
          <table:table-cell office:value-type="float" office:value="359.1" calcext:value-type="float">
            <text:p>359.1</text:p>
          </table:table-cell>
          <table:table-cell office:value-type="float" office:value="394.949" calcext:value-type="float">
            <text:p>394.949</text:p>
          </table:table-cell>
          <table:table-cell office:value-type="float" office:value="342.803" calcext:value-type="float">
            <text:p>342.803</text:p>
          </table:table-cell>
          <table:table-cell office:value-type="float" office:value="445.06" calcext:value-type="float">
            <text:p>445.06</text:p>
          </table:table-cell>
          <table:table-cell office:value-type="float" office:value="365.89" calcext:value-type="float">
            <text:p>365.89</text:p>
          </table:table-cell>
          <table:table-cell office:value-type="float" office:value="508.641" calcext:value-type="float">
            <text:p>508.641</text:p>
          </table:table-cell>
          <table:table-cell office:value-type="float" office:value="334.28" calcext:value-type="float">
            <text:p>334.28</text:p>
          </table:table-cell>
          <table:table-cell office:value-type="float" office:value="398.023" calcext:value-type="float">
            <text:p>398.023</text:p>
          </table:table-cell>
          <table:table-cell office:value-type="float" office:value="336.273" calcext:value-type="float">
            <text:p>336.273</text:p>
          </table:table-cell>
          <table:table-cell office:value-type="float" office:value="358.802" calcext:value-type="float">
            <text:p>358.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3124.631" calcext:value-type="float">
            <text:p>3124.631</text:p>
          </table:table-cell>
          <table:table-cell office:value-type="float" office:value="1582.812" calcext:value-type="float">
            <text:p>1582.812</text:p>
          </table:table-cell>
          <table:table-cell office:value-type="float" office:value="1154.136" calcext:value-type="float">
            <text:p>1154.136</text:p>
          </table:table-cell>
          <table:table-cell office:value-type="float" office:value="877.623" calcext:value-type="float">
            <text:p>877.623</text:p>
          </table:table-cell>
          <table:table-cell office:value-type="float" office:value="717.407" calcext:value-type="float">
            <text:p>717.407</text:p>
          </table:table-cell>
          <table:table-cell office:value-type="float" office:value="617.302" calcext:value-type="float">
            <text:p>617.302</text:p>
          </table:table-cell>
          <table:table-cell office:value-type="float" office:value="524.039" calcext:value-type="float">
            <text:p>524.039</text:p>
          </table:table-cell>
          <table:table-cell office:value-type="float" office:value="460.318" calcext:value-type="float">
            <text:p>460.318</text:p>
          </table:table-cell>
          <table:table-cell office:value-type="float" office:value="405.836" calcext:value-type="float">
            <text:p>405.836</text:p>
          </table:table-cell>
          <table:table-cell office:value-type="float" office:value="380.132" calcext:value-type="float">
            <text:p>380.132</text:p>
          </table:table-cell>
          <table:table-cell office:value-type="float" office:value="347.602" calcext:value-type="float">
            <text:p>347.602</text:p>
          </table:table-cell>
          <table:table-cell office:value-type="float" office:value="314.801" calcext:value-type="float">
            <text:p>314.801</text:p>
          </table:table-cell>
          <table:table-cell office:value-type="float" office:value="341.477" calcext:value-type="float">
            <text:p>341.477</text:p>
          </table:table-cell>
          <table:table-cell office:value-type="float" office:value="312.721" calcext:value-type="float">
            <text:p>312.721</text:p>
          </table:table-cell>
          <table:table-cell office:value-type="float" office:value="296.825" calcext:value-type="float">
            <text:p>296.825</text:p>
          </table:table-cell>
          <table:table-cell office:value-type="float" office:value="273.452" calcext:value-type="float">
            <text:p>273.452</text:p>
          </table:table-cell>
          <table:table-cell office:value-type="float" office:value="274.594" calcext:value-type="float">
            <text:p>274.594</text:p>
          </table:table-cell>
          <table:table-cell office:value-type="float" office:value="244.185" calcext:value-type="float">
            <text:p>244.185</text:p>
          </table:table-cell>
          <table:table-cell office:value-type="float" office:value="251.442" calcext:value-type="float">
            <text:p>251.442</text:p>
          </table:table-cell>
          <table:table-cell office:value-type="float" office:value="266.249" calcext:value-type="float">
            <text:p>266.249</text:p>
          </table:table-cell>
          <table:table-cell office:value-type="float" office:value="242.324" calcext:value-type="float">
            <text:p>242.324</text:p>
          </table:table-cell>
          <table:table-cell office:value-type="float" office:value="235.207" calcext:value-type="float">
            <text:p>235.207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42.228" calcext:value-type="float">
            <text:p>242.228</text:p>
          </table:table-cell>
          <table:table-cell office:value-type="float" office:value="231.658" calcext:value-type="float">
            <text:p>231.658</text:p>
          </table:table-cell>
          <table:table-cell office:value-type="float" office:value="217.227" calcext:value-type="float">
            <text:p>217.227</text:p>
          </table:table-cell>
          <table:table-cell office:value-type="float" office:value="228.933" calcext:value-type="float">
            <text:p>228.933</text:p>
          </table:table-cell>
          <table:table-cell office:value-type="float" office:value="217.887" calcext:value-type="float">
            <text:p>217.887</text:p>
          </table:table-cell>
          <table:table-cell office:value-type="float" office:value="221.441" calcext:value-type="float">
            <text:p>221.441</text:p>
          </table:table-cell>
          <table:table-cell office:value-type="float" office:value="218.329" calcext:value-type="float">
            <text:p>218.329</text:p>
          </table:table-cell>
          <table:table-cell office:value-type="float" office:value="209.655" calcext:value-type="float">
            <text:p>209.655</text:p>
          </table:table-cell>
          <table:table-cell office:value-type="float" office:value="220.742" calcext:value-type="float">
            <text:p>220.742</text:p>
          </table:table-cell>
          <table:table-cell office:value-type="float" office:value="203.903" calcext:value-type="float">
            <text:p>203.903</text:p>
          </table:table-cell>
          <table:table-cell office:value-type="float" office:value="215.077" calcext:value-type="float">
            <text:p>215.077</text:p>
          </table:table-cell>
          <table:table-cell office:value-type="float" office:value="217.614" calcext:value-type="float">
            <text:p>217.614</text:p>
          </table:table-cell>
          <table:table-cell office:value-type="float" office:value="223.28" calcext:value-type="float">
            <text:p>22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30.5349384021" calcext:value-type="float">
            <text:p>30.5349384021</text:p>
          </table:table-cell>
          <table:table-cell office:value-type="float" office:value="18.6585756815" calcext:value-type="float">
            <text:p>18.6585756815</text:p>
          </table:table-cell>
          <table:table-cell office:value-type="float" office:value="16.4164246777" calcext:value-type="float">
            <text:p>16.4164246777</text:p>
          </table:table-cell>
          <table:table-cell office:value-type="float" office:value="12.2209943682" calcext:value-type="float">
            <text:p>12.2209943682</text:p>
          </table:table-cell>
          <table:table-cell office:value-type="float" office:value="17.6279008269" calcext:value-type="float">
            <text:p>17.6279008269</text:p>
          </table:table-cell>
          <table:table-cell office:value-type="float" office:value="11.7121854719" calcext:value-type="float">
            <text:p>11.7121854719</text:p>
          </table:table-cell>
          <table:table-cell office:value-type="float" office:value="16.0594136525" calcext:value-type="float">
            <text:p>16.0594136525</text:p>
          </table:table-cell>
          <table:table-cell office:value-type="float" office:value="15.3950808634" calcext:value-type="float">
            <text:p>15.3950808634</text:p>
          </table:table-cell>
          <table:table-cell office:value-type="float" office:value="17.2313632946" calcext:value-type="float">
            <text:p>17.2313632946</text:p>
          </table:table-cell>
          <table:table-cell office:value-type="float" office:value="18.5585141624" calcext:value-type="float">
            <text:p>18.5585141624</text:p>
          </table:table-cell>
          <table:table-cell office:value-type="float" office:value="20.0687457788" calcext:value-type="float">
            <text:p>20.0687457788</text:p>
          </table:table-cell>
          <table:table-cell office:value-type="float" office:value="23.7668938694" calcext:value-type="float">
            <text:p>23.7668938694</text:p>
          </table:table-cell>
          <table:table-cell office:value-type="float" office:value="15.6270496591" calcext:value-type="float">
            <text:p>15.6270496591</text:p>
          </table:table-cell>
          <table:table-cell office:value-type="float" office:value="16.0596038358" calcext:value-type="float">
            <text:p>16.0596038358</text:p>
          </table:table-cell>
          <table:table-cell office:value-type="float" office:value="19.0791817432" calcext:value-type="float">
            <text:p>19.0791817432</text:p>
          </table:table-cell>
          <table:table-cell office:value-type="float" office:value="21.6149010445" calcext:value-type="float">
            <text:p>21.6149010445</text:p>
          </table:table-cell>
          <table:table-cell office:value-type="float" office:value="20.8649177305" calcext:value-type="float">
            <text:p>20.8649177305</text:p>
          </table:table-cell>
          <table:table-cell office:value-type="float" office:value="24.4017256124" calcext:value-type="float">
            <text:p>24.4017256124</text:p>
          </table:table-cell>
          <table:table-cell office:value-type="float" office:value="26.9047769404" calcext:value-type="float">
            <text:p>26.9047769404</text:p>
          </table:table-cell>
          <table:table-cell office:value-type="float" office:value="25.1238768219" calcext:value-type="float">
            <text:p>25.1238768219</text:p>
          </table:table-cell>
          <table:table-cell office:value-type="float" office:value="28.2483418338" calcext:value-type="float">
            <text:p>28.2483418338</text:p>
          </table:table-cell>
          <table:table-cell office:value-type="float" office:value="40.5063356816" calcext:value-type="float">
            <text:p>40.5063356816</text:p>
          </table:table-cell>
          <table:table-cell office:value-type="float" office:value="50.1295484755" calcext:value-type="float">
            <text:p>50.1295484755</text:p>
          </table:table-cell>
          <table:table-cell office:value-type="float" office:value="55.2106001403" calcext:value-type="float">
            <text:p>55.2106001403</text:p>
          </table:table-cell>
          <table:table-cell office:value-type="float" office:value="33.9175942514" calcext:value-type="float">
            <text:p>33.9175942514</text:p>
          </table:table-cell>
          <table:table-cell office:value-type="float" office:value="54.5913890957" calcext:value-type="float">
            <text:p>54.5913890957</text:p>
          </table:table-cell>
          <table:table-cell office:value-type="float" office:value="33.3716980023" calcext:value-type="float">
            <text:p>33.3716980023</text:p>
          </table:table-cell>
          <table:table-cell office:value-type="float" office:value="54.3178272107" calcext:value-type="float">
            <text:p>54.3178272107</text:p>
          </table:table-cell>
          <table:table-cell office:value-type="float" office:value="33.4242944452" calcext:value-type="float">
            <text:p>33.4242944452</text:p>
          </table:table-cell>
          <table:table-cell office:value-type="float" office:value="50.5132873946" calcext:value-type="float">
            <text:p>50.5132873946</text:p>
          </table:table-cell>
          <table:table-cell office:value-type="float" office:value="40.1342440224" calcext:value-type="float">
            <text:p>40.1342440224</text:p>
          </table:table-cell>
          <table:table-cell office:value-type="float" office:value="60.2619153252" calcext:value-type="float">
            <text:p>60.2619153252</text:p>
          </table:table-cell>
          <table:table-cell office:value-type="float" office:value="34.1406632955" calcext:value-type="float">
            <text:p>34.1406632955</text:p>
          </table:table-cell>
          <table:table-cell office:value-type="float" office:value="59.419592743" calcext:value-type="float">
            <text:p>59.419592743</text:p>
          </table:table-cell>
          <table:table-cell office:value-type="float" office:value="40.4080082337" calcext:value-type="float">
            <text:p>40.4080082337</text:p>
          </table:table-cell>
          <table:table-cell office:value-type="float" office:value="37.7087301385" calcext:value-type="float">
            <text:p>37.7087301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30]/[.B16]" office:value-type="float" office:value="0.885261107833702" calcext:value-type="float">
            <text:p>0.8852611078</text:p>
          </table:table-cell>
          <table:table-cell table:formula="of:=[.B30]/[.C16]" office:value-type="float" office:value="1.71298142331011" calcext:value-type="float">
            <text:p>1.7129814233</text:p>
          </table:table-cell>
          <table:table-cell table:formula="of:=[.B30]/[.D16]" office:value-type="float" office:value="2.35643856711918" calcext:value-type="float">
            <text:p>2.3564385671</text:p>
          </table:table-cell>
          <table:table-cell table:formula="of:=[.B30]/[.E16]" office:value-type="float" office:value="3.12372545921588" calcext:value-type="float">
            <text:p>3.1237254592</text:p>
          </table:table-cell>
          <table:table-cell table:formula="of:=[.B30]/[.F16]" office:value-type="float" office:value="3.68855161238748" calcext:value-type="float">
            <text:p>3.6885516124</text:p>
          </table:table-cell>
          <table:table-cell table:formula="of:=[.B30]/[.G16]" office:value-type="float" office:value="4.40754077648849" calcext:value-type="float">
            <text:p>4.4075407765</text:p>
          </table:table-cell>
          <table:table-cell table:formula="of:=[.B30]/[.H16]" office:value-type="float" office:value="5.13138742647718" calcext:value-type="float">
            <text:p>5.1313874265</text:p>
          </table:table-cell>
          <table:table-cell table:formula="of:=[.B30]/[.I16]" office:value-type="float" office:value="5.79856936684016" calcext:value-type="float">
            <text:p>5.7985693668</text:p>
          </table:table-cell>
          <table:table-cell table:formula="of:=[.B30]/[.J16]" office:value-type="float" office:value="6.52529894242945" calcext:value-type="float">
            <text:p>6.5252989424</text:p>
          </table:table-cell>
          <table:table-cell table:formula="of:=[.B30]/[.K16]" office:value-type="float" office:value="6.86121036435516" calcext:value-type="float">
            <text:p>6.8612103644</text:p>
          </table:table-cell>
          <table:table-cell table:formula="of:=[.B30]/[.L16]" office:value-type="float" office:value="7.1968199045099" calcext:value-type="float">
            <text:p>7.1968199045</text:p>
          </table:table-cell>
          <table:table-cell table:formula="of:=[.B30]/[.M16]" office:value-type="float" office:value="7.52230714156437" calcext:value-type="float">
            <text:p>7.5223071416</text:p>
          </table:table-cell>
          <table:table-cell table:formula="of:=[.B30]/[.N16]" office:value-type="float" office:value="7.76400065851862" calcext:value-type="float">
            <text:p>7.7640006585</text:p>
          </table:table-cell>
          <table:table-cell table:formula="of:=[.B30]/[.O16]" office:value-type="float" office:value="8.05806271631417" calcext:value-type="float">
            <text:p>8.0580627163</text:p>
          </table:table-cell>
          <table:table-cell table:formula="of:=[.B30]/[.P16]" office:value-type="float" office:value="8.30624345293927" calcext:value-type="float">
            <text:p>8.3062434529</text:p>
          </table:table-cell>
          <table:table-cell table:formula="of:=[.B30]/[.Q16]" office:value-type="float" office:value="8.57482208167964" calcext:value-type="float">
            <text:p>8.5748220817</text:p>
          </table:table-cell>
          <table:table-cell table:formula="of:=[.B30]/[.R16]" office:value-type="float" office:value="8.93961755374839" calcext:value-type="float">
            <text:p>8.9396175537</text:p>
          </table:table-cell>
          <table:table-cell table:formula="of:=[.B30]/[.S16]" office:value-type="float" office:value="9.25115483419818" calcext:value-type="float">
            <text:p>9.2511548342</text:p>
          </table:table-cell>
          <table:table-cell table:formula="of:=[.B30]/[.T16]" office:value-type="float" office:value="9.37364754673096" calcext:value-type="float">
            <text:p>9.3736475467</text:p>
          </table:table-cell>
          <table:table-cell table:formula="of:=[.B30]/[.U16]" office:value-type="float" office:value="9.3177985835045" calcext:value-type="float">
            <text:p>9.3177985835</text:p>
          </table:table-cell>
          <table:table-cell table:formula="of:=[.B30]/[.V16]" office:value-type="float" office:value="9.83948051145002" calcext:value-type="float">
            <text:p>9.8394805115</text:p>
          </table:table-cell>
          <table:table-cell table:formula="of:=[.B30]/[.W16]" office:value-type="float" office:value="9.64829965983705" calcext:value-type="float">
            <text:p>9.6482996598</text:p>
          </table:table-cell>
          <table:table-cell table:formula="of:=[.B30]/[.X16]" office:value-type="float" office:value="9.41053487158672" calcext:value-type="float">
            <text:p>9.4105348716</text:p>
          </table:table-cell>
          <table:table-cell table:formula="of:=[.B30]/[.Y16]" office:value-type="float" office:value="9.43079039290773" calcext:value-type="float">
            <text:p>9.4307903929</text:p>
          </table:table-cell>
          <table:table-cell table:formula="of:=[.B30]/[.Z16]" office:value-type="float" office:value="10.1231836481772" calcext:value-type="float">
            <text:p>10.1231836482</text:p>
          </table:table-cell>
          <table:table-cell table:formula="of:=[.B30]/[.AA16]" office:value-type="float" office:value="9.76218835273393" calcext:value-type="float">
            <text:p>9.7621883527</text:p>
          </table:table-cell>
          <table:table-cell table:formula="of:=[.B30]/[.AB16]" office:value-type="float" office:value="10.6560281302319" calcext:value-type="float">
            <text:p>10.6560281302</text:p>
          </table:table-cell>
          <table:table-cell table:formula="of:=[.B30]/[.AC16]" office:value-type="float" office:value="10.160076251149" calcext:value-type="float">
            <text:p>10.1600762511</text:p>
          </table:table-cell>
          <table:table-cell table:formula="of:=[.B30]/[.AD16]" office:value-type="float" office:value="10.7514152525876" calcext:value-type="float">
            <text:p>10.7514152526</text:p>
          </table:table-cell>
          <table:table-cell table:formula="of:=[.B30]/[.AE16]" office:value-type="float" office:value="10.6226595794382" calcext:value-type="float">
            <text:p>10.6226595794</text:p>
          </table:table-cell>
          <table:table-cell table:formula="of:=[.B30]/[.AF16]" office:value-type="float" office:value="10.5567276572137" calcext:value-type="float">
            <text:p>10.5567276572</text:p>
          </table:table-cell>
          <table:table-cell table:formula="of:=[.B30]/[.AG16]" office:value-type="float" office:value="10.1804541791636" calcext:value-type="float">
            <text:p>10.1804541792</text:p>
          </table:table-cell>
          <table:table-cell table:formula="of:=[.B30]/[.AH16]" office:value-type="float" office:value="10.5880031757964" calcext:value-type="float">
            <text:p>10.5880031758</text:p>
          </table:table-cell>
          <table:table-cell table:formula="of:=[.B30]/[.AI16]" office:value-type="float" office:value="10.0176066670756" calcext:value-type="float">
            <text:p>10.0176066671</text:p>
          </table:table-cell>
          <table:table-cell table:formula="of:=[.B30]/[.AJ16]" office:value-type="float" office:value="10.5116400675641" calcext:value-type="float">
            <text:p>10.5116400676</text:p>
          </table:table-cell>
          <table:table-cell table:formula="of:=[.B30]/[.AK16]" office:value-type="float" office:value="10.3799367300907" calcext:value-type="float">
            <text:p>10.3799367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20]/[.B1]" office:value-type="float" office:value="0.885261107833702" calcext:value-type="float">
            <text:p>0.8852611078</text:p>
          </table:table-cell>
          <table:table-cell table:formula="of:=[.C20]/[.C1]" office:value-type="float" office:value="0.856490711655053" calcext:value-type="float">
            <text:p>0.8564907117</text:p>
          </table:table-cell>
          <table:table-cell table:formula="of:=[.D20]/[.D1]" office:value-type="float" office:value="0.78547952237306" calcext:value-type="float">
            <text:p>0.7854795224</text:p>
          </table:table-cell>
          <table:table-cell table:formula="of:=[.E20]/[.E1]" office:value-type="float" office:value="0.780931364803969" calcext:value-type="float">
            <text:p>0.7809313648</text:p>
          </table:table-cell>
          <table:table-cell table:formula="of:=[.F20]/[.F1]" office:value-type="float" office:value="0.737710322477497" calcext:value-type="float">
            <text:p>0.7377103225</text:p>
          </table:table-cell>
          <table:table-cell table:formula="of:=[.G20]/[.G1]" office:value-type="float" office:value="0.734590129414749" calcext:value-type="float">
            <text:p>0.7345901294</text:p>
          </table:table-cell>
          <table:table-cell table:formula="of:=[.H20]/[.H1]" office:value-type="float" office:value="0.733055346639597" calcext:value-type="float">
            <text:p>0.7330553466</text:p>
          </table:table-cell>
          <table:table-cell table:formula="of:=[.I20]/[.I1]" office:value-type="float" office:value="0.72482117085502" calcext:value-type="float">
            <text:p>0.7248211709</text:p>
          </table:table-cell>
          <table:table-cell table:formula="of:=[.J20]/[.J1]" office:value-type="float" office:value="0.725033215825494" calcext:value-type="float">
            <text:p>0.7250332158</text:p>
          </table:table-cell>
          <table:table-cell table:formula="of:=[.K20]/[.K1]" office:value-type="float" office:value="0.686121036435516" calcext:value-type="float">
            <text:p>0.6861210364</text:p>
          </table:table-cell>
          <table:table-cell table:formula="of:=[.L20]/[.L1]" office:value-type="float" office:value="0.654256354955445" calcext:value-type="float">
            <text:p>0.654256355</text:p>
          </table:table-cell>
          <table:table-cell table:formula="of:=[.M20]/[.M1]" office:value-type="float" office:value="0.626858928463698" calcext:value-type="float">
            <text:p>0.6268589285</text:p>
          </table:table-cell>
          <table:table-cell table:formula="of:=[.N20]/[.N1]" office:value-type="float" office:value="0.597230819886048" calcext:value-type="float">
            <text:p>0.5972308199</text:p>
          </table:table-cell>
          <table:table-cell table:formula="of:=[.O20]/[.O1]" office:value-type="float" office:value="0.575575908308155" calcext:value-type="float">
            <text:p>0.5755759083</text:p>
          </table:table-cell>
          <table:table-cell table:formula="of:=[.P20]/[.P1]" office:value-type="float" office:value="0.553749563529285" calcext:value-type="float">
            <text:p>0.5537495635</text:p>
          </table:table-cell>
          <table:table-cell table:formula="of:=[.Q20]/[.Q1]" office:value-type="float" office:value="0.535926380104977" calcext:value-type="float">
            <text:p>0.5359263801</text:p>
          </table:table-cell>
          <table:table-cell table:formula="of:=[.R20]/[.R1]" office:value-type="float" office:value="0.525859856102847" calcext:value-type="float">
            <text:p>0.5258598561</text:p>
          </table:table-cell>
          <table:table-cell table:formula="of:=[.S20]/[.S1]" office:value-type="float" office:value="0.513953046344343" calcext:value-type="float">
            <text:p>0.5139530463</text:p>
          </table:table-cell>
          <table:table-cell table:formula="of:=[.T20]/[.T1]" office:value-type="float" office:value="0.493349870880577" calcext:value-type="float">
            <text:p>0.4933498709</text:p>
          </table:table-cell>
          <table:table-cell table:formula="of:=[.U20]/[.U1]" office:value-type="float" office:value="0.465889929175225" calcext:value-type="float">
            <text:p>0.4658899292</text:p>
          </table:table-cell>
          <table:table-cell table:formula="of:=[.V20]/[.V1]" office:value-type="float" office:value="0.468546691021429" calcext:value-type="float">
            <text:p>0.468546691</text:p>
          </table:table-cell>
          <table:table-cell table:formula="of:=[.W20]/[.W1]" office:value-type="float" office:value="0.438559075447139" calcext:value-type="float">
            <text:p>0.4385590754</text:p>
          </table:table-cell>
          <table:table-cell table:formula="of:=[.X20]/[.X1]" office:value-type="float" office:value="0.409153690068988" calcext:value-type="float">
            <text:p>0.4091536901</text:p>
          </table:table-cell>
          <table:table-cell table:formula="of:=[.Y20]/[.Y1]" office:value-type="float" office:value="0.392949599704489" calcext:value-type="float">
            <text:p>0.3929495997</text:p>
          </table:table-cell>
          <table:table-cell table:formula="of:=[.Z20]/[.Z1]" office:value-type="float" office:value="0.404927345927088" calcext:value-type="float">
            <text:p>0.4049273459</text:p>
          </table:table-cell>
          <table:table-cell table:formula="of:=[.AA20]/[.AA1]" office:value-type="float" office:value="0.375468782797459" calcext:value-type="float">
            <text:p>0.3754687828</text:p>
          </table:table-cell>
          <table:table-cell table:formula="of:=[.AB20]/[.AB1]" office:value-type="float" office:value="0.394667708527109" calcext:value-type="float">
            <text:p>0.3946677085</text:p>
          </table:table-cell>
          <table:table-cell table:formula="of:=[.AC20]/[.AC1]" office:value-type="float" office:value="0.362859866112463" calcext:value-type="float">
            <text:p>0.3628598661</text:p>
          </table:table-cell>
          <table:table-cell table:formula="of:=[.AD20]/[.AD1]" office:value-type="float" office:value="0.370738456985778" calcext:value-type="float">
            <text:p>0.370738457</text:p>
          </table:table-cell>
          <table:table-cell table:formula="of:=[.AE20]/[.AE1]" office:value-type="float" office:value="0.35408865264794" calcext:value-type="float">
            <text:p>0.3540886526</text:p>
          </table:table-cell>
          <table:table-cell table:formula="of:=[.AF20]/[.AF1]" office:value-type="float" office:value="0.340539601845605" calcext:value-type="float">
            <text:p>0.3405396018</text:p>
          </table:table-cell>
          <table:table-cell table:formula="of:=[.AG20]/[.AG1]" office:value-type="float" office:value="0.318139193098862" calcext:value-type="float">
            <text:p>0.3181391931</text:p>
          </table:table-cell>
          <table:table-cell table:formula="of:=[.AH20]/[.AH1]" office:value-type="float" office:value="0.320848581084741" calcext:value-type="float">
            <text:p>0.3208485811</text:p>
          </table:table-cell>
          <table:table-cell table:formula="of:=[.AI20]/[.AI1]" office:value-type="float" office:value="0.294635490208105" calcext:value-type="float">
            <text:p>0.2946354902</text:p>
          </table:table-cell>
          <table:table-cell table:formula="of:=[.AJ20]/[.AJ1]" office:value-type="float" office:value="0.300332573358973" calcext:value-type="float">
            <text:p>0.3003325734</text:p>
          </table:table-cell>
          <table:table-cell table:formula="of:=[.AK20]/[.AK1]" office:value-type="float" office:value="0.288331575835853" calcext:value-type="float">
            <text:p>0.2883315758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2981.602" calcext:value-type="float">
            <text:p>2981.602</text:p>
          </table:table-cell>
          <table:table-cell office:value-type="float" office:value="1650.1501904762" calcext:value-type="float">
            <text:p>1650.1501904762</text:p>
          </table:table-cell>
          <table:table-cell office:value-type="float" office:value="949.7195238095" calcext:value-type="float">
            <text:p>949.7195238095</text:p>
          </table:table-cell>
          <table:table-cell office:value-type="float" office:value="680.490952381" calcext:value-type="float">
            <text:p>680.490952381</text:p>
          </table:table-cell>
          <table:table-cell office:value-type="float" office:value="569.765047619" calcext:value-type="float">
            <text:p>569.765047619</text:p>
          </table:table-cell>
          <table:table-cell office:value-type="float" office:value="510.336" calcext:value-type="float">
            <text:p>510.336</text:p>
          </table:table-cell>
          <table:table-cell office:value-type="float" office:value="457.5197619048" calcext:value-type="float">
            <text:p>457.5197619048</text:p>
          </table:table-cell>
          <table:table-cell office:value-type="float" office:value="418.1675714286" calcext:value-type="float">
            <text:p>418.1675714286</text:p>
          </table:table-cell>
          <table:table-cell office:value-type="float" office:value="393.9182380952" calcext:value-type="float">
            <text:p>393.9182380952</text:p>
          </table:table-cell>
          <table:table-cell office:value-type="float" office:value="384.5481428571" calcext:value-type="float">
            <text:p>384.5481428571</text:p>
          </table:table-cell>
          <table:table-cell office:value-type="float" office:value="374.1906666667" calcext:value-type="float">
            <text:p>374.1906666667</text:p>
          </table:table-cell>
          <table:table-cell office:value-type="float" office:value="368.7823333333" calcext:value-type="float">
            <text:p>368.7823333333</text:p>
          </table:table-cell>
          <table:table-cell office:value-type="float" office:value="359.1779047619" calcext:value-type="float">
            <text:p>359.1779047619</text:p>
          </table:table-cell>
          <table:table-cell office:value-type="float" office:value="369.2414761905" calcext:value-type="float">
            <text:p>369.2414761905</text:p>
          </table:table-cell>
          <table:table-cell office:value-type="float" office:value="358.450952381" calcext:value-type="float">
            <text:p>358.450952381</text:p>
          </table:table-cell>
          <table:table-cell office:value-type="float" office:value="353.0581428571" calcext:value-type="float">
            <text:p>353.0581428571</text:p>
          </table:table-cell>
          <table:table-cell office:value-type="float" office:value="356.835" calcext:value-type="float">
            <text:p>356.835</text:p>
          </table:table-cell>
          <table:table-cell office:value-type="float" office:value="353.5304761905" calcext:value-type="float">
            <text:p>353.5304761905</text:p>
          </table:table-cell>
          <table:table-cell office:value-type="float" office:value="358.0497619048" calcext:value-type="float">
            <text:p>358.0497619048</text:p>
          </table:table-cell>
          <table:table-cell office:value-type="float" office:value="362.0806666667" calcext:value-type="float">
            <text:p>362.0806666667</text:p>
          </table:table-cell>
          <table:table-cell office:value-type="float" office:value="375.0767142857" calcext:value-type="float">
            <text:p>375.0767142857</text:p>
          </table:table-cell>
          <table:table-cell office:value-type="float" office:value="365.5205238095" calcext:value-type="float">
            <text:p>365.5205238095</text:p>
          </table:table-cell>
          <table:table-cell office:value-type="float" office:value="390.2639047619" calcext:value-type="float">
            <text:p>390.2639047619</text:p>
          </table:table-cell>
          <table:table-cell office:value-type="float" office:value="380.8424761905" calcext:value-type="float">
            <text:p>380.8424761905</text:p>
          </table:table-cell>
          <table:table-cell office:value-type="float" office:value="393.6562857143" calcext:value-type="float">
            <text:p>393.6562857143</text:p>
          </table:table-cell>
          <table:table-cell office:value-type="float" office:value="399.2821428571" calcext:value-type="float">
            <text:p>399.2821428571</text:p>
          </table:table-cell>
          <table:table-cell office:value-type="float" office:value="393.8881428571" calcext:value-type="float">
            <text:p>393.8881428571</text:p>
          </table:table-cell>
          <table:table-cell office:value-type="float" office:value="423.9993333333" calcext:value-type="float">
            <text:p>423.9993333333</text:p>
          </table:table-cell>
          <table:table-cell office:value-type="float" office:value="433.0390952381" calcext:value-type="float">
            <text:p>433.0390952381</text:p>
          </table:table-cell>
          <table:table-cell office:value-type="float" office:value="444.1991428571" calcext:value-type="float">
            <text:p>444.1991428571</text:p>
          </table:table-cell>
          <table:table-cell office:value-type="float" office:value="450.1321428571" calcext:value-type="float">
            <text:p>450.1321428571</text:p>
          </table:table-cell>
          <table:table-cell office:value-type="float" office:value="474.4331904762" calcext:value-type="float">
            <text:p>474.4331904762</text:p>
          </table:table-cell>
          <table:table-cell office:value-type="float" office:value="476.6806190476" calcext:value-type="float">
            <text:p>476.6806190476</text:p>
          </table:table-cell>
          <table:table-cell office:value-type="float" office:value="512.0944761905" calcext:value-type="float">
            <text:p>512.0944761905</text:p>
          </table:table-cell>
          <table:table-cell office:value-type="float" office:value="524.4512380952" calcext:value-type="float">
            <text:p>524.4512380952</text:p>
          </table:table-cell>
          <table:table-cell office:value-type="float" office:value="535.3965714286" calcext:value-type="float">
            <text:p>535.396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2994.361" calcext:value-type="float">
            <text:p>2994.361</text:p>
          </table:table-cell>
          <table:table-cell office:value-type="float" office:value="1670.703" calcext:value-type="float">
            <text:p>1670.703</text:p>
          </table:table-cell>
          <table:table-cell office:value-type="float" office:value="1048.767" calcext:value-type="float">
            <text:p>1048.767</text:p>
          </table:table-cell>
          <table:table-cell office:value-type="float" office:value="799.717" calcext:value-type="float">
            <text:p>799.717</text:p>
          </table:table-cell>
          <table:table-cell office:value-type="float" office:value="638.558" calcext:value-type="float">
            <text:p>638.558</text:p>
          </table:table-cell>
          <table:table-cell office:value-type="float" office:value="596.295" calcext:value-type="float">
            <text:p>596.295</text:p>
          </table:table-cell>
          <table:table-cell office:value-type="float" office:value="537.41" calcext:value-type="float">
            <text:p>537.41</text:p>
          </table:table-cell>
          <table:table-cell office:value-type="float" office:value="496.365" calcext:value-type="float">
            <text:p>496.365</text:p>
          </table:table-cell>
          <table:table-cell office:value-type="float" office:value="469.869" calcext:value-type="float">
            <text:p>469.869</text:p>
          </table:table-cell>
          <table:table-cell office:value-type="float" office:value="485.745" calcext:value-type="float">
            <text:p>485.745</text:p>
          </table:table-cell>
          <table:table-cell office:value-type="float" office:value="439.525" calcext:value-type="float">
            <text:p>439.525</text:p>
          </table:table-cell>
          <table:table-cell office:value-type="float" office:value="406.473" calcext:value-type="float">
            <text:p>406.473</text:p>
          </table:table-cell>
          <table:table-cell office:value-type="float" office:value="391.697" calcext:value-type="float">
            <text:p>391.697</text:p>
          </table:table-cell>
          <table:table-cell office:value-type="float" office:value="418.339" calcext:value-type="float">
            <text:p>418.339</text:p>
          </table:table-cell>
          <table:table-cell office:value-type="float" office:value="420.605" calcext:value-type="float">
            <text:p>420.605</text:p>
          </table:table-cell>
          <table:table-cell office:value-type="float" office:value="383.711" calcext:value-type="float">
            <text:p>383.711</text:p>
          </table:table-cell>
          <table:table-cell office:value-type="float" office:value="393.037" calcext:value-type="float">
            <text:p>393.037</text:p>
          </table:table-cell>
          <table:table-cell office:value-type="float" office:value="410.871" calcext:value-type="float">
            <text:p>410.871</text:p>
          </table:table-cell>
          <table:table-cell office:value-type="float" office:value="405.151" calcext:value-type="float">
            <text:p>405.151</text:p>
          </table:table-cell>
          <table:table-cell office:value-type="float" office:value="421.693" calcext:value-type="float">
            <text:p>421.693</text:p>
          </table:table-cell>
          <table:table-cell office:value-type="float" office:value="429.628" calcext:value-type="float">
            <text:p>429.628</text:p>
          </table:table-cell>
          <table:table-cell office:value-type="float" office:value="421.748" calcext:value-type="float">
            <text:p>421.748</text:p>
          </table:table-cell>
          <table:table-cell office:value-type="float" office:value="468.552" calcext:value-type="float">
            <text:p>468.552</text:p>
          </table:table-cell>
          <table:table-cell office:value-type="float" office:value="455.524" calcext:value-type="float">
            <text:p>455.524</text:p>
          </table:table-cell>
          <table:table-cell office:value-type="float" office:value="467.707" calcext:value-type="float">
            <text:p>467.707</text:p>
          </table:table-cell>
          <table:table-cell office:value-type="float" office:value="449.532" calcext:value-type="float">
            <text:p>449.532</text:p>
          </table:table-cell>
          <table:table-cell office:value-type="float" office:value="458.181" calcext:value-type="float">
            <text:p>458.181</text:p>
          </table:table-cell>
          <table:table-cell office:value-type="float" office:value="453.742" calcext:value-type="float">
            <text:p>453.742</text:p>
          </table:table-cell>
          <table:table-cell office:value-type="float" office:value="469.154" calcext:value-type="float">
            <text:p>469.154</text:p>
          </table:table-cell>
          <table:table-cell office:value-type="float" office:value="487.673" calcext:value-type="float">
            <text:p>487.673</text:p>
          </table:table-cell>
          <table:table-cell office:value-type="float" office:value="501.038" calcext:value-type="float">
            <text:p>501.038</text:p>
          </table:table-cell>
          <table:table-cell office:value-type="float" office:value="544.43" calcext:value-type="float">
            <text:p>544.43</text:p>
          </table:table-cell>
          <table:table-cell office:value-type="float" office:value="555.717" calcext:value-type="float">
            <text:p>555.717</text:p>
          </table:table-cell>
          <table:table-cell office:value-type="float" office:value="570.88" calcext:value-type="float">
            <text:p>570.88</text:p>
          </table:table-cell>
          <table:table-cell office:value-type="float" office:value="593.216" calcext:value-type="float">
            <text:p>593.216</text:p>
          </table:table-cell>
          <table:table-cell office:value-type="float" office:value="590.065" calcext:value-type="float">
            <text:p>590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2963.959" calcext:value-type="float">
            <text:p>2963.959</text:p>
          </table:table-cell>
          <table:table-cell office:value-type="float" office:value="1596.12" calcext:value-type="float">
            <text:p>1596.12</text:p>
          </table:table-cell>
          <table:table-cell office:value-type="float" office:value="851.865" calcext:value-type="float">
            <text:p>851.865</text:p>
          </table:table-cell>
          <table:table-cell office:value-type="float" office:value="597.036" calcext:value-type="float">
            <text:p>597.036</text:p>
          </table:table-cell>
          <table:table-cell office:value-type="float" office:value="498.408" calcext:value-type="float">
            <text:p>498.408</text:p>
          </table:table-cell>
          <table:table-cell office:value-type="float" office:value="432.761" calcext:value-type="float">
            <text:p>432.761</text:p>
          </table:table-cell>
          <table:table-cell office:value-type="float" office:value="401.898" calcext:value-type="float">
            <text:p>401.898</text:p>
          </table:table-cell>
          <table:table-cell office:value-type="float" office:value="369.571" calcext:value-type="float">
            <text:p>369.571</text:p>
          </table:table-cell>
          <table:table-cell office:value-type="float" office:value="316.989" calcext:value-type="float">
            <text:p>316.989</text:p>
          </table:table-cell>
          <table:table-cell office:value-type="float" office:value="321.742" calcext:value-type="float">
            <text:p>321.742</text:p>
          </table:table-cell>
          <table:table-cell office:value-type="float" office:value="323.607" calcext:value-type="float">
            <text:p>323.607</text:p>
          </table:table-cell>
          <table:table-cell office:value-type="float" office:value="337.558" calcext:value-type="float">
            <text:p>337.558</text:p>
          </table:table-cell>
          <table:table-cell office:value-type="float" office:value="303.117" calcext:value-type="float">
            <text:p>303.117</text:p>
          </table:table-cell>
          <table:table-cell office:value-type="float" office:value="326.111" calcext:value-type="float">
            <text:p>326.111</text:p>
          </table:table-cell>
          <table:table-cell office:value-type="float" office:value="306.706" calcext:value-type="float">
            <text:p>306.706</text:p>
          </table:table-cell>
          <table:table-cell office:value-type="float" office:value="319.328" calcext:value-type="float">
            <text:p>319.328</text:p>
          </table:table-cell>
          <table:table-cell office:value-type="float" office:value="308.235" calcext:value-type="float">
            <text:p>308.235</text:p>
          </table:table-cell>
          <table:table-cell office:value-type="float" office:value="301.037" calcext:value-type="float">
            <text:p>301.037</text:p>
          </table:table-cell>
          <table:table-cell office:value-type="float" office:value="309.242" calcext:value-type="float">
            <text:p>309.242</text:p>
          </table:table-cell>
          <table:table-cell office:value-type="float" office:value="320.001" calcext:value-type="float">
            <text:p>320.001</text:p>
          </table:table-cell>
          <table:table-cell office:value-type="float" office:value="315.937" calcext:value-type="float">
            <text:p>315.937</text:p>
          </table:table-cell>
          <table:table-cell office:value-type="float" office:value="309.268" calcext:value-type="float">
            <text:p>309.268</text:p>
          </table:table-cell>
          <table:table-cell office:value-type="float" office:value="337.785" calcext:value-type="float">
            <text:p>337.785</text:p>
          </table:table-cell>
          <table:table-cell office:value-type="float" office:value="328.276" calcext:value-type="float">
            <text:p>328.276</text:p>
          </table:table-cell>
          <table:table-cell office:value-type="float" office:value="308.398" calcext:value-type="float">
            <text:p>308.398</text:p>
          </table:table-cell>
          <table:table-cell office:value-type="float" office:value="354.94" calcext:value-type="float">
            <text:p>354.94</text:p>
          </table:table-cell>
          <table:table-cell office:value-type="float" office:value="352.304" calcext:value-type="float">
            <text:p>352.304</text:p>
          </table:table-cell>
          <table:table-cell office:value-type="float" office:value="364.708" calcext:value-type="float">
            <text:p>364.708</text:p>
          </table:table-cell>
          <table:table-cell office:value-type="float" office:value="384.212" calcext:value-type="float">
            <text:p>384.212</text:p>
          </table:table-cell>
          <table:table-cell office:value-type="float" office:value="397.247" calcext:value-type="float">
            <text:p>397.247</text:p>
          </table:table-cell>
          <table:table-cell office:value-type="float" office:value="405.814" calcext:value-type="float">
            <text:p>405.814</text:p>
          </table:table-cell>
          <table:table-cell office:value-type="float" office:value="407.382" calcext:value-type="float">
            <text:p>407.382</text:p>
          </table:table-cell>
          <table:table-cell office:value-type="float" office:value="419.563" calcext:value-type="float">
            <text:p>419.563</text:p>
          </table:table-cell>
          <table:table-cell office:value-type="float" office:value="474.773" calcext:value-type="float">
            <text:p>474.773</text:p>
          </table:table-cell>
          <table:table-cell office:value-type="float" office:value="445.457" calcext:value-type="float">
            <text:p>445.457</text:p>
          </table:table-cell>
          <table:table-cell office:value-type="float" office:value="478.999" calcext:value-type="float">
            <text:p>478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10.0092797721" calcext:value-type="float">
            <text:p>10.0092797721</text:p>
          </table:table-cell>
          <table:table-cell office:value-type="float" office:value="21.7918414014" calcext:value-type="float">
            <text:p>21.7918414014</text:p>
          </table:table-cell>
          <table:table-cell office:value-type="float" office:value="57.5710048815" calcext:value-type="float">
            <text:p>57.5710048815</text:p>
          </table:table-cell>
          <table:table-cell office:value-type="float" office:value="60.5712993137" calcext:value-type="float">
            <text:p>60.5712993137</text:p>
          </table:table-cell>
          <table:table-cell office:value-type="float" office:value="45.2869399612" calcext:value-type="float">
            <text:p>45.2869399612</text:p>
          </table:table-cell>
          <table:table-cell office:value-type="float" office:value="44.3159129535" calcext:value-type="float">
            <text:p>44.3159129535</text:p>
          </table:table-cell>
          <table:table-cell office:value-type="float" office:value="33.2751227449" calcext:value-type="float">
            <text:p>33.2751227449</text:p>
          </table:table-cell>
          <table:table-cell office:value-type="float" office:value="32.2261588551" calcext:value-type="float">
            <text:p>32.2261588551</text:p>
          </table:table-cell>
          <table:table-cell office:value-type="float" office:value="34.8416701866" calcext:value-type="float">
            <text:p>34.8416701866</text:p>
          </table:table-cell>
          <table:table-cell office:value-type="float" office:value="32.2864975575" calcext:value-type="float">
            <text:p>32.2864975575</text:p>
          </table:table-cell>
          <table:table-cell office:value-type="float" office:value="26.8151560322" calcext:value-type="float">
            <text:p>26.8151560322</text:p>
          </table:table-cell>
          <table:table-cell office:value-type="float" office:value="19.8818794719" calcext:value-type="float">
            <text:p>19.8818794719</text:p>
          </table:table-cell>
          <table:table-cell office:value-type="float" office:value="23.0377917603" calcext:value-type="float">
            <text:p>23.0377917603</text:p>
          </table:table-cell>
          <table:table-cell office:value-type="float" office:value="24.7139914029" calcext:value-type="float">
            <text:p>24.7139914029</text:p>
          </table:table-cell>
          <table:table-cell office:value-type="float" office:value="26.4250220009" calcext:value-type="float">
            <text:p>26.4250220009</text:p>
          </table:table-cell>
          <table:table-cell office:value-type="float" office:value="18.0530561936" calcext:value-type="float">
            <text:p>18.0530561936</text:p>
          </table:table-cell>
          <table:table-cell office:value-type="float" office:value="24.1876369102" calcext:value-type="float">
            <text:p>24.1876369102</text:p>
          </table:table-cell>
          <table:table-cell office:value-type="float" office:value="21.8632117485" calcext:value-type="float">
            <text:p>21.8632117485</text:p>
          </table:table-cell>
          <table:table-cell office:value-type="float" office:value="28.848928129" calcext:value-type="float">
            <text:p>28.848928129</text:p>
          </table:table-cell>
          <table:table-cell office:value-type="float" office:value="28.3191897648" calcext:value-type="float">
            <text:p>28.3191897648</text:p>
          </table:table-cell>
          <table:table-cell office:value-type="float" office:value="27.3917828831" calcext:value-type="float">
            <text:p>27.3917828831</text:p>
          </table:table-cell>
          <table:table-cell office:value-type="float" office:value="28.9015637736" calcext:value-type="float">
            <text:p>28.9015637736</text:p>
          </table:table-cell>
          <table:table-cell office:value-type="float" office:value="31.4453378419" calcext:value-type="float">
            <text:p>31.4453378419</text:p>
          </table:table-cell>
          <table:table-cell office:value-type="float" office:value="33.2871895429" calcext:value-type="float">
            <text:p>33.2871895429</text:p>
          </table:table-cell>
          <table:table-cell office:value-type="float" office:value="35.9296957142" calcext:value-type="float">
            <text:p>35.9296957142</text:p>
          </table:table-cell>
          <table:table-cell office:value-type="float" office:value="27.2133006364" calcext:value-type="float">
            <text:p>27.2133006364</text:p>
          </table:table-cell>
          <table:table-cell office:value-type="float" office:value="28.2919505996" calcext:value-type="float">
            <text:p>28.2919505996</text:p>
          </table:table-cell>
          <table:table-cell office:value-type="float" office:value="21.4487555195" calcext:value-type="float">
            <text:p>21.4487555195</text:p>
          </table:table-cell>
          <table:table-cell office:value-type="float" office:value="23.7222122723" calcext:value-type="float">
            <text:p>23.7222122723</text:p>
          </table:table-cell>
          <table:table-cell office:value-type="float" office:value="26.4122448881" calcext:value-type="float">
            <text:p>26.4122448881</text:p>
          </table:table-cell>
          <table:table-cell office:value-type="float" office:value="23.518548219" calcext:value-type="float">
            <text:p>23.518548219</text:p>
          </table:table-cell>
          <table:table-cell office:value-type="float" office:value="41.5652926811" calcext:value-type="float">
            <text:p>41.5652926811</text:p>
          </table:table-cell>
          <table:table-cell office:value-type="float" office:value="35.411754271" calcext:value-type="float">
            <text:p>35.411754271</text:p>
          </table:table-cell>
          <table:table-cell office:value-type="float" office:value="23.8187805914" calcext:value-type="float">
            <text:p>23.8187805914</text:p>
          </table:table-cell>
          <table:table-cell office:value-type="float" office:value="39.340389956" calcext:value-type="float">
            <text:p>39.340389956</text:p>
          </table:table-cell>
          <table:table-cell office:value-type="float" office:value="29.8041428724" calcext:value-type="float">
            <text:p>29.8041428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30]/[.B23]" office:value-type="float" office:value="0.947896852094948" calcext:value-type="float">
            <text:p>0.9478968521</text:p>
          </table:table-cell>
          <table:table-cell table:formula="of:=[.B30]/[.C23]" office:value-type="float" office:value="1.71272358498738" calcext:value-type="float">
            <text:p>1.712723585</text:p>
          </table:table-cell>
          <table:table-cell table:formula="of:=[.B30]/[.D23]" office:value-type="float" office:value="2.97587980361127" calcext:value-type="float">
            <text:p>2.9758798036</text:p>
          </table:table-cell>
          <table:table-cell table:formula="of:=[.B30]/[.E23]" office:value-type="float" office:value="4.15325308898098" calcext:value-type="float">
            <text:p>4.153253089</text:p>
          </table:table-cell>
          <table:table-cell table:formula="of:=[.B30]/[.F23]" office:value-type="float" office:value="4.96038000542621" calcext:value-type="float">
            <text:p>4.9603800054</text:p>
          </table:table-cell>
          <table:table-cell table:formula="of:=[.B30]/[.G23]" office:value-type="float" office:value="5.53802034346" calcext:value-type="float">
            <text:p>5.5380203435</text:p>
          </table:table-cell>
          <table:table-cell table:formula="of:=[.B30]/[.H23]" office:value-type="float" office:value="6.17733130965408" calcext:value-type="float">
            <text:p>6.1773313097</text:p>
          </table:table-cell>
          <table:table-cell table:formula="of:=[.B30]/[.I23]" office:value-type="float" office:value="6.75865691914986" calcext:value-type="float">
            <text:p>6.7586569191</text:p>
          </table:table-cell>
          <table:table-cell table:formula="of:=[.B30]/[.J23]" office:value-type="float" office:value="7.17471514816475" calcext:value-type="float">
            <text:p>7.1747151482</text:p>
          </table:table-cell>
          <table:table-cell table:formula="of:=[.B30]/[.K23]" office:value-type="float" office:value="7.3495378992124" calcext:value-type="float">
            <text:p>7.3495378992</text:p>
          </table:table-cell>
          <table:table-cell table:formula="of:=[.B30]/[.L23]" office:value-type="float" office:value="7.55297072258995" calcext:value-type="float">
            <text:p>7.5529707226</text:p>
          </table:table-cell>
          <table:table-cell table:formula="of:=[.B30]/[.M23]" office:value-type="float" office:value="7.66373791405478" calcext:value-type="float">
            <text:p>7.6637379141</text:p>
          </table:table-cell>
          <table:table-cell table:formula="of:=[.B30]/[.N23]" office:value-type="float" office:value="7.86866650907586" calcext:value-type="float">
            <text:p>7.8686665091</text:p>
          </table:table-cell>
          <table:table-cell table:formula="of:=[.B30]/[.O23]" office:value-type="float" office:value="7.6542082410641" calcext:value-type="float">
            <text:p>7.6542082411</text:p>
          </table:table-cell>
          <table:table-cell table:formula="of:=[.B30]/[.P23]" office:value-type="float" office:value="7.88462446877797" calcext:value-type="float">
            <text:p>7.8846244688</text:p>
          </table:table-cell>
          <table:table-cell table:formula="of:=[.B30]/[.Q23]" office:value-type="float" office:value="8.00505867710272" calcext:value-type="float">
            <text:p>8.0050586771</text:p>
          </table:table-cell>
          <table:table-cell table:formula="of:=[.B30]/[.R23]" office:value-type="float" office:value="7.92033054492973" calcext:value-type="float">
            <text:p>7.9203305449</text:p>
          </table:table-cell>
          <table:table-cell table:formula="of:=[.B30]/[.S23]" office:value-type="float" office:value="7.99436354244344" calcext:value-type="float">
            <text:p>7.9943635424</text:p>
          </table:table-cell>
          <table:table-cell table:formula="of:=[.B30]/[.T23]" office:value-type="float" office:value="7.89345909620087" calcext:value-type="float">
            <text:p>7.8934590962</text:p>
          </table:table-cell>
          <table:table-cell table:formula="of:=[.B30]/[.U23]" office:value-type="float" office:value="7.80558425286375" calcext:value-type="float">
            <text:p>7.8055842529</text:p>
          </table:table-cell>
          <table:table-cell table:formula="of:=[.B30]/[.V23]" office:value-type="float" office:value="7.53512826138072" calcext:value-type="float">
            <text:p>7.5351282614</text:p>
          </table:table-cell>
          <table:table-cell table:formula="of:=[.B30]/[.W23]" office:value-type="float" office:value="7.73212710614567" calcext:value-type="float">
            <text:p>7.7321271061</text:p>
          </table:table-cell>
          <table:table-cell table:formula="of:=[.B30]/[.X23]" office:value-type="float" office:value="7.24189738152775" calcext:value-type="float">
            <text:p>7.2418973815</text:p>
          </table:table-cell>
          <table:table-cell table:formula="of:=[.B30]/[.Y23]" office:value-type="float" office:value="7.42105024174428" calcext:value-type="float">
            <text:p>7.4210502417</text:p>
          </table:table-cell>
          <table:table-cell table:formula="of:=[.B30]/[.Z23]" office:value-type="float" office:value="7.17948944946145" calcext:value-type="float">
            <text:p>7.1794894495</text:p>
          </table:table-cell>
          <table:table-cell table:formula="of:=[.B30]/[.AA23]" office:value-type="float" office:value="7.07833095108261" calcext:value-type="float">
            <text:p>7.0783309511</text:p>
          </table:table-cell>
          <table:table-cell table:formula="of:=[.B30]/[.AB23]" office:value-type="float" office:value="7.17526333618361" calcext:value-type="float">
            <text:p>7.1752633362</text:p>
          </table:table-cell>
          <table:table-cell table:formula="of:=[.B30]/[.AC23]" office:value-type="float" office:value="6.66569715518473" calcext:value-type="float">
            <text:p>6.6656971552</text:p>
          </table:table-cell>
          <table:table-cell table:formula="of:=[.B30]/[.AD23]" office:value-type="float" office:value="6.52654963738558" calcext:value-type="float">
            <text:p>6.5265496374</text:p>
          </table:table-cell>
          <table:table-cell table:formula="of:=[.B30]/[.AE23]" office:value-type="float" office:value="6.36257677541087" calcext:value-type="float">
            <text:p>6.3625767754</text:p>
          </table:table-cell>
          <table:table-cell table:formula="of:=[.B30]/[.AF23]" office:value-type="float" office:value="6.2787143616563" calcext:value-type="float">
            <text:p>6.2787143617</text:p>
          </table:table-cell>
          <table:table-cell table:formula="of:=[.B30]/[.AG23]" office:value-type="float" office:value="5.95711094150733" calcext:value-type="float">
            <text:p>5.9571109415</text:p>
          </table:table-cell>
          <table:table-cell table:formula="of:=[.B30]/[.AH23]" office:value-type="float" office:value="5.9290246699075" calcext:value-type="float">
            <text:p>5.9290246699</text:p>
          </table:table-cell>
          <table:table-cell table:formula="of:=[.B30]/[.AI23]" office:value-type="float" office:value="5.51900338981323" calcext:value-type="float">
            <text:p>5.5190033898</text:p>
          </table:table-cell>
          <table:table-cell table:formula="of:=[.B30]/[.AJ23]" office:value-type="float" office:value="5.38896840107558" calcext:value-type="float">
            <text:p>5.3889684011</text:p>
          </table:table-cell>
          <table:table-cell table:formula="of:=[.B30]/[.AK23]" office:value-type="float" office:value="5.27879949335258" calcext:value-type="float">
            <text:p>5.2787994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27]/[.B1]" office:value-type="float" office:value="0.947896852094948" calcext:value-type="float">
            <text:p>0.9478968521</text:p>
          </table:table-cell>
          <table:table-cell table:formula="of:=[.C27]/[.C1]" office:value-type="float" office:value="0.856361792493689" calcext:value-type="float">
            <text:p>0.8563617925</text:p>
          </table:table-cell>
          <table:table-cell table:formula="of:=[.D27]/[.D1]" office:value-type="float" office:value="0.991959934537089" calcext:value-type="float">
            <text:p>0.9919599345</text:p>
          </table:table-cell>
          <table:table-cell table:formula="of:=[.E27]/[.E1]" office:value-type="float" office:value="1.03831327224525" calcext:value-type="float">
            <text:p>1.0383132722</text:p>
          </table:table-cell>
          <table:table-cell table:formula="of:=[.F27]/[.F1]" office:value-type="float" office:value="0.992076001085242" calcext:value-type="float">
            <text:p>0.9920760011</text:p>
          </table:table-cell>
          <table:table-cell table:formula="of:=[.G27]/[.G1]" office:value-type="float" office:value="0.923003390576666" calcext:value-type="float">
            <text:p>0.9230033906</text:p>
          </table:table-cell>
          <table:table-cell table:formula="of:=[.H27]/[.H1]" office:value-type="float" office:value="0.882475901379154" calcext:value-type="float">
            <text:p>0.8824759014</text:p>
          </table:table-cell>
          <table:table-cell table:formula="of:=[.I27]/[.I1]" office:value-type="float" office:value="0.844832114893732" calcext:value-type="float">
            <text:p>0.8448321149</text:p>
          </table:table-cell>
          <table:table-cell table:formula="of:=[.J27]/[.J1]" office:value-type="float" office:value="0.797190572018306" calcext:value-type="float">
            <text:p>0.797190572</text:p>
          </table:table-cell>
          <table:table-cell table:formula="of:=[.K27]/[.K1]" office:value-type="float" office:value="0.73495378992124" calcext:value-type="float">
            <text:p>0.7349537899</text:p>
          </table:table-cell>
          <table:table-cell table:formula="of:=[.L27]/[.L1]" office:value-type="float" office:value="0.686633702053632" calcext:value-type="float">
            <text:p>0.6866337021</text:p>
          </table:table-cell>
          <table:table-cell table:formula="of:=[.M27]/[.M1]" office:value-type="float" office:value="0.638644826171232" calcext:value-type="float">
            <text:p>0.6386448262</text:p>
          </table:table-cell>
          <table:table-cell table:formula="of:=[.N27]/[.N1]" office:value-type="float" office:value="0.605282039159681" calcext:value-type="float">
            <text:p>0.6052820392</text:p>
          </table:table-cell>
          <table:table-cell table:formula="of:=[.O27]/[.O1]" office:value-type="float" office:value="0.546729160076007" calcext:value-type="float">
            <text:p>0.5467291601</text:p>
          </table:table-cell>
          <table:table-cell table:formula="of:=[.P27]/[.P1]" office:value-type="float" office:value="0.525641631251865" calcext:value-type="float">
            <text:p>0.5256416313</text:p>
          </table:table-cell>
          <table:table-cell table:formula="of:=[.Q27]/[.Q1]" office:value-type="float" office:value="0.50031616731892" calcext:value-type="float">
            <text:p>0.5003161673</text:p>
          </table:table-cell>
          <table:table-cell table:formula="of:=[.R27]/[.R1]" office:value-type="float" office:value="0.465901796760572" calcext:value-type="float">
            <text:p>0.4659017968</text:p>
          </table:table-cell>
          <table:table-cell table:formula="of:=[.S27]/[.S1]" office:value-type="float" office:value="0.444131307913524" calcext:value-type="float">
            <text:p>0.4441313079</text:p>
          </table:table-cell>
          <table:table-cell table:formula="of:=[.T27]/[.T1]" office:value-type="float" office:value="0.41544521558952" calcext:value-type="float">
            <text:p>0.4154452156</text:p>
          </table:table-cell>
          <table:table-cell table:formula="of:=[.U27]/[.U1]" office:value-type="float" office:value="0.390279212643187" calcext:value-type="float">
            <text:p>0.3902792126</text:p>
          </table:table-cell>
          <table:table-cell table:formula="of:=[.V27]/[.V1]" office:value-type="float" office:value="0.35881563149432" calcext:value-type="float">
            <text:p>0.3588156315</text:p>
          </table:table-cell>
          <table:table-cell table:formula="of:=[.W27]/[.W1]" office:value-type="float" office:value="0.351460323006622" calcext:value-type="float">
            <text:p>0.351460323</text:p>
          </table:table-cell>
          <table:table-cell table:formula="of:=[.X27]/[.X1]" office:value-type="float" office:value="0.314865103544685" calcext:value-type="float">
            <text:p>0.3148651035</text:p>
          </table:table-cell>
          <table:table-cell table:formula="of:=[.Y27]/[.Y1]" office:value-type="float" office:value="0.309210426739345" calcext:value-type="float">
            <text:p>0.3092104267</text:p>
          </table:table-cell>
          <table:table-cell table:formula="of:=[.Z27]/[.Z1]" office:value-type="float" office:value="0.287179577978458" calcext:value-type="float">
            <text:p>0.287179578</text:p>
          </table:table-cell>
          <table:table-cell table:formula="of:=[.AA27]/[.AA1]" office:value-type="float" office:value="0.272243498118562" calcext:value-type="float">
            <text:p>0.2722434981</text:p>
          </table:table-cell>
          <table:table-cell table:formula="of:=[.AB27]/[.AB1]" office:value-type="float" office:value="0.265750493932726" calcext:value-type="float">
            <text:p>0.2657504939</text:p>
          </table:table-cell>
          <table:table-cell table:formula="of:=[.AC27]/[.AC1]" office:value-type="float" office:value="0.238060612685169" calcext:value-type="float">
            <text:p>0.2380606127</text:p>
          </table:table-cell>
          <table:table-cell table:formula="of:=[.AD27]/[.AD1]" office:value-type="float" office:value="0.225053435771916" calcext:value-type="float">
            <text:p>0.2250534358</text:p>
          </table:table-cell>
          <table:table-cell table:formula="of:=[.AE27]/[.AE1]" office:value-type="float" office:value="0.212085892513696" calcext:value-type="float">
            <text:p>0.2120858925</text:p>
          </table:table-cell>
          <table:table-cell table:formula="of:=[.AF27]/[.AF1]" office:value-type="float" office:value="0.202539172956655" calcext:value-type="float">
            <text:p>0.202539173</text:p>
          </table:table-cell>
          <table:table-cell table:formula="of:=[.AG27]/[.AG1]" office:value-type="float" office:value="0.186159716922104" calcext:value-type="float">
            <text:p>0.1861597169</text:p>
          </table:table-cell>
          <table:table-cell table:formula="of:=[.AH27]/[.AH1]" office:value-type="float" office:value="0.179667414239621" calcext:value-type="float">
            <text:p>0.1796674142</text:p>
          </table:table-cell>
          <table:table-cell table:formula="of:=[.AI27]/[.AI1]" office:value-type="float" office:value="0.162323629112154" calcext:value-type="float">
            <text:p>0.1623236291</text:p>
          </table:table-cell>
          <table:table-cell table:formula="of:=[.AJ27]/[.AJ1]" office:value-type="float" office:value="0.153970525745017" calcext:value-type="float">
            <text:p>0.1539705257</text:p>
          </table:table-cell>
          <table:table-cell table:formula="of:=[.AK27]/[.AK1]" office:value-type="float" office:value="0.146633319259794" calcext:value-type="float">
            <text:p>0.1466333193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2826.25115" calcext:value-type="float">
            <text:p>2826.25115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0:47:43.1469841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01:18.266256060</dc:date>
    <meta:editing-duration>PT27M53S</meta:editing-duration>
    <meta:editing-cycles>6</meta:editing-cycles>
    <meta:generator>LibreOffice/5.1.4.2$Linux_X86_64 LibreOffice_project/10m0$Build-2</meta:generator>
    <meta:document-statistic meta:table-count="1" meta:cell-count="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B1:all.AK2 all.A1:all.A2 all.A9:all.AK9 all.A16:all.AK16 all.A23:all.AK23" chart:data-source-has-labels="both" svg:x="1.471cm" svg:y="0.255cm" svg:width="18.295cm" svg:height="12.267cm">
          <chartooo:coordinate-region svg:x="2.463cm" svg:y="0.454cm" svg:width="17.116cm" svg:height="11.421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16:all.AK16" chart:label-cell-address="all.A16:all.A16" chart:class="chart:line">
            <chart:data-point chart:repeated="36"/>
          </chart:series>
          <chart:series chart:style-name="ch10" chart:values-cell-range-address="all.B23:all.AK23" chart:label-cell-address="all.A23:all.A23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avg</text:p>
                <draw:g>
                  <svg:desc>all.A2:all.A2</svg:desc>
                </draw:g>
              </table:table-cell>
              <table:table-cell office:value-type="float" office:value="3946.9317">
                <text:p>3946.9317</text:p>
                <draw:g>
                  <svg:desc>all.B2:all.AK2</svg:desc>
                </draw:g>
              </table:table-cell>
              <table:table-cell office:value-type="float" office:value="2075.6110476191">
                <text:p>2075.6110476191</text:p>
              </table:table-cell>
              <table:table-cell office:value-type="float" office:value="1478.749">
                <text:p>1478.749</text:p>
              </table:table-cell>
              <table:table-cell office:value-type="float" office:value="1115.0172857143">
                <text:p>1115.0172857143</text:p>
              </table:table-cell>
              <table:table-cell office:value-type="float" office:value="926.4664761905">
                <text:p>926.4664761905</text:p>
              </table:table-cell>
              <table:table-cell office:value-type="float" office:value="786.1506190476">
                <text:p>786.1506190476</text:p>
              </table:table-cell>
              <table:table-cell office:value-type="float" office:value="683.1020952381">
                <text:p>683.1020952381</text:p>
              </table:table-cell>
              <table:table-cell office:value-type="float" office:value="602.9103333333">
                <text:p>602.9103333333</text:p>
              </table:table-cell>
              <table:table-cell office:value-type="float" office:value="546.5090952381">
                <text:p>546.5090952381</text:p>
              </table:table-cell>
              <table:table-cell office:value-type="float" office:value="510.0468095238">
                <text:p>510.0468095238</text:p>
              </table:table-cell>
              <table:table-cell office:value-type="float" office:value="487.9440952381">
                <text:p>487.9440952381</text:p>
              </table:table-cell>
              <table:table-cell office:value-type="float" office:value="458.8526666667">
                <text:p>458.8526666667</text:p>
              </table:table-cell>
              <table:table-cell office:value-type="float" office:value="437.6033809524">
                <text:p>437.6033809524</text:p>
              </table:table-cell>
              <table:table-cell office:value-type="float" office:value="416.5978095238">
                <text:p>416.5978095238</text:p>
              </table:table-cell>
              <table:table-cell office:value-type="float" office:value="399.6705714286">
                <text:p>399.6705714286</text:p>
              </table:table-cell>
              <table:table-cell office:value-type="float" office:value="386.5671904762">
                <text:p>386.5671904762</text:p>
              </table:table-cell>
              <table:table-cell office:value-type="float" office:value="379.1827142857">
                <text:p>379.1827142857</text:p>
              </table:table-cell>
              <table:table-cell office:value-type="float" office:value="371.9817619048">
                <text:p>371.9817619048</text:p>
              </table:table-cell>
              <table:table-cell office:value-type="float" office:value="354.0816190476">
                <text:p>354.0816190476</text:p>
              </table:table-cell>
              <table:table-cell office:value-type="float" office:value="371.3864285714">
                <text:p>371.3864285714</text:p>
              </table:table-cell>
              <table:table-cell office:value-type="float" office:value="336.8736666667">
                <text:p>336.8736666667</text:p>
              </table:table-cell>
              <table:table-cell office:value-type="float" office:value="342.1413333333">
                <text:p>342.1413333333</text:p>
              </table:table-cell>
              <table:table-cell office:value-type="float" office:value="335.6907142857">
                <text:p>335.6907142857</text:p>
              </table:table-cell>
              <table:table-cell office:value-type="float" office:value="344.5124285714">
                <text:p>344.5124285714</text:p>
              </table:table-cell>
              <table:table-cell office:value-type="float" office:value="314.5243333333">
                <text:p>314.5243333333</text:p>
              </table:table-cell>
              <table:table-cell office:value-type="float" office:value="329.6388095238">
                <text:p>329.6388095238</text:p>
              </table:table-cell>
              <table:table-cell office:value-type="float" office:value="330.755047619">
                <text:p>330.755047619</text:p>
              </table:table-cell>
              <table:table-cell office:value-type="float" office:value="314.6493809524">
                <text:p>314.6493809524</text:p>
              </table:table-cell>
              <table:table-cell office:value-type="float" office:value="317.8456190476">
                <text:p>317.8456190476</text:p>
              </table:table-cell>
              <table:table-cell office:value-type="float" office:value="335.1517619048">
                <text:p>335.1517619048</text:p>
              </table:table-cell>
              <table:table-cell office:value-type="float" office:value="302.5281904762">
                <text:p>302.5281904762</text:p>
              </table:table-cell>
              <table:table-cell office:value-type="float" office:value="310.6730952381">
                <text:p>310.6730952381</text:p>
              </table:table-cell>
              <table:table-cell office:value-type="float" office:value="331.9084285714">
                <text:p>331.9084285714</text:p>
              </table:table-cell>
              <table:table-cell office:value-type="float" office:value="314.3418095238">
                <text:p>314.3418095238</text:p>
              </table:table-cell>
              <table:table-cell office:value-type="float" office:value="299.0647619048">
                <text:p>299.0647619048</text:p>
              </table:table-cell>
              <table:table-cell office:value-type="float" office:value="342.4872380952">
                <text:p>342.4872380952</text:p>
              </table:table-cell>
            </table:table-row>
            <table:table-row>
              <table:table-cell office:value-type="string">
                <text:p>cilk1_avg</text:p>
                <draw:g>
                  <svg:desc>all.A9:all.A9</svg:desc>
                </draw:g>
              </table:table-cell>
              <table:table-cell office:value-type="float" office:value="4447.43825">
                <text:p>4447.43825</text:p>
                <draw:g>
                  <svg:desc>all.B9:all.AK9</svg:desc>
                </draw:g>
              </table:table-cell>
              <table:table-cell office:value-type="float" office:value="2237.7362857143">
                <text:p>2237.7362857143</text:p>
              </table:table-cell>
              <table:table-cell office:value-type="float" office:value="1605.1913333333">
                <text:p>1605.1913333333</text:p>
              </table:table-cell>
              <table:table-cell office:value-type="float" office:value="1208.0083333333">
                <text:p>1208.0083333333</text:p>
              </table:table-cell>
              <table:table-cell office:value-type="float" office:value="1019.4760952381">
                <text:p>1019.4760952381</text:p>
              </table:table-cell>
              <table:table-cell office:value-type="float" office:value="860.9372380952">
                <text:p>860.9372380952</text:p>
              </table:table-cell>
              <table:table-cell office:value-type="float" office:value="749.6591428571">
                <text:p>749.6591428571</text:p>
              </table:table-cell>
              <table:table-cell office:value-type="float" office:value="665.8886190476">
                <text:p>665.8886190476</text:p>
              </table:table-cell>
              <table:table-cell office:value-type="float" office:value="593.6542857143">
                <text:p>593.6542857143</text:p>
              </table:table-cell>
              <table:table-cell office:value-type="float" office:value="549.6911904762">
                <text:p>549.6911904762</text:p>
              </table:table-cell>
              <table:table-cell office:value-type="float" office:value="524.080952381">
                <text:p>524.080952381</text:p>
              </table:table-cell>
              <table:table-cell office:value-type="float" office:value="491.9764761905">
                <text:p>491.9764761905</text:p>
              </table:table-cell>
              <table:table-cell office:value-type="float" office:value="485.8716666667">
                <text:p>485.8716666667</text:p>
              </table:table-cell>
              <table:table-cell office:value-type="float" office:value="450.2132857143">
                <text:p>450.2132857143</text:p>
              </table:table-cell>
              <table:table-cell office:value-type="float" office:value="439.4411904762">
                <text:p>439.4411904762</text:p>
              </table:table-cell>
              <table:table-cell office:value-type="float" office:value="427.8784761905">
                <text:p>427.8784761905</text:p>
              </table:table-cell>
              <table:table-cell office:value-type="float" office:value="412.3868571429">
                <text:p>412.3868571429</text:p>
              </table:table-cell>
              <table:table-cell office:value-type="float" office:value="409.3198571429">
                <text:p>409.3198571429</text:p>
              </table:table-cell>
              <table:table-cell office:value-type="float" office:value="381.1566190476">
                <text:p>381.1566190476</text:p>
              </table:table-cell>
              <table:table-cell office:value-type="float" office:value="371.4752380952">
                <text:p>371.4752380952</text:p>
              </table:table-cell>
              <table:table-cell office:value-type="float" office:value="368.9862857143">
                <text:p>368.9862857143</text:p>
              </table:table-cell>
              <table:table-cell office:value-type="float" office:value="369.934">
                <text:p>369.934</text:p>
              </table:table-cell>
              <table:table-cell office:value-type="float" office:value="359.5800952381">
                <text:p>359.5800952381</text:p>
              </table:table-cell>
              <table:table-cell office:value-type="float" office:value="330.772047619">
                <text:p>330.772047619</text:p>
              </table:table-cell>
              <table:table-cell office:value-type="float" office:value="339.1472380952">
                <text:p>339.1472380952</text:p>
              </table:table-cell>
              <table:table-cell office:value-type="float" office:value="332.475">
                <text:p>332.475</text:p>
              </table:table-cell>
              <table:table-cell office:value-type="float" office:value="328.7301904762">
                <text:p>328.7301904762</text:p>
              </table:table-cell>
              <table:table-cell office:value-type="float" office:value="335.502952381">
                <text:p>335.502952381</text:p>
              </table:table-cell>
              <table:table-cell office:value-type="float" office:value="354.2431428571">
                <text:p>354.2431428571</text:p>
              </table:table-cell>
              <table:table-cell office:value-type="float" office:value="339.4327619048">
                <text:p>339.4327619048</text:p>
              </table:table-cell>
              <table:table-cell office:value-type="float" office:value="320.7111904762">
                <text:p>320.7111904762</text:p>
              </table:table-cell>
              <table:table-cell office:value-type="float" office:value="340.1597619048">
                <text:p>340.1597619048</text:p>
              </table:table-cell>
              <table:table-cell office:value-type="float" office:value="318.6224285714">
                <text:p>318.6224285714</text:p>
              </table:table-cell>
              <table:table-cell office:value-type="float" office:value="330.6626190476">
                <text:p>330.6626190476</text:p>
              </table:table-cell>
              <table:table-cell office:value-type="float" office:value="319.3125714286">
                <text:p>319.3125714286</text:p>
              </table:table-cell>
              <table:table-cell office:value-type="float" office:value="319.8023333333">
                <text:p>319.8023333333</text:p>
              </table:table-cell>
            </table:table-row>
            <table:table-row>
              <table:table-cell office:value-type="string">
                <text:p>cilk2_avg</text:p>
                <draw:g>
                  <svg:desc>all.A16:all.A16</svg:desc>
                </draw:g>
              </table:table-cell>
              <table:table-cell office:value-type="float" office:value="3192.5622">
                <text:p>3192.5622</text:p>
                <draw:g>
                  <svg:desc>all.B16:all.AK16</svg:desc>
                </draw:g>
              </table:table-cell>
              <table:table-cell office:value-type="float" office:value="1649.9018095238">
                <text:p>1649.9018095238</text:p>
              </table:table-cell>
              <table:table-cell office:value-type="float" office:value="1199.374">
                <text:p>1199.374</text:p>
              </table:table-cell>
              <table:table-cell office:value-type="float" office:value="904.7693809524">
                <text:p>904.7693809524</text:p>
              </table:table-cell>
              <table:table-cell office:value-type="float" office:value="766.2224761905">
                <text:p>766.2224761905</text:p>
              </table:table-cell>
              <table:table-cell office:value-type="float" office:value="641.2308571429">
                <text:p>641.2308571429</text:p>
              </table:table-cell>
              <table:table-cell office:value-type="float" office:value="550.7771904762">
                <text:p>550.7771904762</text:p>
              </table:table-cell>
              <table:table-cell office:value-type="float" office:value="487.4049047619">
                <text:p>487.4049047619</text:p>
              </table:table-cell>
              <table:table-cell office:value-type="float" office:value="433.1220952381">
                <text:p>433.1220952381</text:p>
              </table:table-cell>
              <table:table-cell office:value-type="float" office:value="411.9172857143">
                <text:p>411.9172857143</text:p>
              </table:table-cell>
              <table:table-cell office:value-type="float" office:value="392.7083333333">
                <text:p>392.7083333333</text:p>
              </table:table-cell>
              <table:table-cell office:value-type="float" office:value="375.716">
                <text:p>375.716</text:p>
              </table:table-cell>
              <table:table-cell office:value-type="float" office:value="364.019952381">
                <text:p>364.019952381</text:p>
              </table:table-cell>
              <table:table-cell office:value-type="float" office:value="350.7358095238">
                <text:p>350.7358095238</text:p>
              </table:table-cell>
              <table:table-cell office:value-type="float" office:value="340.2562380952">
                <text:p>340.2562380952</text:p>
              </table:table-cell>
              <table:table-cell office:value-type="float" office:value="329.5988095238">
                <text:p>329.5988095238</text:p>
              </table:table-cell>
              <table:table-cell office:value-type="float" office:value="316.149">
                <text:p>316.149</text:p>
              </table:table-cell>
              <table:table-cell office:value-type="float" office:value="305.5025238095">
                <text:p>305.5025238095</text:p>
              </table:table-cell>
              <table:table-cell office:value-type="float" office:value="301.5102857143">
                <text:p>301.5102857143</text:p>
              </table:table-cell>
              <table:table-cell office:value-type="float" office:value="303.3174761905">
                <text:p>303.3174761905</text:p>
              </table:table-cell>
              <table:table-cell office:value-type="float" office:value="287.2358095238">
                <text:p>287.2358095238</text:p>
              </table:table-cell>
              <table:table-cell office:value-type="float" office:value="292.9273809524">
                <text:p>292.9273809524</text:p>
              </table:table-cell>
              <table:table-cell office:value-type="float" office:value="300.3284285714">
                <text:p>300.3284285714</text:p>
              </table:table-cell>
              <table:table-cell office:value-type="float" office:value="299.6833809524">
                <text:p>299.6833809524</text:p>
              </table:table-cell>
              <table:table-cell office:value-type="float" office:value="279.186">
                <text:p>279.186</text:p>
              </table:table-cell>
              <table:table-cell office:value-type="float" office:value="289.51">
                <text:p>289.51</text:p>
              </table:table-cell>
              <table:table-cell office:value-type="float" office:value="265.2255714286">
                <text:p>265.2255714286</text:p>
              </table:table-cell>
              <table:table-cell office:value-type="float" office:value="278.1722380952">
                <text:p>278.1722380952</text:p>
              </table:table-cell>
              <table:table-cell office:value-type="float" office:value="262.8724761905">
                <text:p>262.8724761905</text:p>
              </table:table-cell>
              <table:table-cell office:value-type="float" office:value="266.0587142857">
                <text:p>266.0587142857</text:p>
              </table:table-cell>
              <table:table-cell office:value-type="float" office:value="267.7203809524">
                <text:p>267.7203809524</text:p>
              </table:table-cell>
              <table:table-cell office:value-type="float" office:value="277.6154285714">
                <text:p>277.6154285714</text:p>
              </table:table-cell>
              <table:table-cell office:value-type="float" office:value="266.9295714286">
                <text:p>266.9295714286</text:p>
              </table:table-cell>
              <table:table-cell office:value-type="float" office:value="282.1283809524">
                <text:p>282.1283809524</text:p>
              </table:table-cell>
              <table:table-cell office:value-type="float" office:value="268.8687142857">
                <text:p>268.8687142857</text:p>
              </table:table-cell>
              <table:table-cell office:value-type="float" office:value="272.2801904762">
                <text:p>272.2801904762</text:p>
              </table:table-cell>
            </table:table-row>
            <table:table-row>
              <table:table-cell office:value-type="string">
                <text:p>omp_avg</text:p>
                <draw:g>
                  <svg:desc>all.A23:all.A23</svg:desc>
                </draw:g>
              </table:table-cell>
              <table:table-cell office:value-type="float" office:value="2981.602">
                <text:p>2981.602</text:p>
                <draw:g>
                  <svg:desc>all.B23:all.AK23</svg:desc>
                </draw:g>
              </table:table-cell>
              <table:table-cell office:value-type="float" office:value="1650.1501904762">
                <text:p>1650.1501904762</text:p>
              </table:table-cell>
              <table:table-cell office:value-type="float" office:value="949.7195238095">
                <text:p>949.7195238095</text:p>
              </table:table-cell>
              <table:table-cell office:value-type="float" office:value="680.490952381">
                <text:p>680.490952381</text:p>
              </table:table-cell>
              <table:table-cell office:value-type="float" office:value="569.765047619">
                <text:p>569.765047619</text:p>
              </table:table-cell>
              <table:table-cell office:value-type="float" office:value="510.336">
                <text:p>510.336</text:p>
              </table:table-cell>
              <table:table-cell office:value-type="float" office:value="457.5197619048">
                <text:p>457.5197619048</text:p>
              </table:table-cell>
              <table:table-cell office:value-type="float" office:value="418.1675714286">
                <text:p>418.1675714286</text:p>
              </table:table-cell>
              <table:table-cell office:value-type="float" office:value="393.9182380952">
                <text:p>393.9182380952</text:p>
              </table:table-cell>
              <table:table-cell office:value-type="float" office:value="384.5481428571">
                <text:p>384.5481428571</text:p>
              </table:table-cell>
              <table:table-cell office:value-type="float" office:value="374.1906666667">
                <text:p>374.1906666667</text:p>
              </table:table-cell>
              <table:table-cell office:value-type="float" office:value="368.7823333333">
                <text:p>368.7823333333</text:p>
              </table:table-cell>
              <table:table-cell office:value-type="float" office:value="359.1779047619">
                <text:p>359.1779047619</text:p>
              </table:table-cell>
              <table:table-cell office:value-type="float" office:value="369.2414761905">
                <text:p>369.2414761905</text:p>
              </table:table-cell>
              <table:table-cell office:value-type="float" office:value="358.450952381">
                <text:p>358.450952381</text:p>
              </table:table-cell>
              <table:table-cell office:value-type="float" office:value="353.0581428571">
                <text:p>353.0581428571</text:p>
              </table:table-cell>
              <table:table-cell office:value-type="float" office:value="356.835">
                <text:p>356.835</text:p>
              </table:table-cell>
              <table:table-cell office:value-type="float" office:value="353.5304761905">
                <text:p>353.5304761905</text:p>
              </table:table-cell>
              <table:table-cell office:value-type="float" office:value="358.0497619048">
                <text:p>358.0497619048</text:p>
              </table:table-cell>
              <table:table-cell office:value-type="float" office:value="362.0806666667">
                <text:p>362.0806666667</text:p>
              </table:table-cell>
              <table:table-cell office:value-type="float" office:value="375.0767142857">
                <text:p>375.0767142857</text:p>
              </table:table-cell>
              <table:table-cell office:value-type="float" office:value="365.5205238095">
                <text:p>365.5205238095</text:p>
              </table:table-cell>
              <table:table-cell office:value-type="float" office:value="390.2639047619">
                <text:p>390.2639047619</text:p>
              </table:table-cell>
              <table:table-cell office:value-type="float" office:value="380.8424761905">
                <text:p>380.8424761905</text:p>
              </table:table-cell>
              <table:table-cell office:value-type="float" office:value="393.6562857143">
                <text:p>393.6562857143</text:p>
              </table:table-cell>
              <table:table-cell office:value-type="float" office:value="399.2821428571">
                <text:p>399.2821428571</text:p>
              </table:table-cell>
              <table:table-cell office:value-type="float" office:value="393.8881428571">
                <text:p>393.8881428571</text:p>
              </table:table-cell>
              <table:table-cell office:value-type="float" office:value="423.9993333333">
                <text:p>423.9993333333</text:p>
              </table:table-cell>
              <table:table-cell office:value-type="float" office:value="433.0390952381">
                <text:p>433.0390952381</text:p>
              </table:table-cell>
              <table:table-cell office:value-type="float" office:value="444.1991428571">
                <text:p>444.1991428571</text:p>
              </table:table-cell>
              <table:table-cell office:value-type="float" office:value="450.1321428571">
                <text:p>450.1321428571</text:p>
              </table:table-cell>
              <table:table-cell office:value-type="float" office:value="474.4331904762">
                <text:p>474.4331904762</text:p>
              </table:table-cell>
              <table:table-cell office:value-type="float" office:value="476.6806190476">
                <text:p>476.6806190476</text:p>
              </table:table-cell>
              <table:table-cell office:value-type="float" office:value="512.0944761905">
                <text:p>512.0944761905</text:p>
              </table:table-cell>
              <table:table-cell office:value-type="float" office:value="524.4512380952">
                <text:p>524.4512380952</text:p>
              </table:table-cell>
              <table:table-cell office:value-type="float" office:value="535.3965714286">
                <text:p>535.396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B1:all.AK1 all.A6:all.AK6 all.A13:all.AK13 all.A20:all.AK20 all.A27:all.AK27" chart:data-source-has-labels="both" svg:x="0.32cm" svg:y="0.18cm" svg:width="12.561cm" svg:height="8.64cm">
          <chartooo:coordinate-region svg:x="0.941cm" svg:y="0.379cm" svg:width="11.9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20:all.AK20" chart:label-cell-address="all.A20:all.A20" chart:class="chart:line">
            <chart:data-point chart:repeated="36"/>
          </chart:series>
          <chart:series chart:style-name="ch9" chart:values-cell-range-address="all.B27:all.AK27" chart:label-cell-address="all.A27:all.A27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spu</text:p>
                <draw:g>
                  <svg:desc>all.A6:all.A6</svg:desc>
                </draw:g>
              </table:table-cell>
              <table:table-cell office:value-type="float" office:value="0.716062846995807">
                <text:p>0.716062846995807</text:p>
                <draw:g>
                  <svg:desc>all.B6:all.AK6</svg:desc>
                </draw:g>
              </table:table-cell>
              <table:table-cell office:value-type="float" office:value="1.36164776789078">
                <text:p>1.36164776789078</text:p>
              </table:table-cell>
              <table:table-cell office:value-type="float" office:value="1.9112446737073">
                <text:p>1.9112446737073</text:p>
              </table:table-cell>
              <table:table-cell office:value-type="float" office:value="2.53471509922777">
                <text:p>2.53471509922777</text:p>
              </table:table-cell>
              <table:table-cell office:value-type="float" office:value="3.05057033646932">
                <text:p>3.05057033646932</text:p>
              </table:table-cell>
              <table:table-cell office:value-type="float" office:value="3.59505046682266">
                <text:p>3.59505046682266</text:p>
              </table:table-cell>
              <table:table-cell office:value-type="float" office:value="4.13737736965203">
                <text:p>4.13737736965203</text:p>
              </table:table-cell>
              <table:table-cell office:value-type="float" office:value="4.68768072753796">
                <text:p>4.68768072753796</text:p>
              </table:table-cell>
              <table:table-cell office:value-type="float" office:value="5.17146224029204">
                <text:p>5.17146224029204</text:p>
              </table:table-cell>
              <table:table-cell office:value-type="float" office:value="5.54116033514395">
                <text:p>5.54116033514395</text:p>
              </table:table-cell>
              <table:table-cell office:value-type="float" office:value="5.79216180210335">
                <text:p>5.79216180210335</text:p>
              </table:table-cell>
              <table:table-cell office:value-type="float" office:value="6.15938700003878">
                <text:p>6.15938700003878</text:p>
              </table:table-cell>
              <table:table-cell office:value-type="float" office:value="6.45847649496891">
                <text:p>6.45847649496891</text:p>
              </table:table-cell>
              <table:table-cell office:value-type="float" office:value="6.78412388493017">
                <text:p>6.78412388493017</text:p>
              </table:table-cell>
              <table:table-cell office:value-type="float" office:value="7.0714517205951">
                <text:p>7.0714517205951</text:p>
              </table:table-cell>
              <table:table-cell office:value-type="float" office:value="7.31115112619472">
                <text:p>7.31115112619472</text:p>
              </table:table-cell>
              <table:table-cell office:value-type="float" office:value="7.45353372799195">
                <text:p>7.45353372799195</text:p>
              </table:table-cell>
              <table:table-cell office:value-type="float" office:value="7.59782182741344">
                <text:p>7.59782182741344</text:p>
              </table:table-cell>
              <table:table-cell office:value-type="float" office:value="7.98191998105403">
                <text:p>7.98191998105403</text:p>
              </table:table-cell>
              <table:table-cell office:value-type="float" office:value="7.61000115397767">
                <text:p>7.61000115397767</text:p>
              </table:table-cell>
              <table:table-cell office:value-type="float" office:value="8.38964700911535">
                <text:p>8.38964700911535</text:p>
              </table:table-cell>
              <table:table-cell office:value-type="float" office:value="8.26047856441473">
                <text:p>8.26047856441473</text:p>
              </table:table-cell>
              <table:table-cell office:value-type="float" office:value="8.41921158294129">
                <text:p>8.41921158294129</text:p>
              </table:table-cell>
              <table:table-cell office:value-type="float" office:value="8.20362609766998">
                <text:p>8.20362609766998</text:p>
              </table:table-cell>
              <table:table-cell office:value-type="float" office:value="8.98579489875283">
                <text:p>8.98579489875283</text:p>
              </table:table-cell>
              <table:table-cell office:value-type="float" office:value="8.57378157044929">
                <text:p>8.57378157044929</text:p>
              </table:table-cell>
              <table:table-cell office:value-type="float" office:value="8.54484661789829">
                <text:p>8.54484661789829</text:p>
              </table:table-cell>
              <table:table-cell office:value-type="float" office:value="8.98222377379333">
                <text:p>8.98222377379333</text:p>
              </table:table-cell>
              <table:table-cell office:value-type="float" office:value="8.89189902465431">
                <text:p>8.89189902465431</text:p>
              </table:table-cell>
              <table:table-cell office:value-type="float" office:value="8.43275038727917">
                <text:p>8.43275038727917</text:p>
              </table:table-cell>
              <table:table-cell office:value-type="float" office:value="9.34210840170395">
                <text:p>9.34210840170395</text:p>
              </table:table-cell>
              <table:table-cell office:value-type="float" office:value="9.09718669984589">
                <text:p>9.09718669984589</text:p>
              </table:table-cell>
              <table:table-cell office:value-type="float" office:value="8.51515329744637">
                <text:p>8.51515329744637</text:p>
              </table:table-cell>
              <table:table-cell office:value-type="float" office:value="8.99101253594461">
                <text:p>8.99101253594461</text:p>
              </table:table-cell>
              <table:table-cell office:value-type="float" office:value="9.45029809596782">
                <text:p>9.45029809596782</text:p>
              </table:table-cell>
              <table:table-cell office:value-type="float" office:value="8.2521356583056">
                <text:p>8.2521356583056</text:p>
              </table:table-cell>
            </table:table-row>
            <table:table-row>
              <table:table-cell office:value-type="string">
                <text:p>cilk1_spu</text:p>
                <draw:g>
                  <svg:desc>all.A13:all.A13</svg:desc>
                </draw:g>
              </table:table-cell>
              <table:table-cell office:value-type="float" office:value="0.635478446496699">
                <text:p>0.635478446496699</text:p>
                <draw:g>
                  <svg:desc>all.B13:all.AK13</svg:desc>
                </draw:g>
              </table:table-cell>
              <table:table-cell office:value-type="float" office:value="1.26299563002253">
                <text:p>1.26299563002253</text:p>
              </table:table-cell>
              <table:table-cell office:value-type="float" office:value="1.76069424953291">
                <text:p>1.76069424953291</text:p>
              </table:table-cell>
              <table:table-cell office:value-type="float" office:value="2.3395957395438">
                <text:p>2.3395957395438</text:p>
              </table:table-cell>
              <table:table-cell office:value-type="float" office:value="2.77225838173275">
                <text:p>2.77225838173275</text:p>
              </table:table-cell>
              <table:table-cell office:value-type="float" office:value="3.28276095508774">
                <text:p>3.28276095508774</text:p>
              </table:table-cell>
              <table:table-cell office:value-type="float" office:value="3.77004826383974">
                <text:p>3.77004826383974</text:p>
              </table:table-cell>
              <table:table-cell office:value-type="float" office:value="4.24433016146499">
                <text:p>4.24433016146499</text:p>
              </table:table-cell>
              <table:table-cell office:value-type="float" office:value="4.76076938718531">
                <text:p>4.76076938718531</text:p>
              </table:table-cell>
              <table:table-cell office:value-type="float" office:value="5.14152527631306">
                <text:p>5.14152527631306</text:p>
              </table:table-cell>
              <table:table-cell office:value-type="float" office:value="5.39277593883121">
                <text:p>5.39277593883121</text:p>
              </table:table-cell>
              <table:table-cell office:value-type="float" office:value="5.74468757507348">
                <text:p>5.74468757507348</text:p>
              </table:table-cell>
              <table:table-cell office:value-type="float" office:value="5.81686758849176">
                <text:p>5.81686758849176</text:p>
              </table:table-cell>
              <table:table-cell office:value-type="float" office:value="6.2775827361823">
                <text:p>6.2775827361823</text:p>
              </table:table-cell>
              <table:table-cell office:value-type="float" office:value="6.43146616942607">
                <text:p>6.43146616942607</text:p>
              </table:table-cell>
              <table:table-cell office:value-type="float" office:value="6.60526599786641">
                <text:p>6.60526599786641</text:p>
              </table:table-cell>
              <table:table-cell office:value-type="float" office:value="6.85339772848447">
                <text:p>6.85339772848447</text:p>
              </table:table-cell>
              <table:table-cell office:value-type="float" office:value="6.90474967358672">
                <text:p>6.90474967358672</text:p>
              </table:table-cell>
              <table:table-cell office:value-type="float" office:value="7.41493393729324">
                <text:p>7.41493393729324</text:p>
              </table:table-cell>
              <table:table-cell office:value-type="float" office:value="7.60818181177315">
                <text:p>7.60818181177315</text:p>
              </table:table-cell>
              <table:table-cell office:value-type="float" office:value="7.65950188237706">
                <text:p>7.65950188237706</text:p>
              </table:table-cell>
              <table:table-cell office:value-type="float" office:value="7.63987941092195">
                <text:p>7.63987941092195</text:p>
              </table:table-cell>
              <table:table-cell office:value-type="float" office:value="7.85986540252893">
                <text:p>7.85986540252893</text:p>
              </table:table-cell>
              <table:table-cell office:value-type="float" office:value="8.54440745626553">
                <text:p>8.54440745626553</text:p>
              </table:table-cell>
              <table:table-cell office:value-type="float" office:value="8.33340458814723">
                <text:p>8.33340458814723</text:p>
              </table:table-cell>
              <table:table-cell office:value-type="float" office:value="8.50064260470712">
                <text:p>8.50064260470712</text:p>
              </table:table-cell>
              <table:table-cell office:value-type="float" office:value="8.59747973225666">
                <text:p>8.59747973225666</text:p>
              </table:table-cell>
              <table:table-cell office:value-type="float" office:value="8.42392333641966">
                <text:p>8.42392333641966</text:p>
              </table:table-cell>
              <table:table-cell office:value-type="float" office:value="7.97828047483222">
                <text:p>7.97828047483222</text:p>
              </table:table-cell>
              <table:table-cell office:value-type="float" office:value="8.32639470079401">
                <text:p>8.32639470079401</text:p>
              </table:table-cell>
              <table:table-cell office:value-type="float" office:value="8.81244943715095">
                <text:p>8.81244943715095</text:p>
              </table:table-cell>
              <table:table-cell office:value-type="float" office:value="8.30859927162984">
                <text:p>8.30859927162984</text:p>
              </table:table-cell>
              <table:table-cell office:value-type="float" office:value="8.8702203503752">
                <text:p>8.8702203503752</text:p>
              </table:table-cell>
              <table:table-cell office:value-type="float" office:value="8.54723511880595">
                <text:p>8.54723511880595</text:p>
              </table:table-cell>
              <table:table-cell office:value-type="float" office:value="8.85104879321034">
                <text:p>8.85104879321034</text:p>
              </table:table-cell>
              <table:table-cell office:value-type="float" office:value="8.83749383734003">
                <text:p>8.83749383734003</text:p>
              </table:table-cell>
            </table:table-row>
            <table:table-row>
              <table:table-cell office:value-type="string">
                <text:p>cilk2_spu</text:p>
                <draw:g>
                  <svg:desc>all.A20:all.A20</svg:desc>
                </draw:g>
              </table:table-cell>
              <table:table-cell office:value-type="float" office:value="0.885261107833702">
                <text:p>0.885261107833702</text:p>
                <draw:g>
                  <svg:desc>all.B20:all.AK20</svg:desc>
                </draw:g>
              </table:table-cell>
              <table:table-cell office:value-type="float" office:value="1.71298142331011">
                <text:p>1.71298142331011</text:p>
              </table:table-cell>
              <table:table-cell office:value-type="float" office:value="2.35643856711918">
                <text:p>2.35643856711918</text:p>
              </table:table-cell>
              <table:table-cell office:value-type="float" office:value="3.12372545921588">
                <text:p>3.12372545921588</text:p>
              </table:table-cell>
              <table:table-cell office:value-type="float" office:value="3.68855161238748">
                <text:p>3.68855161238748</text:p>
              </table:table-cell>
              <table:table-cell office:value-type="float" office:value="4.40754077648849">
                <text:p>4.40754077648849</text:p>
              </table:table-cell>
              <table:table-cell office:value-type="float" office:value="5.13138742647718">
                <text:p>5.13138742647718</text:p>
              </table:table-cell>
              <table:table-cell office:value-type="float" office:value="5.79856936684016">
                <text:p>5.79856936684016</text:p>
              </table:table-cell>
              <table:table-cell office:value-type="float" office:value="6.52529894242945">
                <text:p>6.52529894242945</text:p>
              </table:table-cell>
              <table:table-cell office:value-type="float" office:value="6.86121036435516">
                <text:p>6.86121036435516</text:p>
              </table:table-cell>
              <table:table-cell office:value-type="float" office:value="7.1968199045099">
                <text:p>7.1968199045099</text:p>
              </table:table-cell>
              <table:table-cell office:value-type="float" office:value="7.52230714156437">
                <text:p>7.52230714156437</text:p>
              </table:table-cell>
              <table:table-cell office:value-type="float" office:value="7.76400065851862">
                <text:p>7.76400065851862</text:p>
              </table:table-cell>
              <table:table-cell office:value-type="float" office:value="8.05806271631417">
                <text:p>8.05806271631417</text:p>
              </table:table-cell>
              <table:table-cell office:value-type="float" office:value="8.30624345293927">
                <text:p>8.30624345293927</text:p>
              </table:table-cell>
              <table:table-cell office:value-type="float" office:value="8.57482208167964">
                <text:p>8.57482208167964</text:p>
              </table:table-cell>
              <table:table-cell office:value-type="float" office:value="8.93961755374839">
                <text:p>8.93961755374839</text:p>
              </table:table-cell>
              <table:table-cell office:value-type="float" office:value="9.25115483419818">
                <text:p>9.25115483419818</text:p>
              </table:table-cell>
              <table:table-cell office:value-type="float" office:value="9.37364754673096">
                <text:p>9.37364754673096</text:p>
              </table:table-cell>
              <table:table-cell office:value-type="float" office:value="9.3177985835045">
                <text:p>9.3177985835045</text:p>
              </table:table-cell>
              <table:table-cell office:value-type="float" office:value="9.83948051145002">
                <text:p>9.83948051145002</text:p>
              </table:table-cell>
              <table:table-cell office:value-type="float" office:value="9.64829965983705">
                <text:p>9.64829965983705</text:p>
              </table:table-cell>
              <table:table-cell office:value-type="float" office:value="9.41053487158672">
                <text:p>9.41053487158672</text:p>
              </table:table-cell>
              <table:table-cell office:value-type="float" office:value="9.43079039290773">
                <text:p>9.43079039290773</text:p>
              </table:table-cell>
              <table:table-cell office:value-type="float" office:value="10.1231836481772">
                <text:p>10.1231836481772</text:p>
              </table:table-cell>
              <table:table-cell office:value-type="float" office:value="9.76218835273393">
                <text:p>9.76218835273393</text:p>
              </table:table-cell>
              <table:table-cell office:value-type="float" office:value="10.6560281302319">
                <text:p>10.6560281302319</text:p>
              </table:table-cell>
              <table:table-cell office:value-type="float" office:value="10.160076251149">
                <text:p>10.160076251149</text:p>
              </table:table-cell>
              <table:table-cell office:value-type="float" office:value="10.7514152525876">
                <text:p>10.7514152525876</text:p>
              </table:table-cell>
              <table:table-cell office:value-type="float" office:value="10.6226595794382">
                <text:p>10.6226595794382</text:p>
              </table:table-cell>
              <table:table-cell office:value-type="float" office:value="10.5567276572137">
                <text:p>10.5567276572137</text:p>
              </table:table-cell>
              <table:table-cell office:value-type="float" office:value="10.1804541791636">
                <text:p>10.1804541791636</text:p>
              </table:table-cell>
              <table:table-cell office:value-type="float" office:value="10.5880031757964">
                <text:p>10.5880031757964</text:p>
              </table:table-cell>
              <table:table-cell office:value-type="float" office:value="10.0176066670756">
                <text:p>10.0176066670756</text:p>
              </table:table-cell>
              <table:table-cell office:value-type="float" office:value="10.5116400675641">
                <text:p>10.5116400675641</text:p>
              </table:table-cell>
              <table:table-cell office:value-type="float" office:value="10.3799367300907">
                <text:p>10.3799367300907</text:p>
              </table:table-cell>
            </table:table-row>
            <table:table-row>
              <table:table-cell office:value-type="string">
                <text:p>omp_spu</text:p>
                <draw:g>
                  <svg:desc>all.A27:all.A27</svg:desc>
                </draw:g>
              </table:table-cell>
              <table:table-cell office:value-type="float" office:value="0.947896852094948">
                <text:p>0.947896852094948</text:p>
                <draw:g>
                  <svg:desc>all.B27:all.AK27</svg:desc>
                </draw:g>
              </table:table-cell>
              <table:table-cell office:value-type="float" office:value="1.71272358498738">
                <text:p>1.71272358498738</text:p>
              </table:table-cell>
              <table:table-cell office:value-type="float" office:value="2.97587980361127">
                <text:p>2.97587980361127</text:p>
              </table:table-cell>
              <table:table-cell office:value-type="float" office:value="4.15325308898098">
                <text:p>4.15325308898098</text:p>
              </table:table-cell>
              <table:table-cell office:value-type="float" office:value="4.96038000542621">
                <text:p>4.96038000542621</text:p>
              </table:table-cell>
              <table:table-cell office:value-type="float" office:value="5.53802034346">
                <text:p>5.53802034346</text:p>
              </table:table-cell>
              <table:table-cell office:value-type="float" office:value="6.17733130965408">
                <text:p>6.17733130965408</text:p>
              </table:table-cell>
              <table:table-cell office:value-type="float" office:value="6.75865691914986">
                <text:p>6.75865691914986</text:p>
              </table:table-cell>
              <table:table-cell office:value-type="float" office:value="7.17471514816475">
                <text:p>7.17471514816475</text:p>
              </table:table-cell>
              <table:table-cell office:value-type="float" office:value="7.3495378992124">
                <text:p>7.3495378992124</text:p>
              </table:table-cell>
              <table:table-cell office:value-type="float" office:value="7.55297072258995">
                <text:p>7.55297072258995</text:p>
              </table:table-cell>
              <table:table-cell office:value-type="float" office:value="7.66373791405478">
                <text:p>7.66373791405478</text:p>
              </table:table-cell>
              <table:table-cell office:value-type="float" office:value="7.86866650907586">
                <text:p>7.86866650907586</text:p>
              </table:table-cell>
              <table:table-cell office:value-type="float" office:value="7.6542082410641">
                <text:p>7.6542082410641</text:p>
              </table:table-cell>
              <table:table-cell office:value-type="float" office:value="7.88462446877797">
                <text:p>7.88462446877797</text:p>
              </table:table-cell>
              <table:table-cell office:value-type="float" office:value="8.00505867710272">
                <text:p>8.00505867710272</text:p>
              </table:table-cell>
              <table:table-cell office:value-type="float" office:value="7.92033054492973">
                <text:p>7.92033054492973</text:p>
              </table:table-cell>
              <table:table-cell office:value-type="float" office:value="7.99436354244344">
                <text:p>7.99436354244344</text:p>
              </table:table-cell>
              <table:table-cell office:value-type="float" office:value="7.89345909620087">
                <text:p>7.89345909620087</text:p>
              </table:table-cell>
              <table:table-cell office:value-type="float" office:value="7.80558425286375">
                <text:p>7.80558425286375</text:p>
              </table:table-cell>
              <table:table-cell office:value-type="float" office:value="7.53512826138072">
                <text:p>7.53512826138072</text:p>
              </table:table-cell>
              <table:table-cell office:value-type="float" office:value="7.73212710614567">
                <text:p>7.73212710614567</text:p>
              </table:table-cell>
              <table:table-cell office:value-type="float" office:value="7.24189738152775">
                <text:p>7.24189738152775</text:p>
              </table:table-cell>
              <table:table-cell office:value-type="float" office:value="7.42105024174428">
                <text:p>7.42105024174428</text:p>
              </table:table-cell>
              <table:table-cell office:value-type="float" office:value="7.17948944946145">
                <text:p>7.17948944946145</text:p>
              </table:table-cell>
              <table:table-cell office:value-type="float" office:value="7.07833095108261">
                <text:p>7.07833095108261</text:p>
              </table:table-cell>
              <table:table-cell office:value-type="float" office:value="7.17526333618361">
                <text:p>7.17526333618361</text:p>
              </table:table-cell>
              <table:table-cell office:value-type="float" office:value="6.66569715518473">
                <text:p>6.66569715518473</text:p>
              </table:table-cell>
              <table:table-cell office:value-type="float" office:value="6.52654963738558">
                <text:p>6.52654963738558</text:p>
              </table:table-cell>
              <table:table-cell office:value-type="float" office:value="6.36257677541087">
                <text:p>6.36257677541087</text:p>
              </table:table-cell>
              <table:table-cell office:value-type="float" office:value="6.2787143616563">
                <text:p>6.2787143616563</text:p>
              </table:table-cell>
              <table:table-cell office:value-type="float" office:value="5.95711094150733">
                <text:p>5.95711094150733</text:p>
              </table:table-cell>
              <table:table-cell office:value-type="float" office:value="5.9290246699075">
                <text:p>5.9290246699075</text:p>
              </table:table-cell>
              <table:table-cell office:value-type="float" office:value="5.51900338981323">
                <text:p>5.51900338981323</text:p>
              </table:table-cell>
              <table:table-cell office:value-type="float" office:value="5.38896840107558">
                <text:p>5.38896840107558</text:p>
              </table:table-cell>
              <table:table-cell office:value-type="float" office:value="5.27879949335258">
                <text:p>5.278799493352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B1:all.AK1 all.A7:all.AK7 all.A14:all.AK14 all.A21:all.AK21 all.A28:all.AK28 all.A32:all.AK32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21:all.AK21" chart:label-cell-address="all.A21:all.A21" chart:class="chart:line">
            <chart:data-point chart:repeated="36"/>
          </chart:series>
          <chart:series chart:style-name="ch9" chart:values-cell-range-address="all.B28:all.AK28" chart:label-cell-address="all.A28:all.A28" chart:class="chart:line">
            <chart:data-point chart:repeated="36"/>
          </chart:series>
          <chart:series chart:style-name="ch10" chart:values-cell-range-address="all.B32:all.AK32" chart:label-cell-address="all.A32:all.A32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eff</text:p>
                <draw:g>
                  <svg:desc>all.A7:all.A7</svg:desc>
                </draw:g>
              </table:table-cell>
              <table:table-cell office:value-type="float" office:value="0.716062846995807">
                <text:p>0.716062846995807</text:p>
                <draw:g>
                  <svg:desc>all.B7:all.AK7</svg:desc>
                </draw:g>
              </table:table-cell>
              <table:table-cell office:value-type="float" office:value="0.680823883945392">
                <text:p>0.680823883945392</text:p>
              </table:table-cell>
              <table:table-cell office:value-type="float" office:value="0.637081557902434">
                <text:p>0.637081557902434</text:p>
              </table:table-cell>
              <table:table-cell office:value-type="float" office:value="0.633678774806942">
                <text:p>0.633678774806942</text:p>
              </table:table-cell>
              <table:table-cell office:value-type="float" office:value="0.610114067293864">
                <text:p>0.610114067293864</text:p>
              </table:table-cell>
              <table:table-cell office:value-type="float" office:value="0.599175077803777">
                <text:p>0.599175077803777</text:p>
              </table:table-cell>
              <table:table-cell office:value-type="float" office:value="0.59105390995029">
                <text:p>0.59105390995029</text:p>
              </table:table-cell>
              <table:table-cell office:value-type="float" office:value="0.585960090942246">
                <text:p>0.585960090942246</text:p>
              </table:table-cell>
              <table:table-cell office:value-type="float" office:value="0.574606915588004">
                <text:p>0.574606915588004</text:p>
              </table:table-cell>
              <table:table-cell office:value-type="float" office:value="0.554116033514395">
                <text:p>0.554116033514395</text:p>
              </table:table-cell>
              <table:table-cell office:value-type="float" office:value="0.526560163827577">
                <text:p>0.526560163827577</text:p>
              </table:table-cell>
              <table:table-cell office:value-type="float" office:value="0.513282250003232">
                <text:p>0.513282250003232</text:p>
              </table:table-cell>
              <table:table-cell office:value-type="float" office:value="0.496805884228378">
                <text:p>0.496805884228378</text:p>
              </table:table-cell>
              <table:table-cell office:value-type="float" office:value="0.484580277495012">
                <text:p>0.484580277495012</text:p>
              </table:table-cell>
              <table:table-cell office:value-type="float" office:value="0.47143011470634">
                <text:p>0.47143011470634</text:p>
              </table:table-cell>
              <table:table-cell office:value-type="float" office:value="0.45694694538717">
                <text:p>0.45694694538717</text:p>
              </table:table-cell>
              <table:table-cell office:value-type="float" office:value="0.438443160470115">
                <text:p>0.438443160470115</text:p>
              </table:table-cell>
              <table:table-cell office:value-type="float" office:value="0.42210121263408">
                <text:p>0.42210121263408</text:p>
              </table:table-cell>
              <table:table-cell office:value-type="float" office:value="0.420101051634423">
                <text:p>0.420101051634423</text:p>
              </table:table-cell>
              <table:table-cell office:value-type="float" office:value="0.380500057698884">
                <text:p>0.380500057698884</text:p>
              </table:table-cell>
              <table:table-cell office:value-type="float" office:value="0.399507000434064">
                <text:p>0.399507000434064</text:p>
              </table:table-cell>
              <table:table-cell office:value-type="float" office:value="0.375476298382488">
                <text:p>0.375476298382488</text:p>
              </table:table-cell>
              <table:table-cell office:value-type="float" office:value="0.366052677519186">
                <text:p>0.366052677519186</text:p>
              </table:table-cell>
              <table:table-cell office:value-type="float" office:value="0.341817754069582">
                <text:p>0.341817754069582</text:p>
              </table:table-cell>
              <table:table-cell office:value-type="float" office:value="0.359431795950113">
                <text:p>0.359431795950113</text:p>
              </table:table-cell>
              <table:table-cell office:value-type="float" office:value="0.329760829632665">
                <text:p>0.329760829632665</text:p>
              </table:table-cell>
              <table:table-cell office:value-type="float" office:value="0.3164758006629">
                <text:p>0.3164758006629</text:p>
              </table:table-cell>
              <table:table-cell office:value-type="float" office:value="0.320793706206904">
                <text:p>0.320793706206904</text:p>
              </table:table-cell>
              <table:table-cell office:value-type="float" office:value="0.3066172077467">
                <text:p>0.3066172077467</text:p>
              </table:table-cell>
              <table:table-cell office:value-type="float" office:value="0.281091679575972">
                <text:p>0.281091679575972</text:p>
              </table:table-cell>
              <table:table-cell office:value-type="float" office:value="0.301358335538837">
                <text:p>0.301358335538837</text:p>
              </table:table-cell>
              <table:table-cell office:value-type="float" office:value="0.284287084370184">
                <text:p>0.284287084370184</text:p>
              </table:table-cell>
              <table:table-cell office:value-type="float" office:value="0.258034948407466">
                <text:p>0.258034948407466</text:p>
              </table:table-cell>
              <table:table-cell office:value-type="float" office:value="0.264441545174842">
                <text:p>0.264441545174842</text:p>
              </table:table-cell>
              <table:table-cell office:value-type="float" office:value="0.270008517027652">
                <text:p>0.270008517027652</text:p>
              </table:table-cell>
              <table:table-cell office:value-type="float" office:value="0.229225990508489">
                <text:p>0.229225990508489</text:p>
              </table:table-cell>
            </table:table-row>
            <table:table-row>
              <table:table-cell office:value-type="string">
                <text:p>cilk1_eff</text:p>
                <draw:g>
                  <svg:desc>all.A14:all.A14</svg:desc>
                </draw:g>
              </table:table-cell>
              <table:table-cell office:value-type="float" office:value="0.635478446496699">
                <text:p>0.635478446496699</text:p>
                <draw:g>
                  <svg:desc>all.B14:all.AK14</svg:desc>
                </draw:g>
              </table:table-cell>
              <table:table-cell office:value-type="float" office:value="0.631497815011263">
                <text:p>0.631497815011263</text:p>
              </table:table-cell>
              <table:table-cell office:value-type="float" office:value="0.586898083177635">
                <text:p>0.586898083177635</text:p>
              </table:table-cell>
              <table:table-cell office:value-type="float" office:value="0.584898934885951">
                <text:p>0.584898934885951</text:p>
              </table:table-cell>
              <table:table-cell office:value-type="float" office:value="0.55445167634655">
                <text:p>0.55445167634655</text:p>
              </table:table-cell>
              <table:table-cell office:value-type="float" office:value="0.547126825847957">
                <text:p>0.547126825847957</text:p>
              </table:table-cell>
              <table:table-cell office:value-type="float" office:value="0.538578323405678">
                <text:p>0.538578323405678</text:p>
              </table:table-cell>
              <table:table-cell office:value-type="float" office:value="0.530541270183124">
                <text:p>0.530541270183124</text:p>
              </table:table-cell>
              <table:table-cell office:value-type="float" office:value="0.528974376353923">
                <text:p>0.528974376353923</text:p>
              </table:table-cell>
              <table:table-cell office:value-type="float" office:value="0.514152527631306">
                <text:p>0.514152527631306</text:p>
              </table:table-cell>
              <table:table-cell office:value-type="float" office:value="0.490252358075564">
                <text:p>0.490252358075564</text:p>
              </table:table-cell>
              <table:table-cell office:value-type="float" office:value="0.478723964589457">
                <text:p>0.478723964589457</text:p>
              </table:table-cell>
              <table:table-cell office:value-type="float" office:value="0.447451352960905">
                <text:p>0.447451352960905</text:p>
              </table:table-cell>
              <table:table-cell office:value-type="float" office:value="0.448398766870164">
                <text:p>0.448398766870164</text:p>
              </table:table-cell>
              <table:table-cell office:value-type="float" office:value="0.428764411295072">
                <text:p>0.428764411295072</text:p>
              </table:table-cell>
              <table:table-cell office:value-type="float" office:value="0.41282912486665">
                <text:p>0.41282912486665</text:p>
              </table:table-cell>
              <table:table-cell office:value-type="float" office:value="0.403141042852028">
                <text:p>0.403141042852028</text:p>
              </table:table-cell>
              <table:table-cell office:value-type="float" office:value="0.383597204088151">
                <text:p>0.383597204088151</text:p>
              </table:table-cell>
              <table:table-cell office:value-type="float" office:value="0.390259680910171">
                <text:p>0.390259680910171</text:p>
              </table:table-cell>
              <table:table-cell office:value-type="float" office:value="0.380409090588657">
                <text:p>0.380409090588657</text:p>
              </table:table-cell>
              <table:table-cell office:value-type="float" office:value="0.364738184875098">
                <text:p>0.364738184875098</text:p>
              </table:table-cell>
              <table:table-cell office:value-type="float" office:value="0.347267245950998">
                <text:p>0.347267245950998</text:p>
              </table:table-cell>
              <table:table-cell office:value-type="float" office:value="0.341733278370823">
                <text:p>0.341733278370823</text:p>
              </table:table-cell>
              <table:table-cell office:value-type="float" office:value="0.356016977344397">
                <text:p>0.356016977344397</text:p>
              </table:table-cell>
              <table:table-cell office:value-type="float" office:value="0.333336183525889">
                <text:p>0.333336183525889</text:p>
              </table:table-cell>
              <table:table-cell office:value-type="float" office:value="0.326947792488735">
                <text:p>0.326947792488735</text:p>
              </table:table-cell>
              <table:table-cell office:value-type="float" office:value="0.318425175268765">
                <text:p>0.318425175268765</text:p>
              </table:table-cell>
              <table:table-cell office:value-type="float" office:value="0.300854404872131">
                <text:p>0.300854404872131</text:p>
              </table:table-cell>
              <table:table-cell office:value-type="float" office:value="0.2751131198218">
                <text:p>0.2751131198218</text:p>
              </table:table-cell>
              <table:table-cell office:value-type="float" office:value="0.277546490026467">
                <text:p>0.277546490026467</text:p>
              </table:table-cell>
              <table:table-cell office:value-type="float" office:value="0.28427256248874">
                <text:p>0.28427256248874</text:p>
              </table:table-cell>
              <table:table-cell office:value-type="float" office:value="0.259643727238432">
                <text:p>0.259643727238432</text:p>
              </table:table-cell>
              <table:table-cell office:value-type="float" office:value="0.268794556071976">
                <text:p>0.268794556071976</text:p>
              </table:table-cell>
              <table:table-cell office:value-type="float" office:value="0.251389268200175">
                <text:p>0.251389268200175</text:p>
              </table:table-cell>
              <table:table-cell office:value-type="float" office:value="0.252887108377438">
                <text:p>0.252887108377438</text:p>
              </table:table-cell>
              <table:table-cell office:value-type="float" office:value="0.245485939926112">
                <text:p>0.245485939926112</text:p>
              </table:table-cell>
            </table:table-row>
            <table:table-row>
              <table:table-cell office:value-type="string">
                <text:p>cilk2_eff</text:p>
                <draw:g>
                  <svg:desc>all.A21:all.A21</svg:desc>
                </draw:g>
              </table:table-cell>
              <table:table-cell office:value-type="float" office:value="0.885261107833702">
                <text:p>0.885261107833702</text:p>
                <draw:g>
                  <svg:desc>all.B21:all.AK21</svg:desc>
                </draw:g>
              </table:table-cell>
              <table:table-cell office:value-type="float" office:value="0.856490711655053">
                <text:p>0.856490711655053</text:p>
              </table:table-cell>
              <table:table-cell office:value-type="float" office:value="0.78547952237306">
                <text:p>0.78547952237306</text:p>
              </table:table-cell>
              <table:table-cell office:value-type="float" office:value="0.780931364803969">
                <text:p>0.780931364803969</text:p>
              </table:table-cell>
              <table:table-cell office:value-type="float" office:value="0.737710322477497">
                <text:p>0.737710322477497</text:p>
              </table:table-cell>
              <table:table-cell office:value-type="float" office:value="0.734590129414749">
                <text:p>0.734590129414749</text:p>
              </table:table-cell>
              <table:table-cell office:value-type="float" office:value="0.733055346639597">
                <text:p>0.733055346639597</text:p>
              </table:table-cell>
              <table:table-cell office:value-type="float" office:value="0.72482117085502">
                <text:p>0.72482117085502</text:p>
              </table:table-cell>
              <table:table-cell office:value-type="float" office:value="0.725033215825494">
                <text:p>0.725033215825494</text:p>
              </table:table-cell>
              <table:table-cell office:value-type="float" office:value="0.686121036435516">
                <text:p>0.686121036435516</text:p>
              </table:table-cell>
              <table:table-cell office:value-type="float" office:value="0.654256354955445">
                <text:p>0.654256354955445</text:p>
              </table:table-cell>
              <table:table-cell office:value-type="float" office:value="0.626858928463698">
                <text:p>0.626858928463698</text:p>
              </table:table-cell>
              <table:table-cell office:value-type="float" office:value="0.597230819886048">
                <text:p>0.597230819886048</text:p>
              </table:table-cell>
              <table:table-cell office:value-type="float" office:value="0.575575908308155">
                <text:p>0.575575908308155</text:p>
              </table:table-cell>
              <table:table-cell office:value-type="float" office:value="0.553749563529285">
                <text:p>0.553749563529285</text:p>
              </table:table-cell>
              <table:table-cell office:value-type="float" office:value="0.535926380104977">
                <text:p>0.535926380104977</text:p>
              </table:table-cell>
              <table:table-cell office:value-type="float" office:value="0.525859856102847">
                <text:p>0.525859856102847</text:p>
              </table:table-cell>
              <table:table-cell office:value-type="float" office:value="0.513953046344343">
                <text:p>0.513953046344343</text:p>
              </table:table-cell>
              <table:table-cell office:value-type="float" office:value="0.493349870880577">
                <text:p>0.493349870880577</text:p>
              </table:table-cell>
              <table:table-cell office:value-type="float" office:value="0.465889929175225">
                <text:p>0.465889929175225</text:p>
              </table:table-cell>
              <table:table-cell office:value-type="float" office:value="0.468546691021429">
                <text:p>0.468546691021429</text:p>
              </table:table-cell>
              <table:table-cell office:value-type="float" office:value="0.438559075447139">
                <text:p>0.438559075447139</text:p>
              </table:table-cell>
              <table:table-cell office:value-type="float" office:value="0.409153690068988">
                <text:p>0.409153690068988</text:p>
              </table:table-cell>
              <table:table-cell office:value-type="float" office:value="0.392949599704489">
                <text:p>0.392949599704489</text:p>
              </table:table-cell>
              <table:table-cell office:value-type="float" office:value="0.404927345927088">
                <text:p>0.404927345927088</text:p>
              </table:table-cell>
              <table:table-cell office:value-type="float" office:value="0.375468782797459">
                <text:p>0.375468782797459</text:p>
              </table:table-cell>
              <table:table-cell office:value-type="float" office:value="0.394667708527109">
                <text:p>0.394667708527109</text:p>
              </table:table-cell>
              <table:table-cell office:value-type="float" office:value="0.362859866112463">
                <text:p>0.362859866112463</text:p>
              </table:table-cell>
              <table:table-cell office:value-type="float" office:value="0.370738456985778">
                <text:p>0.370738456985778</text:p>
              </table:table-cell>
              <table:table-cell office:value-type="float" office:value="0.35408865264794">
                <text:p>0.35408865264794</text:p>
              </table:table-cell>
              <table:table-cell office:value-type="float" office:value="0.340539601845605">
                <text:p>0.340539601845605</text:p>
              </table:table-cell>
              <table:table-cell office:value-type="float" office:value="0.318139193098862">
                <text:p>0.318139193098862</text:p>
              </table:table-cell>
              <table:table-cell office:value-type="float" office:value="0.320848581084741">
                <text:p>0.320848581084741</text:p>
              </table:table-cell>
              <table:table-cell office:value-type="float" office:value="0.294635490208105">
                <text:p>0.294635490208105</text:p>
              </table:table-cell>
              <table:table-cell office:value-type="float" office:value="0.300332573358973">
                <text:p>0.300332573358973</text:p>
              </table:table-cell>
              <table:table-cell office:value-type="float" office:value="0.288331575835853">
                <text:p>0.288331575835853</text:p>
              </table:table-cell>
            </table:table-row>
            <table:table-row>
              <table:table-cell office:value-type="string">
                <text:p>omp_eff</text:p>
                <draw:g>
                  <svg:desc>all.A28:all.A28</svg:desc>
                </draw:g>
              </table:table-cell>
              <table:table-cell office:value-type="float" office:value="0.947896852094948">
                <text:p>0.947896852094948</text:p>
                <draw:g>
                  <svg:desc>all.B28:all.AK28</svg:desc>
                </draw:g>
              </table:table-cell>
              <table:table-cell office:value-type="float" office:value="0.856361792493689">
                <text:p>0.856361792493689</text:p>
              </table:table-cell>
              <table:table-cell office:value-type="float" office:value="0.991959934537089">
                <text:p>0.991959934537089</text:p>
              </table:table-cell>
              <table:table-cell office:value-type="float" office:value="1.03831327224525">
                <text:p>1.03831327224525</text:p>
              </table:table-cell>
              <table:table-cell office:value-type="float" office:value="0.992076001085242">
                <text:p>0.992076001085242</text:p>
              </table:table-cell>
              <table:table-cell office:value-type="float" office:value="0.923003390576666">
                <text:p>0.923003390576666</text:p>
              </table:table-cell>
              <table:table-cell office:value-type="float" office:value="0.882475901379154">
                <text:p>0.882475901379154</text:p>
              </table:table-cell>
              <table:table-cell office:value-type="float" office:value="0.844832114893732">
                <text:p>0.844832114893732</text:p>
              </table:table-cell>
              <table:table-cell office:value-type="float" office:value="0.797190572018306">
                <text:p>0.797190572018306</text:p>
              </table:table-cell>
              <table:table-cell office:value-type="float" office:value="0.73495378992124">
                <text:p>0.73495378992124</text:p>
              </table:table-cell>
              <table:table-cell office:value-type="float" office:value="0.686633702053632">
                <text:p>0.686633702053632</text:p>
              </table:table-cell>
              <table:table-cell office:value-type="float" office:value="0.638644826171232">
                <text:p>0.638644826171232</text:p>
              </table:table-cell>
              <table:table-cell office:value-type="float" office:value="0.605282039159681">
                <text:p>0.605282039159681</text:p>
              </table:table-cell>
              <table:table-cell office:value-type="float" office:value="0.546729160076007">
                <text:p>0.546729160076007</text:p>
              </table:table-cell>
              <table:table-cell office:value-type="float" office:value="0.525641631251865">
                <text:p>0.525641631251865</text:p>
              </table:table-cell>
              <table:table-cell office:value-type="float" office:value="0.50031616731892">
                <text:p>0.50031616731892</text:p>
              </table:table-cell>
              <table:table-cell office:value-type="float" office:value="0.465901796760572">
                <text:p>0.465901796760572</text:p>
              </table:table-cell>
              <table:table-cell office:value-type="float" office:value="0.444131307913524">
                <text:p>0.444131307913524</text:p>
              </table:table-cell>
              <table:table-cell office:value-type="float" office:value="0.41544521558952">
                <text:p>0.41544521558952</text:p>
              </table:table-cell>
              <table:table-cell office:value-type="float" office:value="0.390279212643187">
                <text:p>0.390279212643187</text:p>
              </table:table-cell>
              <table:table-cell office:value-type="float" office:value="0.35881563149432">
                <text:p>0.35881563149432</text:p>
              </table:table-cell>
              <table:table-cell office:value-type="float" office:value="0.351460323006622">
                <text:p>0.351460323006622</text:p>
              </table:table-cell>
              <table:table-cell office:value-type="float" office:value="0.314865103544685">
                <text:p>0.314865103544685</text:p>
              </table:table-cell>
              <table:table-cell office:value-type="float" office:value="0.309210426739345">
                <text:p>0.309210426739345</text:p>
              </table:table-cell>
              <table:table-cell office:value-type="float" office:value="0.287179577978458">
                <text:p>0.287179577978458</text:p>
              </table:table-cell>
              <table:table-cell office:value-type="float" office:value="0.272243498118562">
                <text:p>0.272243498118562</text:p>
              </table:table-cell>
              <table:table-cell office:value-type="float" office:value="0.265750493932726">
                <text:p>0.265750493932726</text:p>
              </table:table-cell>
              <table:table-cell office:value-type="float" office:value="0.238060612685169">
                <text:p>0.238060612685169</text:p>
              </table:table-cell>
              <table:table-cell office:value-type="float" office:value="0.225053435771916">
                <text:p>0.225053435771916</text:p>
              </table:table-cell>
              <table:table-cell office:value-type="float" office:value="0.212085892513696">
                <text:p>0.212085892513696</text:p>
              </table:table-cell>
              <table:table-cell office:value-type="float" office:value="0.202539172956655">
                <text:p>0.202539172956655</text:p>
              </table:table-cell>
              <table:table-cell office:value-type="float" office:value="0.186159716922104">
                <text:p>0.186159716922104</text:p>
              </table:table-cell>
              <table:table-cell office:value-type="float" office:value="0.179667414239621">
                <text:p>0.179667414239621</text:p>
              </table:table-cell>
              <table:table-cell office:value-type="float" office:value="0.162323629112154">
                <text:p>0.162323629112154</text:p>
              </table:table-cell>
              <table:table-cell office:value-type="float" office:value="0.153970525745017">
                <text:p>0.153970525745017</text:p>
              </table:table-cell>
              <table:table-cell office:value-type="float" office:value="0.146633319259794">
                <text:p>0.146633319259794</text:p>
              </table:table-cell>
            </table:table-row>
            <table:table-row>
              <table:table-cell office:value-type="string">
                <text:p>linear</text:p>
                <draw:g>
                  <svg:desc>all.A32:all.A32</svg:desc>
                </draw:g>
              </table:table-cell>
              <table:table-cell office:value-type="float" office:value="1">
                <text:p>1</text:p>
                <draw:g>
                  <svg:desc>all.B32:all.AK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